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4535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625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1.5575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6543in"/>
    </style:style>
    <style:style style:name="co24" style:family="table-column">
      <style:table-column-properties fo:break-before="auto" style:column-width="0.2035in"/>
    </style:style>
    <style:style style:name="co25" style:family="table-column">
      <style:table-column-properties fo:break-before="auto" style:column-width="1.2362in"/>
    </style:style>
    <style:style style:name="co26" style:family="table-column">
      <style:table-column-properties fo:break-before="auto" style:column-width="0.6681in"/>
    </style:style>
    <style:style style:name="co27" style:family="table-column">
      <style:table-column-properties fo:break-before="auto" style:column-width="0.5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8" table:default-cell-style-name="ce35"/>
        <table:table-column table:style-name="co13" table:default-cell-style-name="ce35"/>
        <table:table-column table:style-name="co6" table:default-cell-style-name="ce35"/>
        <table:table-column table:style-name="co14" table:default-cell-style-name="ce35"/>
        <table:table-column table:style-name="co15" table:default-cell-style-name="ce123"/>
        <table:table-column table:style-name="co7" table:default-cell-style-name="ce23"/>
        <table:table-column table:style-name="co10" table:default-cell-style-name="ce132"/>
        <table:table-column table:style-name="co16" table:default-cell-style-name="ce147"/>
        <table:table-column table:style-name="co17" table:default-cell-style-name="ce153"/>
        <table:table-column table:style-name="co12" table:default-cell-style-name="ce161"/>
        <table:table-column table:style-name="co14" table:default-cell-style-name="ce108"/>
        <table:table-column table:style-name="co15" table:default-cell-style-name="ce127"/>
        <table:table-column table:style-name="co18" table:default-cell-style-name="ce139"/>
        <table:table-column table:style-name="co19" table:default-cell-style-name="ce143"/>
        <table:table-column table:style-name="co20" table:default-cell-style-name="ce89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2" table:number-columns-repeated="34" table:default-cell-style-name="ce35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Stride</text:p>
            <text:p>Size</text:p>
          </table:table-cell>
          <table:table-cell table:style-name="ce1" office:value-type="string" calcext:value-type="string">
            <text:p>Num</text:p>
            <text:p>Strides</text:p>
          </table:table-cell>
          <table:table-cell table:style-name="ce1" office:value-type="string" calcext:value-type="string">
            <text:p>length_</text:p>
            <text:p>divider</text:p>
          </table:table-cell>
          <table:table-cell table:style-name="ce1" office:value-type="string" calcext:value-type="string">
            <text:p>Double</text:p>
            <text:p>Step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</text:p>
            <text:p>Gpus</text:p>
          </table:table-cell>
          <table:table-cell table:style-name="ce1" office:value-type="string" calcext:value-type="string">
            <text:p>Mini</text:p>
            <text:p>Batch</text:p>
          </table:table-cell>
          <table:table-cell table:style-name="ce1" office:value-type="string" calcext:value-type="string">
            <text:p>Time </text:p>
            <text:p>Taken</text:p>
          </table:table-cell>
          <table:table-cell table:style-name="ce39" office:value-type="string" calcext:value-type="string">
            <text:p>Disagree</text:p>
            <text:p>F1</text:p>
          </table:table-cell>
          <table:table-cell table:style-name="ce21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Stance F1</text:span></text:p>
            <text:p><text:span text:style-name="T1">excl empty</text:span></text:p>
          </table:table-cell>
          <table:table-cell table:style-name="ce46" office:value-type="string" calcext:value-type="string">
            <text:p><text:span text:style-name="T1">W. avg F1</text:span></text:p>
            <text:p>excl empty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W. Avg</text:p>
          </table:table-cell>
          <table:table-cell table:style-name="ce81" office:value-type="string" calcext:value-type="string">
            <text:p>SRQ F1</text:p>
          </table:table-cell>
          <table:table-cell table:style-name="ce87" office:value-type="string" calcext:value-type="string">
            <text:p>SRQ F1</text:p>
            <text:p>Trained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2m</text:p>
          </table:table-cell>
          <table:table-cell table:style-name="ce32" table:formula="of:=[$Results_01_08.E9]" office:value-type="float" office:value="0.2969" calcext:value-type="float">
            <text:p>0.2969</text:p>
          </table:table-cell>
          <table:table-cell table:style-name="ce22" table:formula="of:=[$Results_01_08.E14]" office:value-type="float" office:value="0.5581" calcext:value-type="float">
            <text:p>0.5581</text:p>
          </table:table-cell>
          <table:table-cell table:style-name="ce34" table:formula="of:=[$Results_01_08.E15]" office:value-type="float" office:value="0.51391" calcext:value-type="float">
            <text:p>0.5139</text:p>
          </table:table-cell>
          <table:table-cell table:style-name="ce47" table:formula="of:=[$Results_01_08.E16]" office:value-type="float" office:value="0.747182089552239" calcext:value-type="float">
            <text:p>0.7472</text:p>
          </table:table-cell>
          <table:table-cell table:style-name="ce37" table:formula="of:=[$Results_01_08.E17]" office:value-type="percentage" office:value="0.8418" calcext:value-type="percentage">
            <text:p>84.2%</text:p>
          </table:table-cell>
          <table:table-cell table:style-name="ce53" table:formula="of:=[$Results_01_08.E22]" office:value-type="float" office:value="0.6009" calcext:value-type="float">
            <text:p>0.6009</text:p>
          </table:table-cell>
          <table:table-cell table:style-name="ce107" table:formula="of:=[$Results_01_08.E23]" office:value-type="percentage" office:value="0.7432" calcext:value-type="percentage">
            <text:p>74.3%</text:p>
          </table:table-cell>
          <table:table-cell table:formula="of:=2*[.S2]*[.V2]/([.S2]+[.V2])" office:value-type="float" office:value="0.554011031476216" calcext:value-type="float">
            <text:p>0.5540</text:p>
          </table:table-cell>
          <table:table-cell table:formula="of:=2*[.T2]*[.V2]/([.T2]+[.V2])" office:value-type="float" office:value="0.666104417663569" calcext:value-type="float">
            <text:p>0.6661</text:p>
          </table:table-cell>
          <table:table-cell office:value-type="float" office:value="0.367" calcext:value-type="float">
            <text:p>0.3670</text:p>
          </table:table-cell>
          <table:table-cell office:value-type="float" office:value="0.4124" calcext:value-type="float">
            <text:p>0.4124</text:p>
          </table:table-cell>
          <table:table-cell table:style-name="ce93" office:value-type="string" calcext:value-type="string" table:number-columns-spanned="1" table:number-rows-spanned="4">
            <text:p>Weights are 10x for</text:p>
            <text:p><text:span text:style-name="T1">deny, disagree</text:span></text:p>
            <text:p><text:span text:style-name="T1">Forgot dropout</text:span></text:p>
          </table:table-cell>
          <table:table-cell/>
          <table:table-cell table:style-name="ce95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53m</text:p>
          </table:table-cell>
          <table:table-cell table:style-name="ce32" table:formula="of:=[$Results_01_08.K9]" office:value-type="float" office:value="0.2857" calcext:value-type="float">
            <text:p>0.2857</text:p>
          </table:table-cell>
          <table:table-cell table:style-name="ce22" table:formula="of:=[$Results_01_08.K14]" office:value-type="float" office:value="0.524063636363636" calcext:value-type="float">
            <text:p>0.5241</text:p>
          </table:table-cell>
          <table:table-cell table:style-name="ce34" table:formula="of:=[$Results_01_08.K15]" office:value-type="float" office:value="0.47647" calcext:value-type="float">
            <text:p>0.4765</text:p>
          </table:table-cell>
          <table:table-cell table:style-name="ce47" table:formula="of:=[$Results_01_08.K16]" office:value-type="float" office:value="0.725707592472421" calcext:value-type="float">
            <text:p>0.7257</text:p>
          </table:table-cell>
          <table:table-cell table:style-name="ce37" table:formula="of:=[$Results_01_08.K17]" office:value-type="percentage" office:value="0.8306" calcext:value-type="percentage">
            <text:p>83.1%</text:p>
          </table:table-cell>
          <table:table-cell table:style-name="ce53" table:formula="of:=[$Results_01_08.K22]" office:value-type="float" office:value="0.5966" calcext:value-type="float">
            <text:p>0.5966</text:p>
          </table:table-cell>
          <table:table-cell table:style-name="ce107" table:formula="of:=[$Results_01_08.K23]" office:value-type="percentage" office:value="0.7225" calcext:value-type="percentage">
            <text:p>72.3%</text:p>
          </table:table-cell>
          <table:table-cell table:formula="of:=2*[.S3]*[.V3]/([.S3]+[.V3])" office:value-type="float" office:value="0.529810733689321" calcext:value-type="float">
            <text:p>0.5298</text:p>
          </table:table-cell>
          <table:table-cell table:formula="of:=2*[.T3]*[.V3]/([.T3]+[.V3])" office:value-type="float" office:value="0.654850886637522" calcext:value-type="float">
            <text:p>0.6549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3" calcext:value-type="float">
            <text:p>0.4300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7m</text:p>
          </table:table-cell>
          <table:table-cell table:style-name="ce32" table:formula="of:=[$Results_01_08.Q9]" office:value-type="float" office:value="0.2949" calcext:value-type="float">
            <text:p>0.2949</text:p>
          </table:table-cell>
          <table:table-cell table:style-name="ce22" table:formula="of:=[$Results_01_08.Q14]" office:value-type="float" office:value="0.543863636363636" calcext:value-type="float">
            <text:p>0.5439</text:p>
          </table:table-cell>
          <table:table-cell table:style-name="ce34" table:formula="of:=[$Results_01_08.Q15]" office:value-type="float" office:value="0.49825" calcext:value-type="float">
            <text:p>0.4983</text:p>
          </table:table-cell>
          <table:table-cell table:style-name="ce47" table:formula="of:=[$Results_01_08.Q16]" office:value-type="float" office:value="0.743634182349124" calcext:value-type="float">
            <text:p>0.7436</text:p>
          </table:table-cell>
          <table:table-cell table:style-name="ce37" table:formula="of:=[$Results_01_08.Q17]" office:value-type="percentage" office:value="0.8439" calcext:value-type="percentage">
            <text:p>84.4%</text:p>
          </table:table-cell>
          <table:table-cell table:style-name="ce53" table:formula="of:=[$Results_01_08.Q22]" office:value-type="float" office:value="0.61005" calcext:value-type="float">
            <text:p>0.6101</text:p>
          </table:table-cell>
          <table:table-cell table:style-name="ce107" table:formula="of:=[$Results_01_08.Q23]" office:value-type="percentage" office:value="0.7653" calcext:value-type="percentage">
            <text:p>76.5%</text:p>
          </table:table-cell>
          <table:table-cell table:formula="of:=2*[.S4]*[.V4]/([.S4]+[.V4])" office:value-type="float" office:value="0.548511075521068" calcext:value-type="float">
            <text:p>0.5485</text:p>
          </table:table-cell>
          <table:table-cell table:formula="of:=2*[.T4]*[.V4]/([.T4]+[.V4])" office:value-type="float" office:value="0.670250917987136" calcext:value-type="float">
            <text:p>0.6703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4339" calcext:value-type="float">
            <text:p>0.4339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6m</text:p>
          </table:table-cell>
          <table:table-cell table:style-name="ce32" table:formula="of:=[$Results_01_08.W9]" office:value-type="float" office:value="0.296" calcext:value-type="float">
            <text:p>0.2960</text:p>
          </table:table-cell>
          <table:table-cell table:style-name="ce22" table:formula="of:=[$Results_01_08.W14]" office:value-type="float" office:value="0.536527272727273" calcext:value-type="float">
            <text:p>0.5365</text:p>
          </table:table-cell>
          <table:table-cell table:style-name="ce34" table:formula="of:=[$Results_01_08.W15]" office:value-type="float" office:value="0.49018" calcext:value-type="float">
            <text:p>0.4902</text:p>
          </table:table-cell>
          <table:table-cell table:style-name="ce47" table:formula="of:=[$Results_01_08.W16]" office:value-type="float" office:value="0.736921252433485" calcext:value-type="float">
            <text:p>0.7369</text:p>
          </table:table-cell>
          <table:table-cell table:style-name="ce37" table:formula="of:=[$Results_01_08.W17]" office:value-type="percentage" office:value="0.8396" calcext:value-type="percentage">
            <text:p>84.0%</text:p>
          </table:table-cell>
          <table:table-cell table:style-name="ce53" table:formula="of:=[$Results_01_08.W22]" office:value-type="float" office:value="0.623" calcext:value-type="float">
            <text:p>0.6230</text:p>
          </table:table-cell>
          <table:table-cell table:style-name="ce107" table:formula="of:=[$Results_01_08.W23]" office:value-type="percentage" office:value="0.7277" calcext:value-type="percentage">
            <text:p>72.8%</text:p>
          </table:table-cell>
          <table:table-cell table:formula="of:=2*[.S5]*[.V5]/([.S5]+[.V5])" office:value-type="float" office:value="0.548666235469556" calcext:value-type="float">
            <text:p>0.5487</text:p>
          </table:table-cell>
          <table:table-cell table:formula="of:=2*[.T5]*[.V5]/([.T5]+[.V5])" office:value-type="float" office:value="0.67518900737014" calcext:value-type="float">
            <text:p>0.6752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877" calcext:value-type="float">
            <text:p>0.3877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8m</text:p>
          </table:table-cell>
          <table:table-cell table:style-name="ce32" table:formula="of:=[$Results_01_08.E33]" office:value-type="float" office:value="0.2358" calcext:value-type="float">
            <text:p>0.2358</text:p>
          </table:table-cell>
          <table:table-cell table:style-name="ce22" table:formula="of:=[$Results_01_08.E38]" office:value-type="float" office:value="0.546845454545455" calcext:value-type="float">
            <text:p>0.5468</text:p>
          </table:table-cell>
          <table:table-cell table:style-name="ce34" table:formula="of:=[$Results_01_08.E39]" office:value-type="float" office:value="0.50153" calcext:value-type="float">
            <text:p>0.5015</text:p>
          </table:table-cell>
          <table:table-cell table:style-name="ce47" table:formula="of:=[$Results_01_08.E40]" office:value-type="float" office:value="0.716100843608047" calcext:value-type="float">
            <text:p>0.7161</text:p>
          </table:table-cell>
          <table:table-cell table:style-name="ce37" table:formula="of:=[$Results_01_08.E41]" office:value-type="percentage" office:value="0.8078" calcext:value-type="percentage">
            <text:p>80.8%</text:p>
          </table:table-cell>
          <table:table-cell table:style-name="ce53" table:formula="of:=[$Results_01_08.E46]" office:value-type="float" office:value="0.6062" calcext:value-type="float">
            <text:p>0.6062</text:p>
          </table:table-cell>
          <table:table-cell table:style-name="ce107" table:formula="of:=[$Results_01_08.E47]" office:value-type="percentage" office:value="0.7565" calcext:value-type="percentage">
            <text:p>75.7%</text:p>
          </table:table-cell>
          <table:table-cell table:formula="of:=2*[.S6]*[.V6]/([.S6]+[.V6])" office:value-type="float" office:value="0.548919837866628" calcext:value-type="float">
            <text:p>0.5489</text:p>
          </table:table-cell>
          <table:table-cell table:formula="of:=2*[.T6]*[.V6]/([.T6]+[.V6])" office:value-type="float" office:value="0.6565833085468" calcext:value-type="float">
            <text:p>0.6566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4113" calcext:value-type="float">
            <text:p>0.4113</text:p>
          </table:table-cell>
          <table:table-cell table:style-name="ce93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  <text:p><text:span text:style-name="T1">Forgot dropout</text:span></text:p>
          </table:table-cell>
          <table:table-cell/>
          <table:table-cell table:style-name="ce148" office:value-type="string" calcext:value-type="string" table:number-columns-spanned="1" table:number-rows-spanned="2">
            <text:p><text:span text:style-name="T1">2. Red means worst </text:span></text:p>
            <text:p><text:span text:style-name="T1">perf in that column</text:span></text:p>
          </table:table-cell>
          <table:table-cell table:number-columns-repeated="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9m</text:p>
          </table:table-cell>
          <table:table-cell table:style-name="ce31" table:formula="of:=[$Results_01_08.K33]" office:value-type="float" office:value="0.2882" calcext:value-type="float">
            <text:p>0.2882</text:p>
          </table:table-cell>
          <table:table-cell table:style-name="ce22" table:formula="of:=[$Results_01_08.K38]" office:value-type="float" office:value="0.548854545454546" calcext:value-type="float">
            <text:p>0.5489</text:p>
          </table:table-cell>
          <table:table-cell table:style-name="ce34" table:formula="of:=[$Results_01_08.K39]" office:value-type="float" office:value="0.50374" calcext:value-type="float">
            <text:p>0.5037</text:p>
          </table:table-cell>
          <table:table-cell table:style-name="ce47" table:formula="of:=[$Results_01_08.K40]" office:value-type="float" office:value="0.71812840687865" calcext:value-type="float">
            <text:p>0.7181</text:p>
          </table:table-cell>
          <table:table-cell table:style-name="ce37" table:formula="of:=[$Results_01_08.K41]" office:value-type="percentage" office:value="0.808" calcext:value-type="percentage">
            <text:p>80.8%</text:p>
          </table:table-cell>
          <table:table-cell table:style-name="ce53" table:formula="of:=[$Results_01_08.K46]" office:value-type="float" office:value="0.58285" calcext:value-type="float">
            <text:p>0.5829</text:p>
          </table:table-cell>
          <table:table-cell table:style-name="ce107" table:formula="of:=[$Results_01_08.K47]" office:value-type="percentage" office:value="0.757" calcext:value-type="percentage">
            <text:p>75.7%</text:p>
          </table:table-cell>
          <table:table-cell table:formula="of:=2*[.S7]*[.V7]/([.S7]+[.V7])" office:value-type="float" office:value="0.540415168554837" calcext:value-type="float">
            <text:p>0.5404</text:p>
          </table:table-cell>
          <table:table-cell table:formula="of:=2*[.T7]*[.V7]/([.T7]+[.V7])" office:value-type="float" office:value="0.643455940138848" calcext:value-type="float">
            <text:p>0.6435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44161" calcext:value-type="float">
            <text:p>0.4416</text:p>
          </table:table-cell>
          <table:covered-table-cell/>
          <table:table-cell/>
          <table:covered-table-cell table:style-name="ce97"/>
          <table:table-cell table:number-columns-repeated="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2m</text:p>
          </table:table-cell>
          <table:table-cell table:style-name="ce31" table:formula="of:=[$Results_01_08.Q33]" office:value-type="float" office:value="0.2732" calcext:value-type="float">
            <text:p>0.2732</text:p>
          </table:table-cell>
          <table:table-cell table:style-name="ce22" table:formula="of:=[$Results_01_08.Q38]" office:value-type="float" office:value="0.5576" calcext:value-type="float">
            <text:p>0.5576</text:p>
          </table:table-cell>
          <table:table-cell table:style-name="ce34" table:formula="of:=[$Results_01_08.Q39]" office:value-type="float" office:value="0.51336" calcext:value-type="float">
            <text:p>0.5134</text:p>
          </table:table-cell>
          <table:table-cell table:style-name="ce47" table:formula="of:=[$Results_01_08.Q40]" office:value-type="float" office:value="0.710248426346528" calcext:value-type="float">
            <text:p>0.7102</text:p>
          </table:table-cell>
          <table:table-cell table:style-name="ce37" table:formula="of:=[$Results_01_08.Q41]" office:value-type="percentage" office:value="0.8022" calcext:value-type="percentage">
            <text:p>80.2%</text:p>
          </table:table-cell>
          <table:table-cell table:style-name="ce53" table:formula="of:=[$Results_01_08.Q46]" office:value-type="float" office:value="0.6248" calcext:value-type="float">
            <text:p>0.6248</text:p>
          </table:table-cell>
          <table:table-cell table:style-name="ce107" table:formula="of:=[$Results_01_08.Q47]" office:value-type="percentage" office:value="0.7196" calcext:value-type="percentage">
            <text:p>72.0%</text:p>
          </table:table-cell>
          <table:table-cell table:formula="of:=2*[.S8]*[.V8]/([.S8]+[.V8])" office:value-type="float" office:value="0.563624319955015" calcext:value-type="float">
            <text:p>0.5636</text:p>
          </table:table-cell>
          <table:table-cell table:formula="of:=2*[.T8]*[.V8]/([.T8]+[.V8])" office:value-type="float" office:value="0.664789693053616" calcext:value-type="float">
            <text:p>0.6648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4381" calcext:value-type="float">
            <text:p>0.4381</text:p>
          </table:table-cell>
          <table:covered-table-cell/>
          <table:table-cell/>
          <table:table-cell table:style-name="ce97"/>
          <table:table-cell table:number-columns-repeated="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4m</text:p>
          </table:table-cell>
          <table:table-cell table:style-name="ce32" table:formula="of:=[$Results_01_08.W33]" office:value-type="float" office:value="0.2802" calcext:value-type="float">
            <text:p>0.2802</text:p>
          </table:table-cell>
          <table:table-cell table:style-name="ce22" table:formula="of:=[$Results_01_08.W38]" office:value-type="float" office:value="0.542281818181818" calcext:value-type="float">
            <text:p>0.5423</text:p>
          </table:table-cell>
          <table:table-cell table:style-name="ce34" table:formula="of:=[$Results_01_08.W39]" office:value-type="float" office:value="0.49651" calcext:value-type="float">
            <text:p>0.4965</text:p>
          </table:table-cell>
          <table:table-cell table:style-name="ce47" table:formula="of:=[$Results_01_08.W40]" office:value-type="float" office:value="0.700140412070085" calcext:value-type="float">
            <text:p>0.7001</text:p>
          </table:table-cell>
          <table:table-cell table:style-name="ce37" table:formula="of:=[$Results_01_08.W41]" office:value-type="percentage" office:value="0.7989" calcext:value-type="percentage">
            <text:p>79.9%</text:p>
          </table:table-cell>
          <table:table-cell table:style-name="ce53" table:formula="of:=[$Results_01_08.W46]" office:value-type="float" office:value="0.65675" calcext:value-type="float">
            <text:p>0.6568</text:p>
          </table:table-cell>
          <table:table-cell table:style-name="ce107" table:formula="of:=[$Results_01_08.W47]" office:value-type="percentage" office:value="0.7483" calcext:value-type="percentage">
            <text:p>74.8%</text:p>
          </table:table-cell>
          <table:table-cell table:formula="of:=2*[.S9]*[.V9]/([.S9]+[.V9])" office:value-type="float" office:value="0.565497706501569" calcext:value-type="float">
            <text:p>0.5655</text:p>
          </table:table-cell>
          <table:table-cell table:formula="of:=2*[.T9]*[.V9]/([.T9]+[.V9])" office:value-type="float" office:value="0.677751440406343" calcext:value-type="float">
            <text:p>0.6778</text:p>
          </table:table-cell>
          <table:table-cell office:value-type="float" office:value="0.3356" calcext:value-type="float">
            <text:p>0.3356</text:p>
          </table:table-cell>
          <table:table-cell office:value-type="float" office:value="0.423" calcext:value-type="float">
            <text:p>0.4230</text:p>
          </table:table-cell>
          <table:covered-table-cell/>
          <table:table-cell/>
          <table:table-cell table:style-name="ce93" office:value-type="string" calcext:value-type="string" table:number-columns-spanned="1" table:number-rows-spanned="2">
            <text:p><text:span text:style-name="T1">3. Green means best </text:span></text:p>
            <text:p><text:span text:style-name="T1">perf in that col</text:span></text:p>
          </table:table-cell>
          <table:table-cell table:number-columns-repeated="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E9]" office:value-type="float" office:value="0.3348" calcext:value-type="float">
            <text:p>0.3348</text:p>
          </table:table-cell>
          <table:table-cell table:style-name="ce22" table:formula="of:=[$Results_09_16.E14]" office:value-type="float" office:value="0.564409090909091" calcext:value-type="float">
            <text:p>0.5644</text:p>
          </table:table-cell>
          <table:table-cell table:style-name="ce34" table:formula="of:=[$Results_09_16.E15]" office:value-type="float" office:value="0.52085" calcext:value-type="float">
            <text:p>0.5209</text:p>
          </table:table-cell>
          <table:table-cell table:style-name="ce47" table:formula="of:=[$Results_09_16.E16]" office:value-type="float" office:value="0.712962670343933" calcext:value-type="float">
            <text:p>0.7130</text:p>
          </table:table-cell>
          <table:table-cell table:style-name="ce37" table:formula="of:=[$Results_09_16.E17]" office:value-type="percentage" office:value="0.8025" calcext:value-type="percentage">
            <text:p>80.3%</text:p>
          </table:table-cell>
          <table:table-cell table:style-name="ce53" table:formula="of:=[$Results_09_16.E22]" office:value-type="float" office:value="0.60025" calcext:value-type="float">
            <text:p>0.6003</text:p>
          </table:table-cell>
          <table:table-cell table:style-name="ce107" table:formula="of:=[$Results_09_16.E23]" office:value-type="percentage" office:value="0.7609" calcext:value-type="percentage">
            <text:p>76.1%</text:p>
          </table:table-cell>
          <table:table-cell table:formula="of:=2*[.S10]*[.V10]/([.S10]+[.V10])" office:value-type="float" office:value="0.557738315047721" calcext:value-type="float">
            <text:p>0.5577</text:p>
          </table:table-cell>
          <table:table-cell table:formula="of:=2*[.T10]*[.V10]/([.T10]+[.V10])" office:value-type="float" office:value="0.651769286937908" calcext:value-type="float">
            <text:p>0.6518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5" calcext:value-type="float">
            <text:p>0.4095</text:p>
          </table:table-cell>
          <table:covered-table-cell/>
          <table:table-cell/>
          <table:covered-table-cell table:style-name="ce97"/>
          <table:table-cell table:number-columns-repeated="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K9]" office:value-type="float" office:value="0.2222" calcext:value-type="float">
            <text:p>0.2222</text:p>
          </table:table-cell>
          <table:table-cell table:style-name="ce22" table:formula="of:=[$Results_09_16.K14]" office:value-type="float" office:value="0.505009090909091" calcext:value-type="float">
            <text:p>0.5050</text:p>
          </table:table-cell>
          <table:table-cell table:style-name="ce34" table:formula="of:=[$Results_09_16.K15]" office:value-type="float" office:value="0.45551" calcext:value-type="float">
            <text:p>0.4555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K17]" office:value-type="percentage" office:value="0.7401" calcext:value-type="percentage">
            <text:p>74.0%</text:p>
          </table:table-cell>
          <table:table-cell table:style-name="ce53" table:formula="of:=[$Results_09_16.K22]" office:value-type="float" office:value="0.6483" calcext:value-type="float">
            <text:p>0.6483</text:p>
          </table:table-cell>
          <table:table-cell table:style-name="ce107" table:formula="of:=[$Results_09_16.K23]" office:value-type="percentage" office:value="0.7498" calcext:value-type="percentage">
            <text:p>75.0%</text:p>
          </table:table-cell>
          <table:table-cell table:formula="of:=2*[.S11]*[.V11]/([.S11]+[.V11])" office:value-type="float" office:value="0.535068776329259" calcext:value-type="float">
            <text:p>0.5351</text:p>
          </table:table-cell>
          <table:table-cell table:formula="of:=2*[.T11]*[.V11]/([.T11]+[.V11])" office:value-type="float" office:value="0.683814083809633" calcext:value-type="float">
            <text:p>0.683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4198" calcext:value-type="float">
            <text:p>0.4198</text:p>
          </table:table-cell>
          <table:covered-table-cell/>
          <table:table-cell/>
          <table:table-cell table:style-name="ce95"/>
          <table:table-cell table:number-columns-repeated="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09_16.Q9]" office:value-type="float" office:value="0.2809" calcext:value-type="float">
            <text:p>0.2809</text:p>
          </table:table-cell>
          <table:table-cell table:style-name="ce22" table:formula="of:=[$Results_09_16.Q14]" office:value-type="float" office:value="0.551190909090909" calcext:value-type="float">
            <text:p>0.5512</text:p>
          </table:table-cell>
          <table:table-cell table:style-name="ce34" table:formula="of:=[$Results_09_16.Q15]" office:value-type="float" office:value="0.50631" calcext:value-type="float">
            <text:p>0.5063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Q17]" office:value-type="percentage" office:value="0.8102" calcext:value-type="percentage">
            <text:p>81.0%</text:p>
          </table:table-cell>
          <table:table-cell table:style-name="ce53" table:formula="of:=[$Results_09_16.Q22]" office:value-type="float" office:value="0.63005" calcext:value-type="float">
            <text:p>0.6301</text:p>
          </table:table-cell>
          <table:table-cell table:style-name="ce107" table:formula="of:=[$Results_09_16.Q23]" office:value-type="percentage" office:value="0.738" calcext:value-type="percentage">
            <text:p>73.8%</text:p>
          </table:table-cell>
          <table:table-cell table:formula="of:=2*[.S12]*[.V12]/([.S12]+[.V12])" office:value-type="float" office:value="0.561442879897216" calcext:value-type="float">
            <text:p>0.5614</text:p>
          </table:table-cell>
          <table:table-cell table:formula="of:=2*[.T12]*[.V12]/([.T12]+[.V12])" office:value-type="float" office:value="0.673525072509204" calcext:value-type="float">
            <text:p>0.6735</text:p>
          </table:table-cell>
          <table:table-cell office:value-type="float" office:value="0.405" calcext:value-type="float">
            <text:p>0.4050</text:p>
          </table:table-cell>
          <table:table-cell office:value-type="float" office:value="0.4348" calcext:value-type="float">
            <text:p>0.4348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09_16.W9]" office:value-type="float" office:value="0.2772" calcext:value-type="float">
            <text:p>0.2772</text:p>
          </table:table-cell>
          <table:table-cell table:style-name="ce22" table:formula="of:=[$Results_09_16.W14]" office:value-type="float" office:value="0.527318181818182" calcext:value-type="float">
            <text:p>0.5273</text:p>
          </table:table-cell>
          <table:table-cell table:style-name="ce34" table:formula="of:=[$Results_09_16.W15]" office:value-type="float" office:value="0.48005" calcext:value-type="float">
            <text:p>0.4801</text:p>
          </table:table-cell>
          <table:table-cell table:style-name="ce47" table:formula="of:=[$Results_09_16.W16]" office:value-type="float" office:value="0.656312151200519" calcext:value-type="float">
            <text:p>0.6563</text:p>
          </table:table-cell>
          <table:table-cell table:style-name="ce37" table:formula="of:=[$Results_09_16.W17]" office:value-type="percentage" office:value="0.7619" calcext:value-type="percentage">
            <text:p>76.2%</text:p>
          </table:table-cell>
          <table:table-cell table:style-name="ce53" table:formula="of:=[$Results_09_16.W22]" office:value-type="float" office:value="0.615" calcext:value-type="float">
            <text:p>0.6150</text:p>
          </table:table-cell>
          <table:table-cell table:style-name="ce107" table:formula="of:=[$Results_09_16.W23]" office:value-type="percentage" office:value="0.7336" calcext:value-type="percentage">
            <text:p>73.4%</text:p>
          </table:table-cell>
          <table:table-cell table:formula="of:=2*[.S13]*[.V13]/([.S13]+[.V13])" office:value-type="float" office:value="0.539209625131273" calcext:value-type="float">
            <text:p>0.5392</text:p>
          </table:table-cell>
          <table:table-cell table:formula="of:=2*[.T13]*[.V13]/([.T13]+[.V13])" office:value-type="float" office:value="0.634984842404225" calcext:value-type="float">
            <text:p>0.6350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3973" calcext:value-type="float">
            <text:p>0.397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E33]" office:value-type="float" office:value="0.2919" calcext:value-type="float">
            <text:p>0.2919</text:p>
          </table:table-cell>
          <table:table-cell table:style-name="ce22" table:formula="of:=[$Results_09_16.E38]" office:value-type="float" office:value="0.530981818181818" calcext:value-type="float">
            <text:p>0.5310</text:p>
          </table:table-cell>
          <table:table-cell table:style-name="ce34" table:formula="of:=[$Results_09_16.E39]" office:value-type="float" office:value="0.48408" calcext:value-type="float">
            <text:p>0.4841</text:p>
          </table:table-cell>
          <table:table-cell table:style-name="ce47" table:formula="of:=[$Results_09_16.E40]" office:value-type="float" office:value="0.73717120376379" calcext:value-type="float">
            <text:p>0.7372</text:p>
          </table:table-cell>
          <table:table-cell table:style-name="ce37" table:formula="of:=[$Results_09_16.E41]" office:value-type="percentage" office:value="0.8347" calcext:value-type="percentage">
            <text:p>83.5%</text:p>
          </table:table-cell>
          <table:table-cell table:style-name="ce53" table:formula="of:=[$Results_09_16.E46]" office:value-type="float" office:value="0.5963" calcext:value-type="float">
            <text:p>0.5963</text:p>
          </table:table-cell>
          <table:table-cell table:style-name="ce107" table:formula="of:=[$Results_09_16.E47]" office:value-type="percentage" office:value="0.7402" calcext:value-type="percentage">
            <text:p>74.0%</text:p>
          </table:table-cell>
          <table:table-cell table:formula="of:=2*[.S14]*[.V14]/([.S14]+[.V14])" office:value-type="float" office:value="0.534361806031211" calcext:value-type="float">
            <text:p>0.5344</text:p>
          </table:table-cell>
          <table:table-cell table:formula="of:=2*[.T14]*[.V14]/([.T14]+[.V14])" office:value-type="float" office:value="0.659294610282734" calcext:value-type="float">
            <text:p>0.6593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4463" calcext:value-type="float">
            <text:p>0.4463</text:p>
          </table:table-cell>
          <table:table-cell table:style-name="ce93" office:value-type="string" calcext:value-type="string" table:number-columns-spanned="1" table:number-rows-spanned="4">
            <text:p>Weights are 10x for</text:p>
            <text:p><text:span text:style-name="T1">deny, disagree</text:span></text:p>
          </table:table-cell>
          <table:table-cell table:number-columns-repeated="3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09_16.K33]" office:value-type="float" office:value="0.3727" calcext:value-type="float">
            <text:p>0.3727</text:p>
          </table:table-cell>
          <table:table-cell table:style-name="ce22" table:formula="of:=[$Results_09_16.K38]" office:value-type="float" office:value="0.529572727272727" calcext:value-type="float">
            <text:p>0.5296</text:p>
          </table:table-cell>
          <table:table-cell table:style-name="ce34" table:formula="of:=[$Results_09_16.K39]" office:value-type="float" office:value="0.48253" calcext:value-type="float">
            <text:p>0.4825</text:p>
          </table:table-cell>
          <table:table-cell table:style-name="ce47" table:formula="of:=[$Results_09_16.K40]" office:value-type="float" office:value="0.735525227125243" calcext:value-type="float">
            <text:p>0.7355</text:p>
          </table:table-cell>
          <table:table-cell table:style-name="ce37" table:formula="of:=[$Results_09_16.K41]" office:value-type="percentage" office:value="0.8406" calcext:value-type="percentage">
            <text:p>84.1%</text:p>
          </table:table-cell>
          <table:table-cell table:style-name="ce53" table:formula="of:=[$Results_09_16.K46]" office:value-type="float" office:value="0.6389" calcext:value-type="float">
            <text:p>0.6389</text:p>
          </table:table-cell>
          <table:table-cell table:style-name="ce107" table:formula="of:=[$Results_09_16.K47]" office:value-type="percentage" office:value="0.7483" calcext:value-type="percentage">
            <text:p>74.8%</text:p>
          </table:table-cell>
          <table:table-cell table:formula="of:=2*[.S15]*[.V15]/([.S15]+[.V15])" office:value-type="float" office:value="0.549813036926068" calcext:value-type="float">
            <text:p>0.5498</text:p>
          </table:table-cell>
          <table:table-cell table:formula="of:=2*[.T15]*[.V15]/([.T15]+[.V15])" office:value-type="float" office:value="0.683816126677506" calcext:value-type="float">
            <text:p>0.6838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4483" calcext:value-type="float">
            <text:p>0.448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09_16.Q33]" office:value-type="float" office:value="0.3197" calcext:value-type="float">
            <text:p>0.3197</text:p>
          </table:table-cell>
          <table:table-cell table:style-name="ce22" table:formula="of:=[$Results_09_16.Q38]" office:value-type="float" office:value="0.525272727272727" calcext:value-type="float">
            <text:p>0.5253</text:p>
          </table:table-cell>
          <table:table-cell table:style-name="ce34" table:formula="of:=[$Results_09_16.Q39]" office:value-type="float" office:value="0.4778" calcext:value-type="float">
            <text:p>0.4778</text:p>
          </table:table-cell>
          <table:table-cell table:style-name="ce47" table:formula="of:=[$Results_09_16.Q40]" office:value-type="float" office:value="0.726569613887086" calcext:value-type="float">
            <text:p>0.7266</text:p>
          </table:table-cell>
          <table:table-cell table:style-name="ce37" table:formula="of:=[$Results_09_16.Q41]" office:value-type="percentage" office:value="0.84" calcext:value-type="percentage">
            <text:p>84.0%</text:p>
          </table:table-cell>
          <table:table-cell table:style-name="ce53" table:formula="of:=[$Results_09_16.Q46]" office:value-type="float" office:value="0.5972" calcext:value-type="float">
            <text:p>0.5972</text:p>
          </table:table-cell>
          <table:table-cell table:style-name="ce107" table:formula="of:=[$Results_09_16.Q47]" office:value-type="percentage" office:value="0.7498" calcext:value-type="percentage">
            <text:p>75.0%</text:p>
          </table:table-cell>
          <table:table-cell table:formula="of:=2*[.S16]*[.V16]/([.S16]+[.V16])" office:value-type="float" office:value="0.530869134883721" calcext:value-type="float">
            <text:p>0.5309</text:p>
          </table:table-cell>
          <table:table-cell table:formula="of:=2*[.T16]*[.V16]/([.T16]+[.V16])" office:value-type="float" office:value="0.655563277569505" calcext:value-type="float">
            <text:p>0.6556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15" calcext:value-type="float">
            <text:p>0.4115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09_16.W33]" office:value-type="float" office:value="0.275" calcext:value-type="float">
            <text:p>0.2750</text:p>
          </table:table-cell>
          <table:table-cell table:style-name="ce22" table:formula="of:=[$Results_09_16.W38]" office:value-type="float" office:value="0.5344" calcext:value-type="float">
            <text:p>0.5344</text:p>
          </table:table-cell>
          <table:table-cell table:style-name="ce34" table:formula="of:=[$Results_09_16.W39]" office:value-type="float" office:value="0.48784" calcext:value-type="float">
            <text:p>0.4878</text:p>
          </table:table-cell>
          <table:table-cell table:style-name="ce47" table:formula="of:=[$Results_09_16.W40]" office:value-type="float" office:value="0.737866904607398" calcext:value-type="float">
            <text:p>0.7379</text:p>
          </table:table-cell>
          <table:table-cell table:style-name="ce37" table:formula="of:=[$Results_09_16.W41]" office:value-type="percentage" office:value="0.8352" calcext:value-type="percentage">
            <text:p>83.5%</text:p>
          </table:table-cell>
          <table:table-cell table:style-name="ce53" table:formula="of:=[$Results_09_16.W46]" office:value-type="float" office:value="0.59035" calcext:value-type="float">
            <text:p>0.5904</text:p>
          </table:table-cell>
          <table:table-cell table:style-name="ce107" table:formula="of:=[$Results_09_16.W47]" office:value-type="percentage" office:value="0.7159" calcext:value-type="percentage">
            <text:p>71.6%</text:p>
          </table:table-cell>
          <table:table-cell table:formula="of:=2*[.S17]*[.V17]/([.S17]+[.V17])" office:value-type="float" office:value="0.534221879260613" calcext:value-type="float">
            <text:p>0.5342</text:p>
          </table:table-cell>
          <table:table-cell table:formula="of:=2*[.T17]*[.V17]/([.T17]+[.V17])" office:value-type="float" office:value="0.655916553424283" calcext:value-type="float">
            <text:p>0.6559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337" calcext:value-type="float">
            <text:p>0.4337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17_24.E9]" office:value-type="float" office:value="0.2633" calcext:value-type="float">
            <text:p>0.2633</text:p>
          </table:table-cell>
          <table:table-cell table:style-name="ce22" table:formula="of:=[$Results_17_24.E14]" office:value-type="float" office:value="0.553118181818182" calcext:value-type="float">
            <text:p>0.5531</text:p>
          </table:table-cell>
          <table:table-cell table:style-name="ce34" table:formula="of:=[$Results_17_24.E15]" office:value-type="float" office:value="0.50843" calcext:value-type="float">
            <text:p>0.5084</text:p>
          </table:table-cell>
          <table:table-cell table:style-name="ce47" table:formula="of:=[$Results_17_24.E16]" office:value-type="float" office:value="0.695258939000649" calcext:value-type="float">
            <text:p>0.6953</text:p>
          </table:table-cell>
          <table:table-cell table:style-name="ce37" table:formula="of:=[$Results_17_24.E17]" office:value-type="percentage" office:value="0.788" calcext:value-type="percentage">
            <text:p>78.8%</text:p>
          </table:table-cell>
          <table:table-cell table:style-name="ce53" table:formula="of:=[$Results_17_24.E22]" office:value-type="float" office:value="0.60235" calcext:value-type="float">
            <text:p>0.6024</text:p>
          </table:table-cell>
          <table:table-cell table:style-name="ce107" table:formula="of:=[$Results_17_24.E23]" office:value-type="percentage" office:value="0.7321" calcext:value-type="percentage">
            <text:p>73.2%</text:p>
          </table:table-cell>
          <table:table-cell table:formula="of:=2*[.S18]*[.V18]/([.S18]+[.V18])" office:value-type="float" office:value="0.551419381875799" calcext:value-type="float">
            <text:p>0.5514</text:p>
          </table:table-cell>
          <table:table-cell table:formula="of:=2*[.T18]*[.V18]/([.T18]+[.V18])" office:value-type="float" office:value="0.645478324509032" calcext:value-type="float">
            <text:p>0.6455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4396" calcext:value-type="float">
            <text:p>0.4396</text:p>
          </table:table-cell>
          <table:table-cell table:style-name="ce93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</table:table-cell>
          <table:table-cell table:number-columns-repeated="3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17_24.K9]" office:value-type="float" office:value="0.2583" calcext:value-type="float">
            <text:p>0.2583</text:p>
          </table:table-cell>
          <table:table-cell table:style-name="ce22" table:formula="of:=[$Results_17_24.K14]" office:value-type="float" office:value="0.559245454545455" calcext:value-type="float">
            <text:p>0.5592</text:p>
          </table:table-cell>
          <table:table-cell table:style-name="ce34" table:formula="of:=[$Results_17_24.K15]" office:value-type="float" office:value="0.51517" calcext:value-type="float">
            <text:p>0.5152</text:p>
          </table:table-cell>
          <table:table-cell table:style-name="ce47" table:formula="of:=[$Results_17_24.K16]" office:value-type="float" office:value="0.71311099935107" calcext:value-type="float">
            <text:p>0.7131</text:p>
          </table:table-cell>
          <table:table-cell table:style-name="ce37" table:formula="of:=[$Results_17_24.K17]" office:value-type="percentage" office:value="0.803" calcext:value-type="percentage">
            <text:p>80.3%</text:p>
          </table:table-cell>
          <table:table-cell table:style-name="ce53" table:formula="of:=[$Results_17_24.K22]" office:value-type="float" office:value="0.63025" calcext:value-type="float">
            <text:p>0.6303</text:p>
          </table:table-cell>
          <table:table-cell table:style-name="ce107" table:formula="of:=[$Results_17_24.K23]" office:value-type="percentage" office:value="0.755" calcext:value-type="percentage">
            <text:p>75.5%</text:p>
          </table:table-cell>
          <table:table-cell table:formula="of:=2*[.S19]*[.V19]/([.S19]+[.V19])" office:value-type="float" office:value="0.566928973651586" calcext:value-type="float">
            <text:p>0.5669</text:p>
          </table:table-cell>
          <table:table-cell table:formula="of:=2*[.T19]*[.V19]/([.T19]+[.V19])" office:value-type="float" office:value="0.669124989571857" calcext:value-type="float">
            <text:p>0.6691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4154" calcext:value-type="float">
            <text:p>0.4154</text:p>
          </table:table-cell>
          <table:covered-table-cell/>
          <table:table-cell/>
          <table:table-cell office:value-type="string" calcext:value-type="string">
            <text:p>Max F1 Stance</text:p>
          </table:table-cell>
          <table:table-cell table:number-columns-repeated="3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17_24.Q9]" office:value-type="float" office:value="0.231" calcext:value-type="float">
            <text:p>0.2310</text:p>
          </table:table-cell>
          <table:table-cell table:style-name="ce22" table:formula="of:=[$Results_17_24.Q14]" office:value-type="float" office:value="0.5416" calcext:value-type="float">
            <text:p>0.5416</text:p>
          </table:table-cell>
          <table:table-cell table:style-name="ce34" table:formula="of:=[$Results_17_24.Q15]" office:value-type="float" office:value="0.49578" calcext:value-type="float">
            <text:p>0.4958</text:p>
          </table:table-cell>
          <table:table-cell table:style-name="ce47" table:formula="of:=[$Results_17_24.Q16]" office:value-type="float" office:value="0.692099188838417" calcext:value-type="float">
            <text:p>0.6921</text:p>
          </table:table-cell>
          <table:table-cell table:style-name="ce37" table:formula="of:=[$Results_17_24.Q17]" office:value-type="percentage" office:value="0.7863" calcext:value-type="percentage">
            <text:p>78.6%</text:p>
          </table:table-cell>
          <table:table-cell table:style-name="ce53" table:formula="of:=[$Results_17_24.Q22]" office:value-type="float" office:value="0.6127" calcext:value-type="float">
            <text:p>0.6127</text:p>
          </table:table-cell>
          <table:table-cell table:style-name="ce107" table:formula="of:=[$Results_17_24.Q23]" office:value-type="percentage" office:value="0.7387" calcext:value-type="percentage">
            <text:p>73.9%</text:p>
          </table:table-cell>
          <table:table-cell table:formula="of:=2*[.S20]*[.V20]/([.S20]+[.V20])" office:value-type="float" office:value="0.548073769486143" calcext:value-type="float">
            <text:p>0.5481</text:p>
          </table:table-cell>
          <table:table-cell table:formula="of:=2*[.T20]*[.V20]/([.T20]+[.V20])" office:value-type="float" office:value="0.649983808433853" calcext:value-type="float">
            <text:p>0.6500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207" calcext:value-type="float">
            <text:p>0.4207</text:p>
          </table:table-cell>
          <table:covered-table-cell/>
          <table:table-cell/>
          <table:table-cell table:style-name="ce4" table:formula="of:=MAX([.S$1:.S$1048576])" office:value-type="float" office:value="0.52085" calcext:value-type="float">
            <text:p>0.5209</text:p>
          </table:table-cell>
          <table:table-cell table:number-columns-repeated="3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17_24.W9]" office:value-type="float" office:value="0.2347" calcext:value-type="float">
            <text:p>0.2347</text:p>
          </table:table-cell>
          <table:table-cell table:style-name="ce49" table:formula="of:=[$Results_17_24.W14]" office:value-type="float" office:value="0.536354545454546" calcext:value-type="float">
            <text:p>0.5364</text:p>
          </table:table-cell>
          <table:table-cell table:style-name="ce63" table:formula="of:=[$Results_17_24.W15]" office:value-type="float" office:value="0.48999" calcext:value-type="float">
            <text:p>0.4900</text:p>
          </table:table-cell>
          <table:table-cell table:style-name="ce71" table:formula="of:=[$Results_17_24.W16]" office:value-type="float" office:value="0.669015006489293" calcext:value-type="float">
            <text:p>0.6690</text:p>
          </table:table-cell>
          <table:table-cell table:style-name="ce37" table:formula="of:=[$Results_17_24.W17]" office:value-type="percentage" office:value="0.7732" calcext:value-type="percentage">
            <text:p>77.3%</text:p>
          </table:table-cell>
          <table:table-cell table:style-name="ce53" table:formula="of:=[$Results_17_24.W22]" office:value-type="float" office:value="0.64125" calcext:value-type="float">
            <text:p>0.6413</text:p>
          </table:table-cell>
          <table:table-cell table:style-name="ce107" table:formula="of:=[$Results_17_24.W23]" office:value-type="percentage" office:value="0.752" calcext:value-type="percentage">
            <text:p>75.2%</text:p>
          </table:table-cell>
          <table:table-cell table:formula="of:=2*[.S21]*[.V21]/([.S21]+[.V21])" office:value-type="float" office:value="0.555507385700647" calcext:value-type="float">
            <text:p>0.5555</text:p>
          </table:table-cell>
          <table:table-cell table:formula="of:=2*[.T21]*[.V21]/([.T21]+[.V21])" office:value-type="float" office:value="0.654838327798636" calcext:value-type="float">
            <text:p>0.6548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026" calcext:value-type="float">
            <text:p>0.4026</text:p>
          </table:table-cell>
          <table:covered-table-cell table:style-name="Default"/>
          <table:table-cell/>
          <table:table-cell table:style-name="ce11"/>
          <table:table-cell table:number-columns-repeated="3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formula="of:=[$Results_17_24.E33]" office:value-type="float" office:value="0.2655" calcext:value-type="float">
            <text:p>0.2655</text:p>
          </table:table-cell>
          <table:table-cell table:style-name="ce49" table:formula="of:=[$Results_17_24.E38]" office:value-type="float" office:value="0.548372727272727" calcext:value-type="float">
            <text:p>0.5484</text:p>
          </table:table-cell>
          <table:table-cell table:style-name="ce63" table:formula="of:=[$Results_17_24.E39]" office:value-type="float" office:value="0.50321" calcext:value-type="float">
            <text:p>0.5032</text:p>
          </table:table-cell>
          <table:table-cell table:style-name="ce71" table:formula="of:=[$Results_17_24.E40]" office:value-type="float" office:value="0.699416839714471" calcext:value-type="float">
            <text:p>0.6994</text:p>
          </table:table-cell>
          <table:table-cell table:style-name="ce37" table:formula="of:=[$Results_17_24.E41]" office:value-type="percentage" office:value="0.7929" calcext:value-type="percentage">
            <text:p>79.3%</text:p>
          </table:table-cell>
          <table:table-cell table:formula="of:=[$Results_17_24.E46]" office:value-type="float" office:value="0.56915" calcext:value-type="float">
            <text:p>0.56915</text:p>
          </table:table-cell>
          <table:table-cell table:style-name="ce107" table:formula="of:=[$Results_17_24.E47]" office:value-type="percentage" office:value="0.7395" calcext:value-type="percentage">
            <text:p>74.0%</text:p>
          </table:table-cell>
          <table:table-cell table:formula="of:=2*[.S22]*[.V22]/([.S22]+[.V22])" office:value-type="float" office:value="0.534152656757059" calcext:value-type="float">
            <text:p>0.5342</text:p>
          </table:table-cell>
          <table:table-cell table:formula="of:=2*[.T22]*[.V22]/([.T22]+[.V22])" office:value-type="float" office:value="0.627594986501601" calcext:value-type="float">
            <text:p>0.6276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076" calcext:value-type="float">
            <text:p>0.4076</text:p>
          </table:table-cell>
          <table:covered-table-cell table:style-name="ce93"/>
          <table:table-cell table:number-columns-repeated="3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17_24.K33]" office:value-type="float" office:value="0.2761" calcext:value-type="float">
            <text:p>0.2761</text:p>
          </table:table-cell>
          <table:table-cell table:style-name="ce49" table:formula="of:=[$Results_17_24.K38]" office:value-type="float" office:value="0.526945454545455" calcext:value-type="float">
            <text:p>0.5269</text:p>
          </table:table-cell>
          <table:table-cell table:style-name="ce63" table:formula="of:=[$Results_17_24.K39]" office:value-type="float" office:value="0.47964" calcext:value-type="float">
            <text:p>0.4796</text:p>
          </table:table-cell>
          <table:table-cell table:style-name="ce71" table:formula="of:=[$Results_17_24.K40]" office:value-type="float" office:value="0.686542310188189" calcext:value-type="float">
            <text:p>0.6865</text:p>
          </table:table-cell>
          <table:table-cell table:style-name="ce37" table:formula="of:=[$Results_17_24.K41]" office:value-type="percentage" office:value="0.7848" calcext:value-type="percentage">
            <text:p>78.5%</text:p>
          </table:table-cell>
          <table:table-cell table:formula="of:=[$Results_17_24.K46]" office:value-type="float" office:value="0.5987" calcext:value-type="float">
            <text:p>0.5987</text:p>
          </table:table-cell>
          <table:table-cell table:style-name="ce107" table:formula="of:=[$Results_17_24.K47]" office:value-type="percentage" office:value="0.7432" calcext:value-type="percentage">
            <text:p>74.3%</text:p>
          </table:table-cell>
          <table:table-cell table:formula="of:=2*[.S23]*[.V23]/([.S23]+[.V23])" office:value-type="float" office:value="0.53259726616837" calcext:value-type="float">
            <text:p>0.5326</text:p>
          </table:table-cell>
          <table:table-cell table:formula="of:=2*[.T23]*[.V23]/([.T23]+[.V23])" office:value-type="float" office:value="0.639619280895731" calcext:value-type="float">
            <text:p>0.6396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4215" calcext:value-type="float">
            <text:p>0.4215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17_24.Q33]" office:value-type="float" office:value="0.2652" calcext:value-type="float">
            <text:p>0.2652</text:p>
          </table:table-cell>
          <table:table-cell table:style-name="ce49" table:formula="of:=[$Results_17_24.Q38]" office:value-type="float" office:value="0.545727272727273" calcext:value-type="float">
            <text:p>0.5457</text:p>
          </table:table-cell>
          <table:table-cell table:style-name="ce63" table:formula="of:=[$Results_17_24.Q39]" office:value-type="float" office:value="0.5003" calcext:value-type="float">
            <text:p>0.5003</text:p>
          </table:table-cell>
          <table:table-cell table:style-name="ce71" table:formula="of:=[$Results_17_24.Q40]" office:value-type="float" office:value="0.736738238157041" calcext:value-type="float">
            <text:p>0.7367</text:p>
          </table:table-cell>
          <table:table-cell table:style-name="ce37" table:formula="of:=[$Results_17_24.Q41]" office:value-type="percentage" office:value="0.8258" calcext:value-type="percentage">
            <text:p>82.6%</text:p>
          </table:table-cell>
          <table:table-cell table:formula="of:=[$Results_17_24.Q46]" office:value-type="float" office:value="0.63275" calcext:value-type="float">
            <text:p>0.63275</text:p>
          </table:table-cell>
          <table:table-cell table:style-name="ce107" table:formula="of:=[$Results_17_24.Q47]" office:value-type="percentage" office:value="0.7601" calcext:value-type="percentage">
            <text:p>76.0%</text:p>
          </table:table-cell>
          <table:table-cell table:formula="of:=2*[.S24]*[.V24]/([.S24]+[.V24])" office:value-type="float" office:value="0.558783504699704" calcext:value-type="float">
            <text:p>0.5588</text:p>
          </table:table-cell>
          <table:table-cell table:formula="of:=2*[.T24]*[.V24]/([.T24]+[.V24])" office:value-type="float" office:value="0.680796091861595" calcext:value-type="float">
            <text:p>0.6808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4256" calcext:value-type="float">
            <text:p>0.4256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17_24.W33]" office:value-type="float" office:value="0.2822" calcext:value-type="float">
            <text:p>0.2822</text:p>
          </table:table-cell>
          <table:table-cell table:style-name="ce49" table:formula="of:=[$Results_17_24.W38]" office:value-type="float" office:value="0.5478" calcext:value-type="float">
            <text:p>0.5478</text:p>
          </table:table-cell>
          <table:table-cell table:style-name="ce63" table:formula="of:=[$Results_17_24.W39]" office:value-type="float" office:value="0.50258" calcext:value-type="float">
            <text:p>0.5026</text:p>
          </table:table-cell>
          <table:table-cell table:style-name="ce71" table:formula="of:=[$Results_17_24.W40]" office:value-type="float" office:value="0.701149286177807" calcext:value-type="float">
            <text:p>0.7011</text:p>
          </table:table-cell>
          <table:table-cell table:style-name="ce37" table:formula="of:=[$Results_17_24.W41]" office:value-type="percentage" office:value="0.7924" calcext:value-type="percentage">
            <text:p>79.2%</text:p>
          </table:table-cell>
          <table:table-cell table:formula="of:=[$Results_17_24.W46]" office:value-type="float" office:value="0.62895" calcext:value-type="float">
            <text:p>0.62895</text:p>
          </table:table-cell>
          <table:table-cell table:style-name="ce107" table:formula="of:=[$Results_17_24.W47]" office:value-type="percentage" office:value="0.7513" calcext:value-type="percentage">
            <text:p>75.1%</text:p>
          </table:table-cell>
          <table:table-cell table:formula="of:=2*[.S25]*[.V25]/([.S25]+[.V25])" office:value-type="float" office:value="0.558708458458901" calcext:value-type="float">
            <text:p>0.5587</text:p>
          </table:table-cell>
          <table:table-cell table:formula="of:=2*[.T25]*[.V25]/([.T25]+[.V25])" office:value-type="float" office:value="0.663090113834676" calcext:value-type="float">
            <text:p>0.6631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4192" calcext:value-type="float">
            <text:p>0.4192</text:p>
          </table:table-cell>
          <table:covered-table-cell/>
          <table:table-cell table:number-columns-repeated="36"/>
        </table:table-row>
        <table:table-row table:style-name="ro2">
          <table:table-cell table:number-columns-repeated="3"/>
          <table:table-cell table:style-name="ce12"/>
          <table:table-cell table:number-columns-repeated="12"/>
          <table:table-cell table:style-name="ce32"/>
          <table:table-cell table:style-name="ce22"/>
          <table:table-cell table:style-name="ce63"/>
          <table:table-cell/>
          <table:table-cell table:style-name="ce37"/>
          <table:table-cell table:style-name="ce53"/>
          <table:table-cell table:style-name="ce107"/>
          <table:table-cell table:number-columns-repeated="4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G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25_32.E9]" office:value-type="float" office:value="0" calcext:value-type="float">
            <text:p>0.0000</text:p>
          </table:table-cell>
          <table:table-cell table:style-name="ce49" table:formula="of:=[$Results_25_32.E14]" office:value-type="float" office:value="0.245581818181818" calcext:value-type="float">
            <text:p>0.2456</text:p>
          </table:table-cell>
          <table:table-cell table:style-name="ce63" table:formula="of:=[$Results_25_32.E15]" office:value-type="float" office:value="0.17167" calcext:value-type="float">
            <text:p>0.1717</text:p>
          </table:table-cell>
          <table:table-cell table:style-name="ce71" table:formula="of:=[$Results_25_32.E16]" office:value-type="float" office:value="0.336407478909799" calcext:value-type="float">
            <text:p>0.3364</text:p>
          </table:table-cell>
          <table:table-cell table:style-name="ce37" table:formula="of:=[$Results_25_32.E17]" office:value-type="percentage" office:value="0.5891" calcext:value-type="percentage">
            <text:p>58.9%</text:p>
          </table:table-cell>
          <table:table-cell table:style-name="ce53" table:formula="of:=[$Results_25_32.E22]" office:value-type="float" office:value="0.683" calcext:value-type="float">
            <text:p>0.6830</text:p>
          </table:table-cell>
          <table:table-cell table:style-name="ce107" table:formula="of:=[$Results_25_32.E23]" office:value-type="percentage" office:value="0.7985" calcext:value-type="percentage">
            <text:p>79.9%</text:p>
          </table:table-cell>
          <table:table-cell table:formula="of:=2*[.S27]*[.V27]/([.S27]+[.V27])" office:value-type="float" office:value="0.274376332385599" calcext:value-type="float">
            <text:p>0.2744</text:p>
          </table:table-cell>
          <table:table-cell table:formula="of:=2*[.T27]*[.V27]/([.T27]+[.V27])" office:value-type="float" office:value="0.450784034547432" calcext:value-type="float">
            <text:p>0.4508</text:p>
          </table:table-cell>
          <table:table-cell office:value-type="float" office:value="0.1215" calcext:value-type="float">
            <text:p>0.1215</text:p>
          </table:table-cell>
          <table:table-cell/>
          <table:table-cell table:style-name="ce93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  <text:p><text:span text:style-name="T1">ModelG uses maxpool,</text:span></text:p>
            <text:p><text:span text:style-name="T1">not CLS token. </text:span></text:p>
            <text:p><text:span text:style-name="T1">Does a lot worse</text:span></text:p>
          </table:table-cell>
          <table:table-cell table:number-columns-repeated="3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G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25_32.K9]" office:value-type="float" office:value="0" calcext:value-type="float">
            <text:p>0.0000</text:p>
          </table:table-cell>
          <table:table-cell table:style-name="ce49" table:formula="of:=[$Results_25_32.K14]" office:value-type="float" office:value="0.230036363636364" calcext:value-type="float">
            <text:p>0.2300</text:p>
          </table:table-cell>
          <table:table-cell table:style-name="ce63" table:formula="of:=[$Results_25_32.K15]" office:value-type="float" office:value="0.15304" calcext:value-type="float">
            <text:p>0.1530</text:p>
          </table:table-cell>
          <table:table-cell table:style-name="ce71" table:formula="of:=[$Results_25_32.K16]" office:value-type="float" office:value="0.371054607397794" calcext:value-type="float">
            <text:p>0.3711</text:p>
          </table:table-cell>
          <table:table-cell table:style-name="ce37" table:formula="of:=[$Results_25_32.K17]" office:value-type="percentage" office:value="0.6106" calcext:value-type="percentage">
            <text:p>61.1%</text:p>
          </table:table-cell>
          <table:table-cell table:formula="of:=[$Results_25_32.K22]" office:value-type="float" office:value="0.6449" calcext:value-type="float">
            <text:p>0.6449</text:p>
          </table:table-cell>
          <table:table-cell table:style-name="ce107" table:formula="of:=[$Results_25_32.K23]" office:value-type="percentage" office:value="0.7889" calcext:value-type="percentage">
            <text:p>78.9%</text:p>
          </table:table-cell>
          <table:table-cell table:formula="of:=2*[.S28]*[.V28]/([.S28]+[.V28])" office:value-type="float" office:value="0.247375732511216" calcext:value-type="float">
            <text:p>0.2474</text:p>
          </table:table-cell>
          <table:table-cell table:formula="of:=2*[.T28]*[.V28]/([.T28]+[.V28])" office:value-type="float" office:value="0.471070487930063" calcext:value-type="float">
            <text:p>0.4711</text:p>
          </table:table-cell>
          <table:table-cell office:value-type="float" office:value="0.1222" calcext:value-type="float">
            <text:p>0.1222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G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25_32.Q9]" office:value-type="float" office:value="0" calcext:value-type="float">
            <text:p>0.0000</text:p>
          </table:table-cell>
          <table:table-cell table:style-name="ce49" table:formula="of:=[$Results_25_32.Q14]" office:value-type="float" office:value="0.466754545454545" calcext:value-type="float">
            <text:p>0.4668</text:p>
          </table:table-cell>
          <table:table-cell table:style-name="ce63" table:formula="of:=[$Results_25_32.Q15]" office:value-type="float" office:value="0.41345" calcext:value-type="float">
            <text:p>0.4135</text:p>
          </table:table-cell>
          <table:table-cell table:style-name="ce71" table:formula="of:=[$Results_25_32.Q16]" office:value-type="float" office:value="0.738758565866321" calcext:value-type="float">
            <text:p>0.7388</text:p>
          </table:table-cell>
          <table:table-cell table:style-name="ce37" table:formula="of:=[$Results_25_32.Q17]" office:value-type="percentage" office:value="0.8327" calcext:value-type="percentage">
            <text:p>83.3%</text:p>
          </table:table-cell>
          <table:table-cell table:formula="of:=[$Results_25_32.Q22]" office:value-type="float" office:value="0.66785" calcext:value-type="float">
            <text:p>0.66785</text:p>
          </table:table-cell>
          <table:table-cell table:style-name="ce107" table:formula="of:=[$Results_25_32.Q23]" office:value-type="percentage" office:value="0.7681" calcext:value-type="percentage">
            <text:p>76.8%</text:p>
          </table:table-cell>
          <table:table-cell table:formula="of:=2*[.S29]*[.V29]/([.S29]+[.V29])" office:value-type="float" office:value="0.51072335614538" calcext:value-type="float">
            <text:p>0.5107</text:p>
          </table:table-cell>
          <table:table-cell table:formula="of:=2*[.T29]*[.V29]/([.T29]+[.V29])" office:value-type="float" office:value="0.701516996535497" calcext:value-type="float">
            <text:p>0.7015</text:p>
          </table:table-cell>
          <table:table-cell office:value-type="float" office:value="0.2308" calcext:value-type="float">
            <text:p>0.2308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G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5m</text:p>
          </table:table-cell>
          <table:table-cell table:style-name="ce32" table:formula="of:=[$Results_25_32.W9]" office:value-type="float" office:value="0" calcext:value-type="float">
            <text:p>0.0000</text:p>
          </table:table-cell>
          <table:table-cell table:style-name="ce49" table:formula="of:=[$Results_25_32.W14]" office:value-type="float" office:value="0.417336363636364" calcext:value-type="float">
            <text:p>0.4173</text:p>
          </table:table-cell>
          <table:table-cell table:style-name="ce63" table:formula="of:=[$Results_25_32.W15]" office:value-type="float" office:value="0.35937" calcext:value-type="float">
            <text:p>0.3594</text:p>
          </table:table-cell>
          <table:table-cell table:style-name="ce47" table:formula="of:=[$Results_25_32.W16]" office:value-type="float" office:value="0.66688025632706" calcext:value-type="float">
            <text:p>0.6669</text:p>
          </table:table-cell>
          <table:table-cell table:style-name="ce37" table:formula="of:=[$Results_25_32.W17]" office:value-type="percentage" office:value="0.7791" calcext:value-type="percentage">
            <text:p>77.9%</text:p>
          </table:table-cell>
          <table:table-cell table:style-name="ce53" table:formula="of:=[$Results_25_32.W22]" office:value-type="float" office:value="0.658" calcext:value-type="float">
            <text:p>0.6580</text:p>
          </table:table-cell>
          <table:table-cell table:style-name="ce107" table:formula="of:=[$Results_25_32.W23]" office:value-type="percentage" office:value="0.797" calcext:value-type="percentage">
            <text:p>79.7%</text:p>
          </table:table-cell>
          <table:table-cell table:formula="of:=2*[.S30]*[.V30]/([.S30]+[.V30])" office:value-type="float" office:value="0.464856364940975" calcext:value-type="float">
            <text:p>0.4649</text:p>
          </table:table-cell>
          <table:table-cell table:formula="of:=2*[.T30]*[.V30]/([.T30]+[.V30])" office:value-type="float" office:value="0.662410367378713" calcext:value-type="float">
            <text:p>0.6624</text:p>
          </table:table-cell>
          <table:table-cell office:value-type="float" office:value="0.2482" calcext:value-type="float">
            <text:p>0.2482</text:p>
          </table:table-cell>
          <table:table-cell/>
          <table:covered-table-cell table:style-name="ce93"/>
          <table:table-cell table:number-columns-repeated="36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ModelG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20" table:formula="of:=[$Results_25_32.E33]" office:value-type="float" office:value="0" calcext:value-type="float">
            <text:p>0.0000</text:p>
          </table:table-cell>
          <table:table-cell table:style-name="ce28" table:formula="of:=[$Results_25_32.E38]" office:value-type="float" office:value="0.4425" calcext:value-type="float">
            <text:p>0.4425</text:p>
          </table:table-cell>
          <table:table-cell table:style-name="ce42" table:formula="of:=[$Results_25_32.E39]" office:value-type="float" office:value="0.38678" calcext:value-type="float">
            <text:p>0.3868</text:p>
          </table:table-cell>
          <table:table-cell table:style-name="ce51" table:formula="of:=[$Results_25_32.E40]" office:value-type="float" office:value="0.709992147955873" calcext:value-type="float">
            <text:p>0.7100</text:p>
          </table:table-cell>
          <table:table-cell table:style-name="ce57" table:formula="of:=[$Results_25_32.E41]" office:value-type="percentage" office:value="0.8101" calcext:value-type="percentage">
            <text:p>81.0%</text:p>
          </table:table-cell>
          <table:table-cell table:style-name="ce65" table:formula="of:=[$Results_25_32.E46]" office:value-type="float" office:value="0.6581" calcext:value-type="float">
            <text:p>0.6581</text:p>
          </table:table-cell>
          <table:table-cell table:style-name="ce69" table:formula="of:=[$Results_25_32.E47]" office:value-type="percentage" office:value="0.7926" calcext:value-type="percentage">
            <text:p>79.3%</text:p>
          </table:table-cell>
          <table:table-cell table:formula="of:=2*[.S31]*[.V31]/([.S31]+[.V31])" office:value-type="float" office:value="0.487213685782099" calcext:value-type="float">
            <text:p>0.4872</text:p>
          </table:table-cell>
          <table:table-cell table:style-name="ce80" table:formula="of:=2*[.T31]*[.V31]/([.T31]+[.V31])" office:value-type="float" office:value="0.683061931563444" calcext:value-type="float">
            <text:p>0.6831</text:p>
          </table:table-cell>
          <table:table-cell table:style-name="ce84" office:value-type="float" office:value="0.1861" calcext:value-type="float">
            <text:p>0.1861</text:p>
          </table:table-cell>
          <table:table-cell table:style-name="ce90"/>
          <table:covered-table-cell/>
          <table:table-cell table:number-columns-repeated="3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G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25_32.K33]" office:value-type="float" office:value="0" calcext:value-type="float">
            <text:p>0.0000</text:p>
          </table:table-cell>
          <table:table-cell table:style-name="ce49" table:formula="of:=[$Results_25_32.K38]" office:value-type="float" office:value="0.481772727272727" calcext:value-type="float">
            <text:p>0.4818</text:p>
          </table:table-cell>
          <table:table-cell table:style-name="ce63" table:formula="of:=[$Results_25_32.K39]" office:value-type="float" office:value="0.43001" calcext:value-type="float">
            <text:p>0.4300</text:p>
          </table:table-cell>
          <table:table-cell table:style-name="ce71" table:formula="of:=[$Results_25_32.K40]" office:value-type="float" office:value="0.741757673588579" calcext:value-type="float">
            <text:p>0.7418</text:p>
          </table:table-cell>
          <table:table-cell table:style-name="ce37" table:formula="of:=[$Results_25_32.K41]" office:value-type="percentage" office:value="0.8294" calcext:value-type="percentage">
            <text:p>82.9%</text:p>
          </table:table-cell>
          <table:table-cell table:style-name="ce101" table:formula="of:=[$Results_25_32.K46]" office:value-type="float" office:value="0.6624" calcext:value-type="float">
            <text:p>0.6624</text:p>
          </table:table-cell>
          <table:table-cell table:style-name="ce107" table:formula="of:=[$Results_25_32.K47]" office:value-type="percentage" office:value="0.7631" calcext:value-type="percentage">
            <text:p>76.3%</text:p>
          </table:table-cell>
          <table:table-cell table:formula="of:=2*[.S32]*[.V32]/([.S32]+[.V32])" office:value-type="float" office:value="0.521486665263042" calcext:value-type="float">
            <text:p>0.5215</text:p>
          </table:table-cell>
          <table:table-cell table:formula="of:=2*[.T32]*[.V32]/([.T32]+[.V32])" office:value-type="float" office:value="0.699836339218751" calcext:value-type="float">
            <text:p>0.6998</text:p>
          </table:table-cell>
          <table:table-cell office:value-type="float" office:value="0.3016" calcext:value-type="float">
            <text:p>0.3016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G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25_32.Q33]" office:value-type="float" office:value="0" calcext:value-type="float">
            <text:p>0.0000</text:p>
          </table:table-cell>
          <table:table-cell table:style-name="ce49" table:formula="of:=[$Results_25_32.Q38]" office:value-type="float" office:value="0.494990909090909" calcext:value-type="float">
            <text:p>0.4950</text:p>
          </table:table-cell>
          <table:table-cell table:style-name="ce63" table:formula="of:=[$Results_25_32.Q39]" office:value-type="float" office:value="0.44449" calcext:value-type="float">
            <text:p>0.4445</text:p>
          </table:table-cell>
          <table:table-cell table:style-name="ce71" table:formula="of:=[$Results_25_32.Q40]" office:value-type="float" office:value="0.764138011031797" calcext:value-type="float">
            <text:p>0.7641</text:p>
          </table:table-cell>
          <table:table-cell table:style-name="ce37" table:formula="of:=[$Results_25_32.Q41]" office:value-type="percentage" office:value="0.8438" calcext:value-type="percentage">
            <text:p>84.4%</text:p>
          </table:table-cell>
          <table:table-cell table:formula="of:=[$Results_25_32.Q46]" office:value-type="float" office:value="0.61805" calcext:value-type="float">
            <text:p>0.61805</text:p>
          </table:table-cell>
          <table:table-cell table:style-name="ce107" table:formula="of:=[$Results_25_32.Q47]" office:value-type="percentage" office:value="0.7705" calcext:value-type="percentage">
            <text:p>77.1%</text:p>
          </table:table-cell>
          <table:table-cell table:formula="of:=2*[.S33]*[.V33]/([.S33]+[.V33])" office:value-type="float" office:value="0.517094969601144" calcext:value-type="float">
            <text:p>0.5171</text:p>
          </table:table-cell>
          <table:table-cell table:formula="of:=2*[.T33]*[.V33]/([.T33]+[.V33])" office:value-type="float" office:value="0.683373743584494" calcext:value-type="float">
            <text:p>0.6834</text:p>
          </table:table-cell>
          <table:table-cell office:value-type="float" office:value="0.3655" calcext:value-type="float">
            <text:p>0.3655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G4</text:p>
          </table:table-cell>
          <table:table-cell office:value-type="string" calcext:value-type="string">
            <text:p>ADAM</text:p>
          </table:table-cell>
          <table:covered-table-cell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25_32.W33]" office:value-type="float" office:value="0" calcext:value-type="float">
            <text:p>0.0000</text:p>
          </table:table-cell>
          <table:table-cell table:style-name="ce49" table:formula="of:=[$Results_25_32.W38]" office:value-type="float" office:value="0.516490909090909" calcext:value-type="float">
            <text:p>0.5165</text:p>
          </table:table-cell>
          <table:table-cell table:style-name="ce63" table:formula="of:=[$Results_25_32.W39]" office:value-type="float" office:value="0.46823" calcext:value-type="float">
            <text:p>0.4682</text:p>
          </table:table-cell>
          <table:table-cell table:style-name="ce71" table:formula="of:=[$Results_25_32.W40]" office:value-type="float" office:value="0.779374286177807" calcext:value-type="float">
            <text:p>0.7794</text:p>
          </table:table-cell>
          <table:table-cell table:style-name="ce37" table:formula="of:=[$Results_25_32.W41]" office:value-type="percentage" office:value="0.8547" calcext:value-type="percentage">
            <text:p>85.5%</text:p>
          </table:table-cell>
          <table:table-cell table:formula="of:=[$Results_25_32.W46]" office:value-type="float" office:value="0.6399" calcext:value-type="float">
            <text:p>0.6399</text:p>
          </table:table-cell>
          <table:table-cell table:style-name="ce107" table:formula="of:=[$Results_25_32.W47]" office:value-type="percentage" office:value="0.7823" calcext:value-type="percentage">
            <text:p>78.2%</text:p>
          </table:table-cell>
          <table:table-cell table:formula="of:=2*[.S34]*[.V34]/([.S34]+[.V34])" office:value-type="float" office:value="0.540767557958001" calcext:value-type="float">
            <text:p>0.5408</text:p>
          </table:table-cell>
          <table:table-cell table:formula="of:=2*[.T34]*[.V34]/([.T34]+[.V34])" office:value-type="float" office:value="0.702783965836888" calcext:value-type="float">
            <text:p>0.7028</text:p>
          </table:table-cell>
          <table:table-cell office:value-type="float" office:value="0.3351" calcext:value-type="float">
            <text:p>0.3351</text:p>
          </table:table-cell>
          <table:table-cell/>
          <table:covered-table-cell/>
          <table:table-cell table:number-columns-repeated="36"/>
        </table:table-row>
        <table:table-row table:style-name="ro2">
          <table:table-cell table:number-columns-repeated="16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33_40.E9]" office:value-type="float" office:value="0.2319" calcext:value-type="float">
            <text:p>0.2319</text:p>
          </table:table-cell>
          <table:table-cell table:style-name="ce49" table:formula="of:=[$Results_33_40.E14]" office:value-type="float" office:value="0.510345454545455" calcext:value-type="float">
            <text:p>0.5103</text:p>
          </table:table-cell>
          <table:table-cell table:style-name="ce63" table:formula="of:=[$Results_33_40.E15]" office:value-type="float" office:value="0.46138" calcext:value-type="float">
            <text:p>0.4614</text:p>
          </table:table-cell>
          <table:table-cell table:style-name="ce71" table:formula="of:=[$Results_33_40.E16]" office:value-type="float" office:value="0.720059328358209" calcext:value-type="float">
            <text:p>0.7201</text:p>
          </table:table-cell>
          <table:table-cell table:style-name="ce37" table:formula="of:=[$Results_33_40.E17]" office:value-type="percentage" office:value="0.8321" calcext:value-type="percentage">
            <text:p>83.2%</text:p>
          </table:table-cell>
          <table:table-cell table:style-name="ce53" table:formula="of:=[$Results_33_40.E22]" office:value-type="float" office:value="0.48695" calcext:value-type="float">
            <text:p>0.4870</text:p>
          </table:table-cell>
          <table:table-cell table:style-name="ce107" table:formula="of:=[$Results_33_40.E23]" office:value-type="percentage" office:value="0.724" calcext:value-type="percentage">
            <text:p>72.4%</text:p>
          </table:table-cell>
          <table:table-cell table:formula="of:=2*[.S36]*[.V36]/([.S36]+[.V36])" office:value-type="float" office:value="0.473820275642445" calcext:value-type="float">
            <text:p>0.4738</text:p>
          </table:table-cell>
          <table:table-cell table:formula="of:=2*[.T36]*[.V36]/([.T36]+[.V36])" office:value-type="float" office:value="0.580994498892508" calcext:value-type="float">
            <text:p>0.5810</text:p>
          </table:table-cell>
          <table:table-cell table:number-columns-repeated="3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33_40.K9]" office:value-type="float" office:value="0" calcext:value-type="float">
            <text:p>0.0000</text:p>
          </table:table-cell>
          <table:table-cell table:style-name="ce49" table:formula="of:=[$Results_33_40.K14]" office:value-type="float" office:value="0.436036363636364" calcext:value-type="float">
            <text:p>0.4360</text:p>
          </table:table-cell>
          <table:table-cell table:style-name="ce63" table:formula="of:=[$Results_33_40.K15]" office:value-type="float" office:value="0.37964" calcext:value-type="float">
            <text:p>0.3796</text:p>
          </table:table-cell>
          <table:table-cell table:style-name="ce71" table:formula="of:=[$Results_33_40.K16]" office:value-type="float" office:value="0.690290720311486" calcext:value-type="float">
            <text:p>0.6903</text:p>
          </table:table-cell>
          <table:table-cell table:style-name="ce37" table:formula="of:=[$Results_33_40.K17]" office:value-type="percentage" office:value="0.8233" calcext:value-type="percentage">
            <text:p>82.3%</text:p>
          </table:table-cell>
          <table:table-cell table:formula="of:=[$Results_33_40.K22]" office:value-type="float" office:value="0.4347" calcext:value-type="float">
            <text:p>0.4347</text:p>
          </table:table-cell>
          <table:table-cell table:style-name="ce107" table:formula="of:=[$Results_33_40.K23]" office:value-type="percentage" office:value="0.769" calcext:value-type="percentage">
            <text:p>76.9%</text:p>
          </table:table-cell>
          <table:table-cell table:formula="of:=2*[.S37]*[.V37]/([.S37]+[.V37])" office:value-type="float" office:value="0.405308613110003" calcext:value-type="float">
            <text:p>0.4053</text:p>
          </table:table-cell>
          <table:table-cell table:formula="of:=2*[.T37]*[.V37]/([.T37]+[.V37])" office:value-type="float" office:value="0.533461068970098" calcext:value-type="float">
            <text:p>0.5335</text:p>
          </table:table-cell>
          <table:table-cell table:number-columns-repeated="3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1" table:formula="of:=[$Results_33_40.Q9]" office:value-type="float" office:value="0.2874" calcext:value-type="float">
            <text:p>0.2874</text:p>
          </table:table-cell>
          <table:table-cell table:style-name="ce49" table:formula="of:=[$Results_33_40.Q14]" office:value-type="float" office:value="0.495436363636364" calcext:value-type="float">
            <text:p>0.4954</text:p>
          </table:table-cell>
          <table:table-cell table:style-name="ce63" table:formula="of:=[$Results_33_40.Q15]" office:value-type="float" office:value="0.44498" calcext:value-type="float">
            <text:p>0.4450</text:p>
          </table:table-cell>
          <table:table-cell table:style-name="ce71" table:formula="of:=[$Results_33_40.Q16]" office:value-type="float" office:value="0.617479818299805" calcext:value-type="float">
            <text:p>0.6175</text:p>
          </table:table-cell>
          <table:table-cell table:style-name="ce37" table:formula="of:=[$Results_33_40.Q17]" office:value-type="percentage" office:value="0.748" calcext:value-type="percentage">
            <text:p>74.8%</text:p>
          </table:table-cell>
          <table:table-cell table:formula="of:=[$Results_33_40.Q22]" office:value-type="float" office:value="0.54" calcext:value-type="float">
            <text:p>0.54</text:p>
          </table:table-cell>
          <table:table-cell table:style-name="ce107" table:formula="of:=[$Results_33_40.Q23]" office:value-type="percentage" office:value="0.5446" calcext:value-type="percentage">
            <text:p>54.5%</text:p>
          </table:table-cell>
          <table:table-cell table:formula="of:=2*[.S38]*[.V38]/([.S38]+[.V38])" office:value-type="float" office:value="0.487906759528112" calcext:value-type="float">
            <text:p>0.4879</text:p>
          </table:table-cell>
          <table:table-cell table:formula="of:=2*[.T38]*[.V38]/([.T38]+[.V38])" office:value-type="float" office:value="0.576146722578154" calcext:value-type="float">
            <text:p>0.5761</text:p>
          </table:table-cell>
          <table:table-cell table:number-columns-repeated="3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 table:style-name="ce32" table:formula="of:=[$Results_33_40.W9]" office:value-type="float" office:value="0.3152" calcext:value-type="float">
            <text:p>0.3152</text:p>
          </table:table-cell>
          <table:table-cell table:style-name="ce49" table:formula="of:=[$Results_33_40.W14]" office:value-type="float" office:value="0.528118181818182" calcext:value-type="float">
            <text:p>0.5281</text:p>
          </table:table-cell>
          <table:table-cell table:style-name="ce63" table:formula="of:=[$Results_33_40.W15]" office:value-type="float" office:value="0.48093" calcext:value-type="float">
            <text:p>0.4809</text:p>
          </table:table-cell>
          <table:table-cell table:style-name="ce71" table:formula="of:=[$Results_33_40.W16]" office:value-type="float" office:value="0.723571057754705" calcext:value-type="float">
            <text:p>0.7236</text:p>
          </table:table-cell>
          <table:table-cell table:style-name="ce37" table:formula="of:=[$Results_33_40.W17]" office:value-type="percentage" office:value="0.8257" calcext:value-type="percentage">
            <text:p>82.6%</text:p>
          </table:table-cell>
          <table:table-cell table:style-name="ce53" table:formula="of:=[$Results_33_40.W22]" office:value-type="float" office:value="0.4347" calcext:value-type="float">
            <text:p>0.4347</text:p>
          </table:table-cell>
          <table:table-cell table:style-name="ce107" table:formula="of:=[$Results_33_40.W23]" office:value-type="percentage" office:value="0.769" calcext:value-type="percentage">
            <text:p>76.9%</text:p>
          </table:table-cell>
          <table:table-cell table:formula="of:=2*[.S39]*[.V39]/([.S39]+[.V39])" office:value-type="float" office:value="0.456647927656368" calcext:value-type="float">
            <text:p>0.4566</text:p>
          </table:table-cell>
          <table:table-cell table:formula="of:=2*[.T39]*[.V39]/([.T39]+[.V39])" office:value-type="float" office:value="0.543113525456978" calcext:value-type="float">
            <text:p>0.5431</text:p>
          </table:table-cell>
          <table:table-cell table:number-columns-repeated="3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 table:style-name="ce32" table:formula="of:=[$Results_33_40.E33]" office:value-type="float" office:value="0.2031" calcext:value-type="float">
            <text:p>0.2031</text:p>
          </table:table-cell>
          <table:table-cell table:style-name="ce49" table:formula="of:=[$Results_33_40.E38]" office:value-type="float" office:value="0.518236363636364" calcext:value-type="float">
            <text:p>0.5182</text:p>
          </table:table-cell>
          <table:table-cell table:style-name="ce63" table:formula="of:=[$Results_33_40.E39]" office:value-type="float" office:value="0.47006" calcext:value-type="float">
            <text:p>0.4701</text:p>
          </table:table-cell>
          <table:table-cell table:style-name="ce71" table:formula="of:=[$Results_33_40.E40]" office:value-type="float" office:value="0.706395603504218" calcext:value-type="float">
            <text:p>0.7064</text:p>
          </table:table-cell>
          <table:table-cell table:style-name="ce37" table:formula="of:=[$Results_33_40.E41]" office:value-type="percentage" office:value="0.8167" calcext:value-type="percentage">
            <text:p>81.7%</text:p>
          </table:table-cell>
          <table:table-cell table:formula="of:=[$Results_33_40.E46]" office:value-type="float" office:value="0.4775" calcext:value-type="float">
            <text:p>0.4775</text:p>
          </table:table-cell>
          <table:table-cell table:style-name="ce107" table:formula="of:=[$Results_33_40.E47]" office:value-type="percentage" office:value="0.4775" calcext:value-type="percentage">
            <text:p>47.8%</text:p>
          </table:table-cell>
          <table:table-cell table:formula="of:=2*[.S40]*[.V40]/([.S40]+[.V40])" office:value-type="float" office:value="0.473750791506606" calcext:value-type="float">
            <text:p>0.4738</text:p>
          </table:table-cell>
          <table:table-cell table:formula="of:=2*[.T40]*[.V40]/([.T40]+[.V40])" office:value-type="float" office:value="0.569820345096099" calcext:value-type="float">
            <text:p>0.5698</text:p>
          </table:table-cell>
          <table:table-cell table:number-columns-repeated="3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 table:style-name="ce32" table:formula="of:=[$Results_33_40.K33]" office:value-type="float" office:value="0.3185" calcext:value-type="float">
            <text:p>0.3185</text:p>
          </table:table-cell>
          <table:table-cell table:style-name="ce49" table:formula="of:=[$Results_33_40.K38]" office:value-type="float" office:value="0.513872727272727" calcext:value-type="float">
            <text:p>0.5139</text:p>
          </table:table-cell>
          <table:table-cell table:style-name="ce63" table:formula="of:=[$Results_33_40.K39]" office:value-type="float" office:value="0.46526" calcext:value-type="float">
            <text:p>0.4653</text:p>
          </table:table-cell>
          <table:table-cell table:style-name="ce71" table:formula="of:=[$Results_33_40.K40]" office:value-type="float" office:value="0.646710317975341" calcext:value-type="float">
            <text:p>0.6467</text:p>
          </table:table-cell>
          <table:table-cell table:style-name="ce37" table:formula="of:=[$Results_33_40.K41]" office:value-type="percentage" office:value="0.7674" calcext:value-type="percentage">
            <text:p>76.7%</text:p>
          </table:table-cell>
          <table:table-cell table:formula="of:=[$Results_33_40.K46]" office:value-type="float" office:value="0.50255" calcext:value-type="float">
            <text:p>0.50255</text:p>
          </table:table-cell>
          <table:table-cell table:style-name="ce107" table:formula="of:=[$Results_33_40.K47]" office:value-type="percentage" office:value="0.6391" calcext:value-type="percentage">
            <text:p>63.9%</text:p>
          </table:table-cell>
          <table:table-cell table:formula="of:=2*[.S41]*[.V41]/([.S41]+[.V41])" office:value-type="float" office:value="0.483186602742274" calcext:value-type="float">
            <text:p>0.4832</text:p>
          </table:table-cell>
          <table:table-cell table:formula="of:=2*[.T41]*[.V41]/([.T41]+[.V41])" office:value-type="float" office:value="0.565588605497264" calcext:value-type="float">
            <text:p>0.5656</text:p>
          </table:table-cell>
          <table:table-cell table:number-columns-repeated="3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2" table:formula="of:=[$Results_33_40.Q33]" office:value-type="float" office:value="0.2629" calcext:value-type="float">
            <text:p>0.2629</text:p>
          </table:table-cell>
          <table:table-cell table:style-name="ce49" table:formula="of:=[$Results_33_40.Q38]" office:value-type="float" office:value="0.508990909090909" calcext:value-type="float">
            <text:p>0.5090</text:p>
          </table:table-cell>
          <table:table-cell table:style-name="ce63" table:formula="of:=[$Results_33_40.Q39]" office:value-type="float" office:value="0.45989" calcext:value-type="float">
            <text:p>0.4599</text:p>
          </table:table-cell>
          <table:table-cell table:style-name="ce71" table:formula="of:=[$Results_33_40.Q40]" office:value-type="float" office:value="0.71729883192732" calcext:value-type="float">
            <text:p>0.7173</text:p>
          </table:table-cell>
          <table:table-cell table:style-name="ce37" table:formula="of:=[$Results_33_40.Q41]" office:value-type="percentage" office:value="0.8295" calcext:value-type="percentage">
            <text:p>83.0%</text:p>
          </table:table-cell>
          <table:table-cell table:formula="of:=[$Results_33_40.Q46]" office:value-type="float" office:value="0.46095" calcext:value-type="float">
            <text:p>0.46095</text:p>
          </table:table-cell>
          <table:table-cell table:style-name="ce107" table:formula="of:=[$Results_33_40.Q47]" office:value-type="percentage" office:value="0.5734" calcext:value-type="percentage">
            <text:p>57.3%</text:p>
          </table:table-cell>
          <table:table-cell table:formula="of:=2*[.S42]*[.V42]/([.S42]+[.V42])" office:value-type="float" office:value="0.460419389904869" calcext:value-type="float">
            <text:p>0.4604</text:p>
          </table:table-cell>
          <table:table-cell table:formula="of:=2*[.T42]*[.V42]/([.T42]+[.V42])" office:value-type="float" office:value="0.561237809225842" calcext:value-type="float">
            <text:p>0.5612</text:p>
          </table:table-cell>
          <table:table-cell table:number-columns-repeated="2"/>
          <table:table-cell table:style-name="ce11"/>
          <table:table-cell table:number-columns-repeated="3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di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2" table:formula="of:=[$Results_33_40.W33]" office:value-type="float" office:value="0.2807" calcext:value-type="float">
            <text:p>0.2807</text:p>
          </table:table-cell>
          <table:table-cell table:style-name="ce49" table:formula="of:=[$Results_33_40.W38]" office:value-type="float" office:value="0.488154545454545" calcext:value-type="float">
            <text:p>0.4882</text:p>
          </table:table-cell>
          <table:table-cell table:style-name="ce63" table:formula="of:=[$Results_33_40.W39]" office:value-type="float" office:value="0.43697" calcext:value-type="float">
            <text:p>0.4370</text:p>
          </table:table-cell>
          <table:table-cell table:style-name="ce71" table:formula="of:=[$Results_33_40.W40]" office:value-type="float" office:value="0.715152644386762" calcext:value-type="float">
            <text:p>0.7152</text:p>
          </table:table-cell>
          <table:table-cell table:style-name="ce37" table:formula="of:=[$Results_33_40.W41]" office:value-type="percentage" office:value="0.8332" calcext:value-type="percentage">
            <text:p>83.3%</text:p>
          </table:table-cell>
          <table:table-cell table:formula="of:=[$Results_33_40.W46]" office:value-type="float" office:value="0.52225" calcext:value-type="float">
            <text:p>0.52225</text:p>
          </table:table-cell>
          <table:table-cell table:style-name="ce107" table:formula="of:=[$Results_33_40.W47]" office:value-type="percentage" office:value="0.7063" calcext:value-type="percentage">
            <text:p>70.6%</text:p>
          </table:table-cell>
          <table:table-cell table:formula="of:=2*[.S43]*[.V43]/([.S43]+[.V43])" office:value-type="float" office:value="0.475819066533225" calcext:value-type="float">
            <text:p>0.4758</text:p>
          </table:table-cell>
          <table:table-cell table:formula="of:=2*[.T43]*[.V43]/([.T43]+[.V43])" office:value-type="float" office:value="0.603665217987443" calcext:value-type="float">
            <text:p>0.6037</text:p>
          </table:table-cell>
          <table:table-cell table:number-columns-repeated="39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"/>
          <table:table-cell table:style-name="ce11"/>
          <table:table-cell table:number-columns-repeated="3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"/>
          <table:table-cell table:style-name="ce11"/>
          <table:table-cell table:number-columns-repeated="3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"/>
          <table:table-cell table:style-name="ce11"/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"/>
          <table:table-cell table:style-name="ce11"/>
          <table:table-cell table:number-columns-repeated="3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"/>
          <table:table-cell table:style-name="ce11"/>
          <table:table-cell table:number-columns-repeated="3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3"/>
          <table:table-cell table:number-columns-repeated="13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3"/>
          <table:table-cell table:number-columns-repeated="12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table:style-name="ce3"/>
          <table:table-cell table:number-columns-repeated="12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12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1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AA1:'Experiment description'.AA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08" table:style-name="ta1"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3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3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3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3" table:default-cell-style-name="ce110"/>
        <table:table-column table:style-name="co26" table:default-cell-style-name="ce110"/>
        <table:table-column table:style-name="co17" table:default-cell-style-name="ce110"/>
        <table:table-column table:style-name="co22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19" office:value-type="float" office:value="0.9451" calcext:value-type="float">
            <text:p>0.9451</text:p>
          </table:table-cell>
          <table:table-cell table:style-name="ce119" office:value-type="float" office:value="0.9213" calcext:value-type="float">
            <text:p>0.9213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81" calcext:value-type="float">
            <text:p>0.8810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125" calcext:value-type="float">
            <text:p>0.912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8" calcext:value-type="float">
            <text:p>0.9018</text:p>
          </table:table-cell>
          <table:table-cell table:style-name="ce119" office:value-type="float" office:value="0.9457" calcext:value-type="float">
            <text:p>0.9457</text:p>
          </table:table-cell>
          <table:table-cell table:style-name="ce119" office:value-type="float" office:value="0.9233" calcext:value-type="float">
            <text:p>0.923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85" calcext:value-type="float">
            <text:p>0.8885</text:p>
          </table:table-cell>
          <table:table-cell table:style-name="ce119" office:value-type="float" office:value="0.9445" calcext:value-type="float">
            <text:p>0.9445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29" calcext:value-type="float">
            <text:p>0.7929</text:p>
          </table:table-cell>
          <table:table-cell table:style-name="ce119" office:value-type="float" office:value="0.8252" calcext:value-type="float">
            <text:p>0.8252</text:p>
          </table:table-cell>
          <table:table-cell table:style-name="ce119" office:value-type="float" office:value="0.8088" calcext:value-type="float">
            <text:p>0.808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05" calcext:value-type="float">
            <text:p>0.7805</text:p>
          </table:table-cell>
          <table:table-cell table:style-name="ce119" office:value-type="float" office:value="0.8312" calcext:value-type="float">
            <text:p>0.8312</text:p>
          </table:table-cell>
          <table:table-cell table:style-name="ce119" office:value-type="float" office:value="0.8051" calcext:value-type="float">
            <text:p>0.805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32" calcext:value-type="float">
            <text:p>0.7832</text:p>
          </table:table-cell>
          <table:table-cell table:style-name="ce119" office:value-type="float" office:value="0.86" calcext:value-type="float">
            <text:p>0.8600</text:p>
          </table:table-cell>
          <table:table-cell table:style-name="ce119" office:value-type="float" office:value="0.8198" calcext:value-type="float">
            <text:p>0.819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24" calcext:value-type="float">
            <text:p>0.7824</text:p>
          </table:table-cell>
          <table:table-cell table:style-name="ce119" office:value-type="float" office:value="0.8501" calcext:value-type="float">
            <text:p>0.8501</text:p>
          </table:table-cell>
          <table:table-cell table:style-name="ce119" office:value-type="float" office:value="0.8149" calcext:value-type="float">
            <text:p>0.814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417" calcext:value-type="float">
            <text:p>0.8417</text:p>
          </table:table-cell>
          <table:table-cell table:style-name="ce119" office:value-type="float" office:value="0.7543" calcext:value-type="float">
            <text:p>0.7543</text:p>
          </table:table-cell>
          <table:table-cell table:style-name="ce119" office:value-type="float" office:value="0.7956" calcext:value-type="float">
            <text:p>0.795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22" calcext:value-type="float">
            <text:p>0.8122</text:p>
          </table:table-cell>
          <table:table-cell table:style-name="ce119" office:value-type="float" office:value="0.6886" calcext:value-type="float">
            <text:p>0.6886</text:p>
          </table:table-cell>
          <table:table-cell table:style-name="ce119" office:value-type="float" office:value="0.7453" calcext:value-type="float">
            <text:p>0.745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029" calcext:value-type="float">
            <text:p>0.8029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887" calcext:value-type="float">
            <text:p>0.788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71" calcext:value-type="float">
            <text:p>0.7871</text:p>
          </table:table-cell>
          <table:table-cell table:style-name="ce119" office:value-type="float" office:value="0.7163" calcext:value-type="float">
            <text:p>0.7163</text:p>
          </table:table-cell>
          <table:table-cell table:style-name="ce119" office:value-type="float" office:value="0.75" calcext:value-type="float">
            <text:p>0.75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026" calcext:value-type="float">
            <text:p>0.602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613" calcext:value-type="float">
            <text:p>0.61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585" calcext:value-type="float">
            <text:p>0.558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19" office:value-type="float" office:value="0.5265" calcext:value-type="float">
            <text:p>0.5265</text:p>
          </table:table-cell>
          <table:table-cell table:style-name="ce119" office:value-type="float" office:value="0.5995" calcext:value-type="float">
            <text:p>0.599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36" calcext:value-type="float">
            <text:p>0.5336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637" calcext:value-type="float">
            <text:p>0.5637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94" calcext:value-type="float">
            <text:p>0.7494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71" calcext:value-type="float">
            <text:p>0.7671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7904" calcext:value-type="float">
            <text:p>0.7904</text:p>
          </table:table-cell>
          <table:table-cell table:style-name="ce119" office:value-type="float" office:value="0.761" calcext:value-type="float">
            <text:p>0.761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88" calcext:value-type="float">
            <text:p>0.6988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53" calcext:value-type="float">
            <text:p>0.75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92" calcext:value-type="float">
            <text:p>0.739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17" calcext:value-type="float">
            <text:p>0.7617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72" calcext:value-type="float">
            <text:p>0.2720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969" calcext:value-type="float">
            <text:p>0.296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857" calcext:value-type="float">
            <text:p>0.285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832" calcext:value-type="float">
            <text:p>0.2832</text:p>
          </table:table-cell>
          <table:table-cell table:style-name="ce119" office:value-type="float" office:value="0.3077" calcext:value-type="float">
            <text:p>0.3077</text:p>
          </table:table-cell>
          <table:table-cell table:style-name="ce119" office:value-type="float" office:value="0.2949" calcext:value-type="float">
            <text:p>0.294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37" calcext:value-type="float">
            <text:p>0.2370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96" calcext:value-type="float">
            <text:p>0.296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113" calcext:value-type="float">
            <text:p>0.3113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3385" calcext:value-type="float">
            <text:p>0.3385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68" calcext:value-type="float">
            <text:p>0.2068</text:p>
          </table:table-cell>
          <table:table-cell table:style-name="ce119" office:value-type="float" office:value="0.618" calcext:value-type="float">
            <text:p>0.6180</text:p>
          </table:table-cell>
          <table:table-cell table:style-name="ce119" office:value-type="float" office:value="0.3099" calcext:value-type="float">
            <text:p>0.309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33" calcext:value-type="float">
            <text:p>0.2133</text:p>
          </table:table-cell>
          <table:table-cell table:style-name="ce119" office:value-type="float" office:value="0.5056" calcext:value-type="float">
            <text:p>0.5056</text:p>
          </table:table-cell>
          <table:table-cell table:style-name="ce119" office:value-type="float" office:value="0.3" calcext:value-type="float">
            <text:p>0.3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706" calcext:value-type="float">
            <text:p>0.2706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3552" calcext:value-type="float">
            <text:p>0.355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94" calcext:value-type="float">
            <text:p>0.4694</text:p>
          </table:table-cell>
          <table:table-cell table:style-name="ce119" office:value-type="float" office:value="0.4051" calcext:value-type="float">
            <text:p>0.4051</text:p>
          </table:table-cell>
          <table:table-cell table:style-name="ce119" office:value-type="float" office:value="0.4349" calcext:value-type="float">
            <text:p>0.4349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833" calcext:value-type="float">
            <text:p>0.5833</text:p>
          </table:table-cell>
          <table:table-cell table:style-name="ce119" office:value-type="float" office:value="0.2466" calcext:value-type="float">
            <text:p>0.2466</text:p>
          </table:table-cell>
          <table:table-cell table:style-name="ce119" office:value-type="float" office:value="0.3467" calcext:value-type="float">
            <text:p>0.346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07" calcext:value-type="float">
            <text:p>0.5307</text:p>
          </table:table-cell>
          <table:table-cell table:style-name="ce119" office:value-type="float" office:value="0.3049" calcext:value-type="float">
            <text:p>0.3049</text:p>
          </table:table-cell>
          <table:table-cell table:style-name="ce119" office:value-type="float" office:value="0.3873" calcext:value-type="float">
            <text:p>0.387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7" calcext:value-type="float">
            <text:p>0.5470</text:p>
          </table:table-cell>
          <table:table-cell table:style-name="ce119" office:value-type="float" office:value="0.2995" calcext:value-type="float">
            <text:p>0.2995</text:p>
          </table:table-cell>
          <table:table-cell table:style-name="ce119" office:value-type="float" office:value="0.387" calcext:value-type="float">
            <text:p>0.3870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833" calcext:value-type="float">
            <text:p>0.0833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75" calcext:value-type="float">
            <text:p>0.3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77" calcext:value-type="float">
            <text:p>0.0577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267" calcext:value-type="float">
            <text:p>0.0267</text:p>
          </table:table-cell>
          <table:table-cell table:style-name="ce119" office:value-type="float" office:value="0.0519" calcext:value-type="float">
            <text:p>0.0519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133" calcext:value-type="float">
            <text:p>0.0133</text:p>
          </table:table-cell>
          <table:table-cell table:style-name="ce119" office:value-type="float" office:value="0.026" calcext:value-type="float">
            <text:p>0.026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81" calcext:value-type="float">
            <text:p>0.5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24063636363636" calcext:value-type="float">
            <text:p>0.5241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3863636363636" calcext:value-type="float">
            <text:p>0.54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527272727273" calcext:value-type="float">
            <text:p>0.53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1391" calcext:value-type="float">
            <text:p>0.513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7647" calcext:value-type="float">
            <text:p>0.476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825" calcext:value-type="float">
            <text:p>0.498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9018" calcext:value-type="float">
            <text:p>0.490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47182089552239" calcext:value-type="float">
            <text:p>0.74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25707592472421" calcext:value-type="float">
            <text:p>0.725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43634182349124" calcext:value-type="float">
            <text:p>0.743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36921252433485" calcext:value-type="float">
            <text:p>0.73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18" calcext:value-type="percentage">
            <text:p>84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06" calcext:value-type="percentage">
            <text:p>83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9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96" calcext:value-type="percentage">
            <text:p>84.0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3" calcext:value-type="float">
            <text:p>0.8093</text:p>
          </table:table-cell>
          <table:table-cell table:style-name="ce122" office:value-type="float" office:value="0.8714" calcext:value-type="float">
            <text:p>0.8714</text:p>
          </table:table-cell>
          <table:table-cell table:style-name="ce122" office:value-type="float" office:value="0.8392" calcext:value-type="float">
            <text:p>0.8392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12" calcext:value-type="float">
            <text:p>0.8112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822" calcext:value-type="float">
            <text:p>0.82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9" calcext:value-type="float">
            <text:p>0.8099</text:p>
          </table:table-cell>
          <table:table-cell table:style-name="ce122" office:value-type="float" office:value="0.9079" calcext:value-type="float">
            <text:p>0.9079</text:p>
          </table:table-cell>
          <table:table-cell table:style-name="ce122" office:value-type="float" office:value="0.8561" calcext:value-type="float">
            <text:p>0.856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7" calcext:value-type="float">
            <text:p>0.8277</text:p>
          </table:table-cell>
          <table:table-cell table:style-name="ce122" office:value-type="float" office:value="0.8157" calcext:value-type="float">
            <text:p>0.8157</text:p>
          </table:table-cell>
          <table:table-cell table:style-name="ce122" office:value-type="float" office:value="0.8217" calcext:value-type="float">
            <text:p>0.821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3163" calcext:value-type="float">
            <text:p>0.3163</text:p>
          </table:table-cell>
          <table:table-cell table:style-name="ce122" office:value-type="float" office:value="0.3626" calcext:value-type="float">
            <text:p>0.362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895" calcext:value-type="float">
            <text:p>0.3895</text:p>
          </table:table-cell>
          <table:table-cell table:style-name="ce122" office:value-type="float" office:value="0.3546" calcext:value-type="float">
            <text:p>0.3546</text:p>
          </table:table-cell>
          <table:table-cell table:style-name="ce122" office:value-type="float" office:value="0.3712" calcext:value-type="float">
            <text:p>0.371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866" calcext:value-type="float">
            <text:p>0.4866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64" calcext:value-type="float">
            <text:p>0.364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46" calcext:value-type="float">
            <text:p>0.4146</text:p>
          </table:table-cell>
          <table:table-cell table:style-name="ce122" office:value-type="float" office:value="0.4345" calcext:value-type="float">
            <text:p>0.4345</text:p>
          </table:table-cell>
          <table:table-cell table:style-name="ce122" office:value-type="float" office:value="0.4243" calcext:value-type="float">
            <text:p>0.424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9" calcext:value-type="float">
            <text:p>0.60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5966" calcext:value-type="float">
            <text:p>0.596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005" calcext:value-type="float">
            <text:p>0.61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float" office:value="0.623" calcext:value-type="float">
            <text:p>0.6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25" calcext:value-type="percentage">
            <text:p>72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53" calcext:value-type="percentage">
            <text:p>76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77" calcext:value-type="percentage">
            <text:p>72.8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19" calcext:value-type="float">
            <text:p>0.9219</text:p>
          </table:table-cell>
          <table:table-cell table:style-name="ce122" office:value-type="float" office:value="0.9058" calcext:value-type="float">
            <text:p>0.9058</text:p>
          </table:table-cell>
          <table:table-cell table:style-name="ce122" office:value-type="float" office:value="0.9138" calcext:value-type="float">
            <text:p>0.913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office:value-type="float" office:value="0.9152" calcext:value-type="float">
            <text:p>0.9152</text:p>
          </table:table-cell>
          <table:table-cell table:style-name="ce122" office:value-type="float" office:value="0.9089" calcext:value-type="float">
            <text:p>0.9089</text:p>
          </table:table-cell>
          <table:table-cell table:style-name="ce122" office:value-type="float" office:value="0.9121" calcext:value-type="float">
            <text:p>0.912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38" calcext:value-type="float">
            <text:p>0.938</text:p>
          </table:table-cell>
          <table:table-cell table:style-name="ce122" office:value-type="float" office:value="0.8677" calcext:value-type="float">
            <text:p>0.8677</text:p>
          </table:table-cell>
          <table:table-cell table:style-name="ce122" office:value-type="float" office:value="0.9015" calcext:value-type="float">
            <text:p>0.901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9114" calcext:value-type="float">
            <text:p>0.9114</text:p>
          </table:table-cell>
          <table:table-cell table:style-name="ce122" office:value-type="float" office:value="0.9091" calcext:value-type="float">
            <text:p>0.9091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399" calcext:value-type="float">
            <text:p>0.8399</text:p>
          </table:table-cell>
          <table:table-cell table:style-name="ce122" office:value-type="float" office:value="0.6742" calcext:value-type="float">
            <text:p>0.6742</text:p>
          </table:table-cell>
          <table:table-cell table:style-name="ce122" office:value-type="float" office:value="0.748" calcext:value-type="float">
            <text:p>0.74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office:value-type="float" office:value="0.8556" calcext:value-type="float">
            <text:p>0.8556</text:p>
          </table:table-cell>
          <table:table-cell table:style-name="ce122" office:value-type="float" office:value="0.6746" calcext:value-type="float">
            <text:p>0.6746</text:p>
          </table:table-cell>
          <table:table-cell table:style-name="ce122" office:value-type="float" office:value="0.7544" calcext:value-type="float">
            <text:p>0.7544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702" calcext:value-type="float">
            <text:p>0.8702</text:p>
          </table:table-cell>
          <table:table-cell table:style-name="ce122" office:value-type="float" office:value="0.6232" calcext:value-type="float">
            <text:p>0.6232</text:p>
          </table:table-cell>
          <table:table-cell table:style-name="ce122" office:value-type="float" office:value="0.7263" calcext:value-type="float">
            <text:p>0.7263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18" calcext:value-type="float">
            <text:p>0.8918</text:p>
          </table:table-cell>
          <table:table-cell table:style-name="ce122" office:value-type="float" office:value="0.5864" calcext:value-type="float">
            <text:p>0.5864</text:p>
          </table:table-cell>
          <table:table-cell table:style-name="ce122" office:value-type="float" office:value="0.7075" calcext:value-type="float">
            <text:p>0.707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197" calcext:value-type="float">
            <text:p>0.7197</text:p>
          </table:table-cell>
          <table:table-cell table:style-name="ce122" office:value-type="float" office:value="0.782" calcext:value-type="float">
            <text:p>0.782</text:p>
          </table:table-cell>
          <table:table-cell table:style-name="ce122" office:value-type="float" office:value="0.7496" calcext:value-type="float">
            <text:p>0.749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21" calcext:value-type="float">
            <text:p>0.721</text:p>
          </table:table-cell>
          <table:table-cell table:style-name="ce122" office:value-type="float" office:value="0.7958" calcext:value-type="float">
            <text:p>0.7958</text:p>
          </table:table-cell>
          <table:table-cell table:style-name="ce122" office:value-type="float" office:value="0.7566" calcext:value-type="float">
            <text:p>0.7566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649" calcext:value-type="float">
            <text:p>0.6649</text:p>
          </table:table-cell>
          <table:table-cell table:style-name="ce122" office:value-type="float" office:value="0.8789" calcext:value-type="float">
            <text:p>0.8789</text:p>
          </table:table-cell>
          <table:table-cell table:style-name="ce122" office:value-type="float" office:value="0.7571" calcext:value-type="float">
            <text:p>0.757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47" calcext:value-type="float">
            <text:p>0.6947</text:p>
          </table:table-cell>
          <table:table-cell table:style-name="ce122" office:value-type="float" office:value="0.9135" calcext:value-type="float">
            <text:p>0.9135</text:p>
          </table:table-cell>
          <table:table-cell table:style-name="ce122" office:value-type="float" office:value="0.7892" calcext:value-type="float">
            <text:p>0.7892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31" calcext:value-type="float">
            <text:p>0.531</text:p>
          </table:table-cell>
          <table:table-cell table:style-name="ce122" office:value-type="float" office:value="0.5505" calcext:value-type="float">
            <text:p>0.5505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22" office:value-type="float" office:value="0.6504" calcext:value-type="float">
            <text:p>0.6504</text:p>
          </table:table-cell>
          <table:table-cell table:style-name="ce122" office:value-type="float" office:value="0.5465" calcext:value-type="float">
            <text:p>0.546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841" calcext:value-type="float">
            <text:p>0.5841</text:p>
          </table:table-cell>
          <table:table-cell table:style-name="ce122" office:value-type="float" office:value="0.5777" calcext:value-type="float">
            <text:p>0.577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4638" calcext:value-type="float">
            <text:p>0.4638</text:p>
          </table:table-cell>
          <table:table-cell table:style-name="ce122" office:value-type="float" office:value="0.6239" calcext:value-type="float">
            <text:p>0.6239</text:p>
          </table:table-cell>
          <table:table-cell table:style-name="ce122" office:value-type="float" office:value="0.5321" calcext:value-type="float">
            <text:p>0.5321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872" calcext:value-type="float">
            <text:p>0.6872</text:p>
          </table:table-cell>
          <table:table-cell table:style-name="ce122" office:value-type="float" office:value="0.8048" calcext:value-type="float">
            <text:p>0.8048</text:p>
          </table:table-cell>
          <table:table-cell table:style-name="ce122" office:value-type="float" office:value="0.7414" calcext:value-type="float">
            <text:p>0.7414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025" calcext:value-type="float">
            <text:p>0.7025</text:p>
          </table:table-cell>
          <table:table-cell table:style-name="ce122" office:value-type="float" office:value="0.8024" calcext:value-type="float">
            <text:p>0.8024</text:p>
          </table:table-cell>
          <table:table-cell table:style-name="ce122" office:value-type="float" office:value="0.7492" calcext:value-type="float">
            <text:p>0.74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251" calcext:value-type="float">
            <text:p>0.7251</text:p>
          </table:table-cell>
          <table:table-cell table:style-name="ce122" office:value-type="float" office:value="0.788" calcext:value-type="float">
            <text:p>0.788</text:p>
          </table:table-cell>
          <table:table-cell table:style-name="ce122" office:value-type="float" office:value="0.7552" calcext:value-type="float">
            <text:p>0.755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103" calcext:value-type="float">
            <text:p>0.6103</text:p>
          </table:table-cell>
          <table:table-cell table:style-name="ce122" office:value-type="float" office:value="0.8602" calcext:value-type="float">
            <text:p>0.8602</text:p>
          </table:table-cell>
          <table:table-cell table:style-name="ce122" office:value-type="float" office:value="0.714" calcext:value-type="float">
            <text:p>0.714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315" calcext:value-type="float">
            <text:p>0.2315</text:p>
          </table:table-cell>
          <table:table-cell table:style-name="ce122" office:value-type="float" office:value="0.2404" calcext:value-type="float">
            <text:p>0.2404</text:p>
          </table:table-cell>
          <table:table-cell table:style-name="ce122" office:value-type="float" office:value="0.2358" calcext:value-type="float">
            <text:p>0.235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076" calcext:value-type="float">
            <text:p>0.2076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36" office:value-type="float" office:value="0.2882" calcext:value-type="float">
            <text:p>0.288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772" calcext:value-type="float">
            <text:p>0.2772</text:p>
          </table:table-cell>
          <table:table-cell table:style-name="ce122" office:value-type="float" office:value="0.2692" calcext:value-type="float">
            <text:p>0.2692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816" calcext:value-type="float">
            <text:p>0.2816</text:p>
          </table:table-cell>
          <table:table-cell table:style-name="ce122" office:value-type="float" office:value="0.2788" calcext:value-type="float">
            <text:p>0.2788</text:p>
          </table:table-cell>
          <table:table-cell table:style-name="ce122" office:value-type="float" office:value="0.2802" calcext:value-type="float">
            <text:p>0.280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" calcext:value-type="float">
            <text:p>0.274</text:p>
          </table:table-cell>
          <table:table-cell table:style-name="ce122" office:value-type="float" office:value="0.4494" calcext:value-type="float">
            <text:p>0.4494</text:p>
          </table:table-cell>
          <table:table-cell table:style-name="ce122" office:value-type="float" office:value="0.3404" calcext:value-type="float">
            <text:p>0.3404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463" calcext:value-type="float">
            <text:p>0.2463</text:p>
          </table:table-cell>
          <table:table-cell table:style-name="ce122" office:value-type="float" office:value="0.3708" calcext:value-type="float">
            <text:p>0.3708</text:p>
          </table:table-cell>
          <table:table-cell table:style-name="ce122" office:value-type="float" office:value="0.296" calcext:value-type="float">
            <text:p>0.2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3131" calcext:value-type="float">
            <text:p>0.3131</text:p>
          </table:table-cell>
          <table:table-cell table:style-name="ce122" office:value-type="float" office:value="0.3483" calcext:value-type="float">
            <text:p>0.3483</text:p>
          </table:table-cell>
          <table:table-cell table:style-name="ce122" office:value-type="float" office:value="0.3298" calcext:value-type="float">
            <text:p>0.329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547" calcext:value-type="float">
            <text:p>0.2547</text:p>
          </table:table-cell>
          <table:table-cell table:style-name="ce122" office:value-type="float" office:value="0.3034" calcext:value-type="float">
            <text:p>0.3034</text:p>
          </table:table-cell>
          <table:table-cell table:style-name="ce122" office:value-type="float" office:value="0.2769" calcext:value-type="float">
            <text:p>0.2769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701" calcext:value-type="float">
            <text:p>0.3701</text:p>
          </table:table-cell>
          <table:table-cell table:style-name="ce122" office:value-type="float" office:value="0.5596" calcext:value-type="float">
            <text:p>0.5596</text:p>
          </table:table-cell>
          <table:table-cell table:style-name="ce122" office:value-type="float" office:value="0.4455" calcext:value-type="float">
            <text:p>0.4455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office:value-type="float" office:value="0.3926" calcext:value-type="float">
            <text:p>0.3926</text:p>
          </table:table-cell>
          <table:table-cell table:style-name="ce122" office:value-type="float" office:value="0.4878" calcext:value-type="float">
            <text:p>0.4878</text:p>
          </table:table-cell>
          <table:table-cell table:style-name="ce122" office:value-type="float" office:value="0.435" calcext:value-type="float">
            <text:p>0.4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89" calcext:value-type="float">
            <text:p>0.3489</text:p>
          </table:table-cell>
          <table:table-cell table:style-name="ce122" office:value-type="float" office:value="0.7087" calcext:value-type="float">
            <text:p>0.7087</text:p>
          </table:table-cell>
          <table:table-cell table:style-name="ce122" office:value-type="float" office:value="0.4676" calcext:value-type="float">
            <text:p>0.467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695" calcext:value-type="float">
            <text:p>0.3695</text:p>
          </table:table-cell>
          <table:table-cell table:style-name="ce122" office:value-type="float" office:value="0.6409" calcext:value-type="float">
            <text:p>0.6409</text:p>
          </table:table-cell>
          <table:table-cell table:style-name="ce122" office:value-type="float" office:value="0.4688" calcext:value-type="float">
            <text:p>0.4688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18" calcext:value-type="float">
            <text:p>0.1518</text:p>
          </table:table-cell>
          <table:table-cell table:style-name="ce122" office:value-type="float" office:value="0.1771" calcext:value-type="float">
            <text:p>0.1771</text:p>
          </table:table-cell>
          <table:table-cell table:style-name="ce122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office:value-type="float" office:value="0.1515" calcext:value-type="float">
            <text:p>0.1515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1754" calcext:value-type="float">
            <text:p>0.1754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2247" calcext:value-type="float">
            <text:p>0.2247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2162" calcext:value-type="float">
            <text:p>0.216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56" calcext:value-type="float">
            <text:p>0.1556</text:p>
          </table:table-cell>
          <table:table-cell table:style-name="ce122" office:value-type="float" office:value="0.1458" calcext:value-type="float">
            <text:p>0.1458</text:p>
          </table:table-cell>
          <table:table-cell table:style-name="ce122" office:value-type="float" office:value="0.1505" calcext:value-type="float">
            <text:p>0.150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43" calcext:value-type="float">
            <text:p>0.1343</text:p>
          </table:table-cell>
          <table:table-cell table:style-name="ce122" office:value-type="float" office:value="0.12" calcext:value-type="float">
            <text:p>0.12</text:p>
          </table:table-cell>
          <table:table-cell table:style-name="ce122" office:value-type="float" office:value="0.1268" calcext:value-type="float">
            <text:p>0.126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office:value-type="float" office:value="0.1481" calcext:value-type="float">
            <text:p>0.1481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4" calcext:value-type="float">
            <text:p>0.124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3333" calcext:value-type="float">
            <text:p>0.3333</text:p>
          </table:table-cell>
          <table:table-cell table:style-name="ce122" office:value-type="float" office:value="0.08" calcext:value-type="float">
            <text:p>0.08</text:p>
          </table:table-cell>
          <table:table-cell table:style-name="ce122" office:value-type="float" office:value="0.129" calcext:value-type="float">
            <text:p>0.1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905" calcext:value-type="float">
            <text:p>0.1905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368" calcext:value-type="float">
            <text:p>0.1368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6845454545455" calcext:value-type="float">
            <text:p>0.5468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48854545454546" calcext:value-type="float">
            <text:p>0.54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576" calcext:value-type="float">
            <text:p>0.557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2281818181818" calcext:value-type="float">
            <text:p>0.54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153" calcext:value-type="float">
            <text:p>0.50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50374" calcext:value-type="float">
            <text:p>0.5037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1336" calcext:value-type="float">
            <text:p>0.5134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9651" calcext:value-type="float">
            <text:p>0.49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16100843608047" calcext:value-type="float">
            <text:p>0.716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1812840687865" calcext:value-type="float">
            <text:p>0.718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10248426346528" calcext:value-type="float">
            <text:p>0.710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0140412070085" calcext:value-type="float">
            <text:p>0.70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78" calcext:value-type="percentage">
            <text:p>80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8" calcext:value-type="percentage">
            <text:p>80.8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2" calcext:value-type="percentage">
            <text:p>80.2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89" calcext:value-type="percentage">
            <text:p>79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6" calcext:value-type="float">
            <text:p>0.8096</text:p>
          </table:table-cell>
          <table:table-cell table:style-name="ce122" office:value-type="float" office:value="0.8935" calcext:value-type="float">
            <text:p>0.8935</text:p>
          </table:table-cell>
          <table:table-cell table:style-name="ce122" office:value-type="float" office:value="0.8495" calcext:value-type="float">
            <text:p>0.84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98" calcext:value-type="float">
            <text:p>0.7998</text:p>
          </table:table-cell>
          <table:table-cell table:style-name="ce122" office:value-type="float" office:value="0.9127" calcext:value-type="float">
            <text:p>0.9127</text:p>
          </table:table-cell>
          <table:table-cell table:style-name="ce122" office:value-type="float" office:value="0.8525" calcext:value-type="float">
            <text:p>0.852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7946" calcext:value-type="float">
            <text:p>0.7946</text:p>
          </table:table-cell>
          <table:table-cell table:style-name="ce122" office:value-type="float" office:value="0.8134" calcext:value-type="float">
            <text:p>0.8134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46" calcext:value-type="float">
            <text:p>0.846</text:p>
          </table:table-cell>
          <table:table-cell table:style-name="ce122" office:value-type="float" office:value="0.8225" calcext:value-type="float">
            <text:p>0.8225</text:p>
          </table:table-cell>
          <table:table-cell table:style-name="ce122" office:value-type="float" office:value="0.8341" calcext:value-type="float">
            <text:p>0.834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5" calcext:value-type="float">
            <text:p>0.4585</text:p>
          </table:table-cell>
          <table:table-cell table:style-name="ce122" office:value-type="float" office:value="0.3003" calcext:value-type="float">
            <text:p>0.3003</text:p>
          </table:table-cell>
          <table:table-cell table:style-name="ce122" office:value-type="float" office:value="0.3629" calcext:value-type="float">
            <text:p>0.3629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18" calcext:value-type="float">
            <text:p>0.4518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3132" calcext:value-type="float">
            <text:p>0.313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72" calcext:value-type="float">
            <text:p>0.4072</text:p>
          </table:table-cell>
          <table:table-cell table:style-name="ce122" office:value-type="float" office:value="0.4696" calcext:value-type="float">
            <text:p>0.4696</text:p>
          </table:table-cell>
          <table:table-cell table:style-name="ce122" office:value-type="float" office:value="0.4362" calcext:value-type="float">
            <text:p>0.436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91" calcext:value-type="float">
            <text:p>0.4591</text:p>
          </table:table-cell>
          <table:table-cell table:style-name="ce122" office:value-type="float" office:value="0.5016" calcext:value-type="float">
            <text:p>0.5016</text:p>
          </table:table-cell>
          <table:table-cell table:style-name="ce122" office:value-type="float" office:value="0.4794" calcext:value-type="float">
            <text:p>0.4794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6062" calcext:value-type="float">
            <text:p>0.606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8285" calcext:value-type="float">
            <text:p>0.582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248" calcext:value-type="float">
            <text:p>0.624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5675" calcext:value-type="float">
            <text:p>0.6567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65" calcext:value-type="percentage">
            <text:p>75.7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7" calcext:value-type="percentage">
            <text:p>75.7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96" calcext:value-type="percentage">
            <text:p>72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 table:number-columns-repeated="4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8"/>
          <table:table-cell table:style-name="Default"/>
          <table:table-cell table:number-columns-repeated="45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09_16" table:style-name="ta1"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2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2" calcext:value-type="float">
            <text:p>0.9092</text:p>
          </table:table-cell>
          <table:table-cell table:style-name="ce119" office:value-type="float" office:value="0.9058" calcext:value-type="float">
            <text:p>0.9058</text:p>
          </table:table-cell>
          <table:table-cell table:style-name="ce119" office:value-type="float" office:value="0.9075" calcext:value-type="float">
            <text:p>0.9075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511" calcext:value-type="float">
            <text:p>0.9511</text:p>
          </table:table-cell>
          <table:table-cell table:style-name="ce119" office:value-type="float" office:value="0.8016" calcext:value-type="float">
            <text:p>0.8016</text:p>
          </table:table-cell>
          <table:table-cell table:style-name="ce119" office:value-type="float" office:value="0.87" calcext:value-type="float">
            <text:p>0.870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61" calcext:value-type="float">
            <text:p>0.9261</text:p>
          </table:table-cell>
          <table:table-cell table:style-name="ce119" office:value-type="float" office:value="0.8996" calcext:value-type="float">
            <text:p>0.8996</text:p>
          </table:table-cell>
          <table:table-cell table:style-name="ce119" office:value-type="float" office:value="0.9127" calcext:value-type="float">
            <text:p>0.912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539" calcext:value-type="float">
            <text:p>0.9539</text:p>
          </table:table-cell>
          <table:table-cell table:style-name="ce119" office:value-type="float" office:value="0.8129" calcext:value-type="float">
            <text:p>0.8129</text:p>
          </table:table-cell>
          <table:table-cell table:style-name="ce119" office:value-type="float" office:value="0.8777" calcext:value-type="float">
            <text:p>0.8777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7289" calcext:value-type="float">
            <text:p>0.7289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9245" calcext:value-type="float">
            <text:p>0.9245</text:p>
          </table:table-cell>
          <table:table-cell table:style-name="ce119" office:value-type="float" office:value="0.4116" calcext:value-type="float">
            <text:p>0.4116</text:p>
          </table:table-cell>
          <table:table-cell table:style-name="ce119" office:value-type="float" office:value="0.5696" calcext:value-type="float">
            <text:p>0.569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85" calcext:value-type="float">
            <text:p>0.8785</text:p>
          </table:table-cell>
          <table:table-cell table:style-name="ce119" office:value-type="float" office:value="0.6576" calcext:value-type="float">
            <text:p>0.6576</text:p>
          </table:table-cell>
          <table:table-cell table:style-name="ce119" office:value-type="float" office:value="0.7521" calcext:value-type="float">
            <text:p>0.752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044" calcext:value-type="float">
            <text:p>0.9044</text:p>
          </table:table-cell>
          <table:table-cell table:style-name="ce119" office:value-type="float" office:value="0.4864" calcext:value-type="float">
            <text:p>0.4864</text:p>
          </table:table-cell>
          <table:table-cell table:style-name="ce119" office:value-type="float" office:value="0.6326" calcext:value-type="float">
            <text:p>0.6326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73" calcext:value-type="float">
            <text:p>0.7573</text:p>
          </table:table-cell>
          <table:table-cell table:style-name="ce119" office:value-type="float" office:value="0.8097" calcext:value-type="float">
            <text:p>0.8097</text:p>
          </table:table-cell>
          <table:table-cell table:style-name="ce119" office:value-type="float" office:value="0.7826" calcext:value-type="float">
            <text:p>0.782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775" calcext:value-type="float">
            <text:p>0.5775</text:p>
          </table:table-cell>
          <table:table-cell table:style-name="ce119" office:value-type="float" office:value="0.9412" calcext:value-type="float">
            <text:p>0.9412</text:p>
          </table:table-cell>
          <table:table-cell table:style-name="ce119" office:value-type="float" office:value="0.7158" calcext:value-type="float">
            <text:p>0.715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193" calcext:value-type="float">
            <text:p>0.7193</text:p>
          </table:table-cell>
          <table:table-cell table:style-name="ce119" office:value-type="float" office:value="0.8512" calcext:value-type="float">
            <text:p>0.8512</text:p>
          </table:table-cell>
          <table:table-cell table:style-name="ce119" office:value-type="float" office:value="0.7797" calcext:value-type="float">
            <text:p>0.779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958" calcext:value-type="float">
            <text:p>0.5958</text:p>
          </table:table-cell>
          <table:table-cell table:style-name="ce119" office:value-type="float" office:value="0.8927" calcext:value-type="float">
            <text:p>0.8927</text:p>
          </table:table-cell>
          <table:table-cell table:style-name="ce119" office:value-type="float" office:value="0.7147" calcext:value-type="float">
            <text:p>0.7147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73" calcext:value-type="float">
            <text:p>0.5373</text:p>
          </table:table-cell>
          <table:table-cell table:style-name="ce119" office:value-type="float" office:value="0.6372" calcext:value-type="float">
            <text:p>0.6372</text:p>
          </table:table-cell>
          <table:table-cell table:style-name="ce119" office:value-type="float" office:value="0.583" calcext:value-type="float">
            <text:p>0.58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2" calcext:value-type="float">
            <text:p>0.4962</text:p>
          </table:table-cell>
          <table:table-cell table:style-name="ce119" office:value-type="float" office:value="0.5841" calcext:value-type="float">
            <text:p>0.5841</text:p>
          </table:table-cell>
          <table:table-cell table:style-name="ce119" office:value-type="float" office:value="0.5366" calcext:value-type="float">
            <text:p>0.536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464" calcext:value-type="float">
            <text:p>0.6464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749" calcext:value-type="float">
            <text:p>0.5749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991" calcext:value-type="float">
            <text:p>0.5991</text:p>
          </table:table-cell>
          <table:table-cell table:style-name="ce119" office:value-type="float" office:value="0.5885" calcext:value-type="float">
            <text:p>0.5885</text:p>
          </table:table-cell>
          <table:table-cell table:style-name="ce119" office:value-type="float" office:value="0.5938" calcext:value-type="float">
            <text:p>0.5938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03" calcext:value-type="float">
            <text:p>0.6903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03" calcext:value-type="float">
            <text:p>0.75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22" calcext:value-type="float">
            <text:p>0.6622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53" calcext:value-type="float">
            <text:p>0.73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61" calcext:value-type="float">
            <text:p>0.8361</text:p>
          </table:table-cell>
          <table:table-cell table:style-name="ce119" office:value-type="float" office:value="0.7422" calcext:value-type="float">
            <text:p>0.742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375" calcext:value-type="float">
            <text:p>0.6375</text:p>
          </table:table-cell>
          <table:table-cell table:style-name="ce119" office:value-type="float" office:value="0.8434" calcext:value-type="float">
            <text:p>0.8434</text:p>
          </table:table-cell>
          <table:table-cell table:style-name="ce119" office:value-type="float" office:value="0.7261" calcext:value-type="float">
            <text:p>0.7261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62" calcext:value-type="float">
            <text:p>0.3162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3348" calcext:value-type="float">
            <text:p>0.334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3846" calcext:value-type="float">
            <text:p>0.3846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19" calcext:value-type="float">
            <text:p>0.2519</text:p>
          </table:table-cell>
          <table:table-cell table:style-name="ce119" office:value-type="float" office:value="0.3173" calcext:value-type="float">
            <text:p>0.3173</text:p>
          </table:table-cell>
          <table:table-cell table:style-name="ce119" office:value-type="float" office:value="0.2809" calcext:value-type="float">
            <text:p>0.280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27" calcext:value-type="float">
            <text:p>0.2270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2772" calcext:value-type="float">
            <text:p>0.277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34" calcext:value-type="float">
            <text:p>0.2534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49" calcext:value-type="float">
            <text:p>0.3149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723" calcext:value-type="float">
            <text:p>0.1723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584" calcext:value-type="float">
            <text:p>0.258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29" calcext:value-type="float">
            <text:p>0.2029</text:p>
          </table:table-cell>
          <table:table-cell table:style-name="ce119" office:value-type="float" office:value="0.4719" calcext:value-type="float">
            <text:p>0.4719</text:p>
          </table:table-cell>
          <table:table-cell table:style-name="ce119" office:value-type="float" office:value="0.2838" calcext:value-type="float">
            <text:p>0.283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84" calcext:value-type="float">
            <text:p>0.284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87" calcext:value-type="float">
            <text:p>0.3687</text:p>
          </table:table-cell>
          <table:table-cell table:style-name="ce119" office:value-type="float" office:value="0.5881" calcext:value-type="float">
            <text:p>0.5881</text:p>
          </table:table-cell>
          <table:table-cell table:style-name="ce119" office:value-type="float" office:value="0.4533" calcext:value-type="float">
            <text:p>0.4533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938" calcext:value-type="float">
            <text:p>0.2938</text:p>
          </table:table-cell>
          <table:table-cell table:style-name="ce119" office:value-type="float" office:value="0.7046" calcext:value-type="float">
            <text:p>0.7046</text:p>
          </table:table-cell>
          <table:table-cell table:style-name="ce119" office:value-type="float" office:value="0.4147" calcext:value-type="float">
            <text:p>0.414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958" calcext:value-type="float">
            <text:p>0.3958</text:p>
          </table:table-cell>
          <table:table-cell table:style-name="ce119" office:value-type="float" office:value="0.607" calcext:value-type="float">
            <text:p>0.6070</text:p>
          </table:table-cell>
          <table:table-cell table:style-name="ce119" office:value-type="float" office:value="0.4791" calcext:value-type="float">
            <text:p>0.479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105" calcext:value-type="float">
            <text:p>0.3105</text:p>
          </table:table-cell>
          <table:table-cell table:style-name="ce119" office:value-type="float" office:value="0.7141" calcext:value-type="float">
            <text:p>0.7141</text:p>
          </table:table-cell>
          <table:table-cell table:style-name="ce119" office:value-type="float" office:value="0.4329" calcext:value-type="float">
            <text:p>0.4329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04" calcext:value-type="float">
            <text:p>0.1504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27" calcext:value-type="float">
            <text:p>0.162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379" calcext:value-type="float">
            <text:p>0.1379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1509" calcext:value-type="float">
            <text:p>0.150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418" calcext:value-type="float">
            <text:p>0.1418</text:p>
          </table:table-cell>
          <table:table-cell table:style-name="ce119" office:value-type="float" office:value="0.2083" calcext:value-type="float">
            <text:p>0.2083</text:p>
          </table:table-cell>
          <table:table-cell table:style-name="ce119" office:value-type="float" office:value="0.1688" calcext:value-type="float">
            <text:p>0.168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18" calcext:value-type="float">
            <text:p>0.1518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41" calcext:value-type="float">
            <text:p>0.1410</text:p>
          </table:table-cell>
          <table:table-cell table:style-name="ce119" office:value-type="float" office:value="0.2933" calcext:value-type="float">
            <text:p>0.2933</text:p>
          </table:table-cell>
          <table:table-cell table:style-name="ce119" office:value-type="float" office:value="0.1905" calcext:value-type="float">
            <text:p>0.1905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39" calcext:value-type="float">
            <text:p>0.1739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16" calcext:value-type="float">
            <text:p>0.0816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8" calcext:value-type="float">
            <text:p>0.0800</text:p>
          </table:table-cell>
          <table:table-cell table:style-name="ce119" office:value-type="float" office:value="0.0889" calcext:value-type="float">
            <text:p>0.088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64409090909091" calcext:value-type="float">
            <text:p>0.564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05009090909091" calcext:value-type="float">
            <text:p>0.505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51190909090909" calcext:value-type="float">
            <text:p>0.551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27318181818182" calcext:value-type="float">
            <text:p>0.527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2085" calcext:value-type="float">
            <text:p>0.52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5551" calcext:value-type="float">
            <text:p>0.455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50631" calcext:value-type="float">
            <text:p>0.506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005" calcext:value-type="float">
            <text:p>0.48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12962670343933" calcext:value-type="float">
            <text:p>0.713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623163059701492" calcext:value-type="float">
            <text:p>0.623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23444613887086" calcext:value-type="float">
            <text:p>0.7234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56312151200519" calcext:value-type="float">
            <text:p>0.656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5" calcext:value-type="percentage">
            <text:p>80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401" calcext:value-type="percentage">
            <text:p>74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02" calcext:value-type="percentage">
            <text:p>81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619" calcext:value-type="percentage">
            <text:p>76.2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63" calcext:value-type="float">
            <text:p>0.8063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8537" calcext:value-type="float">
            <text:p>0.8537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77" calcext:value-type="float">
            <text:p>0.8377</text:p>
          </table:table-cell>
          <table:table-cell table:style-name="ce122" office:value-type="float" office:value="0.8369" calcext:value-type="float">
            <text:p>0.8369</text:p>
          </table:table-cell>
          <table:table-cell table:style-name="ce122" office:value-type="float" office:value="0.8373" calcext:value-type="float">
            <text:p>0.8373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299" calcext:value-type="float">
            <text:p>0.8299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97" calcext:value-type="float">
            <text:p>0.8197</text:p>
          </table:table-cell>
          <table:table-cell table:style-name="ce122" office:value-type="float" office:value="0.8378" calcext:value-type="float">
            <text:p>0.8378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99" calcext:value-type="float">
            <text:p>0.4699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3468" calcext:value-type="float">
            <text:p>0.3468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6" calcext:value-type="float">
            <text:p>0.4586</text:p>
          </table:table-cell>
          <table:table-cell table:style-name="ce122" office:value-type="float" office:value="0.4601" calcext:value-type="float">
            <text:p>0.4601</text:p>
          </table:table-cell>
          <table:table-cell table:style-name="ce122" office:value-type="float" office:value="0.4593" calcext:value-type="float">
            <text:p>0.4593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323" calcext:value-type="float">
            <text:p>0.4323</text:p>
          </table:table-cell>
          <table:table-cell table:style-name="ce122" office:value-type="float" office:value="0.4281" calcext:value-type="float">
            <text:p>0.4281</text:p>
          </table:table-cell>
          <table:table-cell table:style-name="ce122" office:value-type="float" office:value="0.4302" calcext:value-type="float">
            <text:p>0.430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72" calcext:value-type="float">
            <text:p>0.4172</text:p>
          </table:table-cell>
          <table:table-cell table:style-name="ce122" office:value-type="float" office:value="0.3866" calcext:value-type="float">
            <text:p>0.3866</text:p>
          </table:table-cell>
          <table:table-cell table:style-name="ce122" office:value-type="float" office:value="0.4013" calcext:value-type="float">
            <text:p>0.401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25" calcext:value-type="float">
            <text:p>0.6002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483" calcext:value-type="float">
            <text:p>0.6483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3005" calcext:value-type="float">
            <text:p>0.63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15" calcext:value-type="float">
            <text:p>0.615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9" calcext:value-type="percentage">
            <text:p>76.1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98" calcext:value-type="percentage">
            <text:p>75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" calcext:value-type="percentage">
            <text:p>73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36" calcext:value-type="percentage">
            <text:p>73.4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141" calcext:value-type="float">
            <text:p>0.9141</text:p>
          </table:table-cell>
          <table:table-cell table:style-name="ce119" office:value-type="float" office:value="0.9095" calcext:value-type="float">
            <text:p>0.9095</text:p>
          </table:table-cell>
          <table:table-cell table:style-name="ce119" office:value-type="float" office:value="0.9118" calcext:value-type="float">
            <text:p>0.911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004" calcext:value-type="float">
            <text:p>0.9004</text:p>
          </table:table-cell>
          <table:table-cell table:style-name="ce119" office:value-type="float" office:value="0.9308" calcext:value-type="float">
            <text:p>0.9308</text:p>
          </table:table-cell>
          <table:table-cell table:style-name="ce119" office:value-type="float" office:value="0.9153" calcext:value-type="float">
            <text:p>0.915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09" calcext:value-type="float">
            <text:p>0.8809</text:p>
          </table:table-cell>
          <table:table-cell table:style-name="ce119" office:value-type="float" office:value="0.9414" calcext:value-type="float">
            <text:p>0.9414</text:p>
          </table:table-cell>
          <table:table-cell table:style-name="ce119" office:value-type="float" office:value="0.9101" calcext:value-type="float">
            <text:p>0.910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25" calcext:value-type="float">
            <text:p>0.8825</text:p>
          </table:table-cell>
          <table:table-cell table:style-name="ce119" office:value-type="float" office:value="0.942" calcext:value-type="float">
            <text:p>0.9420</text:p>
          </table:table-cell>
          <table:table-cell table:style-name="ce119" office:value-type="float" office:value="0.9113" calcext:value-type="float">
            <text:p>0.9113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72" calcext:value-type="float">
            <text:p>0.7872</text:p>
          </table:table-cell>
          <table:table-cell table:style-name="ce119" office:value-type="float" office:value="0.847" calcext:value-type="float">
            <text:p>0.8470</text:p>
          </table:table-cell>
          <table:table-cell table:style-name="ce119" office:value-type="float" office:value="0.816" calcext:value-type="float">
            <text:p>0.8160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622" calcext:value-type="float">
            <text:p>0.7622</text:p>
          </table:table-cell>
          <table:table-cell table:style-name="ce119" office:value-type="float" office:value="0.8921" calcext:value-type="float">
            <text:p>0.8921</text:p>
          </table:table-cell>
          <table:table-cell table:style-name="ce119" office:value-type="float" office:value="0.822" calcext:value-type="float">
            <text:p>0.8220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568" calcext:value-type="float">
            <text:p>0.7568</text:p>
          </table:table-cell>
          <table:table-cell table:style-name="ce119" office:value-type="float" office:value="0.9019" calcext:value-type="float">
            <text:p>0.9019</text:p>
          </table:table-cell>
          <table:table-cell table:style-name="ce119" office:value-type="float" office:value="0.823" calcext:value-type="float">
            <text:p>0.8230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37" calcext:value-type="float">
            <text:p>0.7937</text:p>
          </table:table-cell>
          <table:table-cell table:style-name="ce119" office:value-type="float" office:value="0.8474" calcext:value-type="float">
            <text:p>0.8474</text:p>
          </table:table-cell>
          <table:table-cell table:style-name="ce119" office:value-type="float" office:value="0.8197" calcext:value-type="float">
            <text:p>0.8197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32" calcext:value-type="float">
            <text:p>0.7320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529" calcext:value-type="float">
            <text:p>0.7529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2" calcext:value-type="float">
            <text:p>0.7920</text:p>
          </table:table-cell>
          <table:table-cell table:style-name="ce119" office:value-type="float" office:value="0.6851" calcext:value-type="float">
            <text:p>0.6851</text:p>
          </table:table-cell>
          <table:table-cell table:style-name="ce119" office:value-type="float" office:value="0.7347" calcext:value-type="float">
            <text:p>0.734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246" calcext:value-type="float">
            <text:p>0.8246</text:p>
          </table:table-cell>
          <table:table-cell table:style-name="ce119" office:value-type="float" office:value="0.6021" calcext:value-type="float">
            <text:p>0.6021</text:p>
          </table:table-cell>
          <table:table-cell table:style-name="ce119" office:value-type="float" office:value="0.696" calcext:value-type="float">
            <text:p>0.6960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291" calcext:value-type="float">
            <text:p>0.8291</text:p>
          </table:table-cell>
          <table:table-cell table:style-name="ce119" office:value-type="float" office:value="0.6713" calcext:value-type="float">
            <text:p>0.6713</text:p>
          </table:table-cell>
          <table:table-cell table:style-name="ce119" office:value-type="float" office:value="0.7419" calcext:value-type="float">
            <text:p>0.7419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7114" calcext:value-type="float">
            <text:p>0.7114</text:p>
          </table:table-cell>
          <table:table-cell table:style-name="ce119" office:value-type="float" office:value="0.469" calcext:value-type="float">
            <text:p>0.4690</text:p>
          </table:table-cell>
          <table:table-cell table:style-name="ce119" office:value-type="float" office:value="0.5653" calcext:value-type="float">
            <text:p>0.5653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623" calcext:value-type="float">
            <text:p>0.6623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368" calcext:value-type="float">
            <text:p>0.5368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711" calcext:value-type="float">
            <text:p>0.6711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397" calcext:value-type="float">
            <text:p>0.539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7391" calcext:value-type="float">
            <text:p>0.7391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604" calcext:value-type="float">
            <text:p>0.5604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4" calcext:value-type="float">
            <text:p>0.7540</text:p>
          </table:table-cell>
          <table:table-cell table:style-name="ce119" office:value-type="float" office:value="0.7976" calcext:value-type="float">
            <text:p>0.7976</text:p>
          </table:table-cell>
          <table:table-cell table:style-name="ce119" office:value-type="float" office:value="0.7752" calcext:value-type="float">
            <text:p>0.7752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933" calcext:value-type="float">
            <text:p>0.7933</text:p>
          </table:table-cell>
          <table:table-cell table:style-name="ce119" office:value-type="float" office:value="0.7398" calcext:value-type="float">
            <text:p>0.7398</text:p>
          </table:table-cell>
          <table:table-cell table:style-name="ce119" office:value-type="float" office:value="0.7656" calcext:value-type="float">
            <text:p>0.7656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215" calcext:value-type="float">
            <text:p>0.7215</text:p>
          </table:table-cell>
          <table:table-cell table:style-name="ce119" office:value-type="float" office:value="0.7928" calcext:value-type="float">
            <text:p>0.7928</text:p>
          </table:table-cell>
          <table:table-cell table:style-name="ce119" office:value-type="float" office:value="0.7555" calcext:value-type="float">
            <text:p>0.7555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732" calcext:value-type="float">
            <text:p>0.7732</text:p>
          </table:table-cell>
          <table:table-cell table:style-name="ce119" office:value-type="float" office:value="0.7639" calcext:value-type="float">
            <text:p>0.7639</text:p>
          </table:table-cell>
          <table:table-cell table:style-name="ce119" office:value-type="float" office:value="0.7685" calcext:value-type="float">
            <text:p>0.7685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156" calcext:value-type="float">
            <text:p>0.2156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2919" calcext:value-type="float">
            <text:p>0.291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534" calcext:value-type="float">
            <text:p>0.3534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3727" calcext:value-type="float">
            <text:p>0.372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474" calcext:value-type="float">
            <text:p>0.2474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3197" calcext:value-type="float">
            <text:p>0.319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75" calcext:value-type="float">
            <text:p>0.275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877" calcext:value-type="float">
            <text:p>0.1877</text:p>
          </table:table-cell>
          <table:table-cell table:style-name="ce119" office:value-type="float" office:value="0.5506" calcext:value-type="float">
            <text:p>0.5506</text:p>
          </table:table-cell>
          <table:table-cell table:style-name="ce119" office:value-type="float" office:value="0.28" calcext:value-type="float">
            <text:p>0.2800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62" calcext:value-type="float">
            <text:p>0.1962</text:p>
          </table:table-cell>
          <table:table-cell table:style-name="ce119" office:value-type="float" office:value="0.573" calcext:value-type="float">
            <text:p>0.5730</text:p>
          </table:table-cell>
          <table:table-cell table:style-name="ce119" office:value-type="float" office:value="0.2923" calcext:value-type="float">
            <text:p>0.292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05" calcext:value-type="float">
            <text:p>0.2905</text:p>
          </table:table-cell>
          <table:table-cell table:style-name="ce119" office:value-type="float" office:value="0.4831" calcext:value-type="float">
            <text:p>0.4831</text:p>
          </table:table-cell>
          <table:table-cell table:style-name="ce119" office:value-type="float" office:value="0.3629" calcext:value-type="float">
            <text:p>0.362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5" calcext:value-type="float">
            <text:p>0.1950</text:p>
          </table:table-cell>
          <table:table-cell table:style-name="ce119" office:value-type="float" office:value="0.5281" calcext:value-type="float">
            <text:p>0.5281</text:p>
          </table:table-cell>
          <table:table-cell table:style-name="ce119" office:value-type="float" office:value="0.2848" calcext:value-type="float">
            <text:p>0.2848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153" calcext:value-type="float">
            <text:p>0.5153</text:p>
          </table:table-cell>
          <table:table-cell table:style-name="ce119" office:value-type="float" office:value="0.3198" calcext:value-type="float">
            <text:p>0.3198</text:p>
          </table:table-cell>
          <table:table-cell table:style-name="ce119" office:value-type="float" office:value="0.3946" calcext:value-type="float">
            <text:p>0.3946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83" calcext:value-type="float">
            <text:p>0.5383</text:p>
          </table:table-cell>
          <table:table-cell table:style-name="ce119" office:value-type="float" office:value="0.2764" calcext:value-type="float">
            <text:p>0.2764</text:p>
          </table:table-cell>
          <table:table-cell table:style-name="ce119" office:value-type="float" office:value="0.3653" calcext:value-type="float">
            <text:p>0.365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766" calcext:value-type="float">
            <text:p>0.5766</text:p>
          </table:table-cell>
          <table:table-cell table:style-name="ce119" office:value-type="float" office:value="0.2141" calcext:value-type="float">
            <text:p>0.2141</text:p>
          </table:table-cell>
          <table:table-cell table:style-name="ce119" office:value-type="float" office:value="0.3123" calcext:value-type="float">
            <text:p>0.312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94" calcext:value-type="float">
            <text:p>0.5394</text:p>
          </table:table-cell>
          <table:table-cell table:style-name="ce119" office:value-type="float" office:value="0.3062" calcext:value-type="float">
            <text:p>0.3062</text:p>
          </table:table-cell>
          <table:table-cell table:style-name="ce119" office:value-type="float" office:value="0.3907" calcext:value-type="float">
            <text:p>0.3907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765" calcext:value-type="float">
            <text:p>0.1765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31" calcext:value-type="float">
            <text:p>0.053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104" calcext:value-type="float">
            <text:p>0.0104</text:p>
          </table:table-cell>
          <table:table-cell table:style-name="ce119" office:value-type="float" office:value="0.0206" calcext:value-type="float">
            <text:p>0.0206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88" calcext:value-type="float">
            <text:p>0.058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4667" calcext:value-type="float">
            <text:p>0.4667</text:p>
          </table:table-cell>
          <table:table-cell table:style-name="ce119" office:value-type="float" office:value="0.0729" calcext:value-type="float">
            <text:p>0.0729</text:p>
          </table:table-cell>
          <table:table-cell table:style-name="ce119" office:value-type="float" office:value="0.1261" calcext:value-type="float">
            <text:p>0.1261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30981818181818" calcext:value-type="float">
            <text:p>0.531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29572727272727" calcext:value-type="float">
            <text:p>0.529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25272727272727" calcext:value-type="float">
            <text:p>0.5253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344" calcext:value-type="float">
            <text:p>0.534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48408" calcext:value-type="float">
            <text:p>0.484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8253" calcext:value-type="float">
            <text:p>0.482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4778" calcext:value-type="float">
            <text:p>0.4778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8784" calcext:value-type="float">
            <text:p>0.4878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3717120376379" calcext:value-type="float">
            <text:p>0.73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35525227125243" calcext:value-type="float">
            <text:p>0.7355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26569613887086" calcext:value-type="float">
            <text:p>0.726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37866904607398" calcext:value-type="float">
            <text:p>0.737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47" calcext:value-type="percentage">
            <text:p>83.5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06" calcext:value-type="percentage">
            <text:p>84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" calcext:value-type="percentage">
            <text:p>84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52" calcext:value-type="percentage">
            <text:p>83.5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75" calcext:value-type="float">
            <text:p>0.8075</text:p>
          </table:table-cell>
          <table:table-cell table:style-name="ce122" office:value-type="float" office:value="0.8695" calcext:value-type="float">
            <text:p>0.8695</text:p>
          </table:table-cell>
          <table:table-cell table:style-name="ce122" office:value-type="float" office:value="0.8373" calcext:value-type="float">
            <text:p>0.8373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31" calcext:value-type="float">
            <text:p>0.8310</text:p>
          </table:table-cell>
          <table:table-cell table:style-name="ce119" office:value-type="float" office:value="0.8445" calcext:value-type="float">
            <text:p>0.8445</text:p>
          </table:table-cell>
          <table:table-cell table:style-name="ce119" office:value-type="float" office:value="0.8377" calcext:value-type="float">
            <text:p>0.8377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65" calcext:value-type="float">
            <text:p>0.8065</text:p>
          </table:table-cell>
          <table:table-cell table:style-name="ce122" office:value-type="float" office:value="0.8877" calcext:value-type="float">
            <text:p>0.8877</text:p>
          </table:table-cell>
          <table:table-cell table:style-name="ce122" office:value-type="float" office:value="0.8451" calcext:value-type="float">
            <text:p>0.845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09" calcext:value-type="float">
            <text:p>0.8090</text:p>
          </table:table-cell>
          <table:table-cell table:style-name="ce119" office:value-type="float" office:value="0.8253" calcext:value-type="float">
            <text:p>0.8253</text:p>
          </table:table-cell>
          <table:table-cell table:style-name="ce119" office:value-type="float" office:value="0.8171" calcext:value-type="float">
            <text:p>0.817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63" calcext:value-type="float">
            <text:p>0.4163</text:p>
          </table:table-cell>
          <table:table-cell table:style-name="ce122" office:value-type="float" office:value="0.3099" calcext:value-type="float">
            <text:p>0.3099</text:p>
          </table:table-cell>
          <table:table-cell table:style-name="ce122" office:value-type="float" office:value="0.3553" calcext:value-type="float">
            <text:p>0.3553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527" calcext:value-type="float">
            <text:p>0.4527</text:p>
          </table:table-cell>
          <table:table-cell table:style-name="ce119" office:value-type="float" office:value="0.4281" calcext:value-type="float">
            <text:p>0.4281</text:p>
          </table:table-cell>
          <table:table-cell table:style-name="ce119" office:value-type="float" office:value="0.4401" calcext:value-type="float">
            <text:p>0.4401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375" calcext:value-type="float">
            <text:p>0.4375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493" calcext:value-type="float">
            <text:p>0.3493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3767" calcext:value-type="float">
            <text:p>0.3767</text:p>
          </table:table-cell>
          <table:table-cell table:style-name="ce119" office:value-type="float" office:value="0.3514" calcext:value-type="float">
            <text:p>0.3514</text:p>
          </table:table-cell>
          <table:table-cell table:style-name="ce119" office:value-type="float" office:value="0.3636" calcext:value-type="float">
            <text:p>0.3636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5963" calcext:value-type="float">
            <text:p>0.5963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6389" calcext:value-type="float">
            <text:p>0.63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5972" calcext:value-type="float">
            <text:p>0.597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59035" calcext:value-type="float">
            <text:p>0.5903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02" calcext:value-type="percentage">
            <text:p>74.0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98" calcext:value-type="percentage">
            <text:p>75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59" calcext:value-type="percentage">
            <text:p>71.6%</text:p>
          </table:table-cell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9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1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7_24" table:style-name="ta1">
        <table:shapes>
          <draw:frame draw:z-index="0" draw:style-name="gr1" draw:text-style-name="P1" svg:width="6.2988in" svg:height="3.5429in" svg:x="16.978in" svg:y="2.5909in">
            <draw:object draw:notify-on-update-of-ranges="Results_17_24.Z3:Results_17_24.Z11 Results_17_24.AA2:Results_17_24.AA2 Results_17_24.AA3:Results_17_24.AA12 Results_17_24.AC2:Results_17_24.AC2 Results_17_24.AC3:Results_17_24.A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2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4"/>
          <table:table-cell table:style-name="ce119" office:value-type="string" calcext:value-type="string">
            <text:p>Exp 18</text:p>
          </table:table-cell>
          <table:table-cell table:style-name="Default" office:value-type="string" calcext:value-type="string">
            <text:p>weights</text:p>
          </table:table-cell>
          <table:table-cell office:value-type="string" calcext:value-type="string">
            <text:p>Dutta et al</text:p>
          </table:table-cell>
          <table:table-cell office:value-type="string" calcext:value-type="string">
            <text:p>weights</text:p>
          </table:table-cell>
          <table:table-cell table:number-columns-repeated="34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134" calcext:value-type="float">
            <text:p>0.9134</text:p>
          </table:table-cell>
          <table:table-cell table:style-name="ce133" office:value-type="float" office:value="1603" calcext:value-type="float">
            <text:p>1603</text:p>
          </table:table-cell>
          <table:table-cell office:value-type="float" office:value="0.8" calcext:value-type="float">
            <text:p>0.8</text:p>
          </table:table-cell>
          <table:table-cell office:value-type="float" office:value="0.173" calcext:value-type="float">
            <text:p>0.173</text:p>
          </table:table-cell>
          <table:table-cell table:number-columns-repeated="34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83" calcext:value-type="float">
            <text:p>0.9283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9036" calcext:value-type="float">
            <text:p>0.9036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191" calcext:value-type="float">
            <text:p>0.9191</text:p>
          </table:table-cell>
          <table:table-cell table:style-name="ce119" office:value-type="float" office:value="0.9077" calcext:value-type="float">
            <text:p>0.9077</text:p>
          </table:table-cell>
          <table:table-cell table:style-name="ce119" office:value-type="float" office:value="0.9134" calcext:value-type="float">
            <text:p>0.9134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306" calcext:value-type="float">
            <text:p>0.9306</text:p>
          </table:table-cell>
          <table:table-cell table:style-name="ce119" office:value-type="float" office:value="0.8784" calcext:value-type="float">
            <text:p>0.8784</text:p>
          </table:table-cell>
          <table:table-cell table:style-name="ce119" office:value-type="float" office:value="0.9037" calcext:value-type="float">
            <text:p>0.903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8596" calcext:value-type="float">
            <text:p>0.8596</text:p>
          </table:table-cell>
          <table:table-cell table:style-name="ce119" office:value-type="float" office:value="0.9009" calcext:value-type="float">
            <text:p>0.9009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249" calcext:value-type="float">
            <text:p>0.7249</text:p>
          </table:table-cell>
          <table:table-cell table:style-name="ce133" office:value-type="float" office:value="2529" calcext:value-type="float">
            <text:p>2529</text:p>
          </table:table-cell>
          <table:table-cell office:value-type="float" office:value="0.9" calcext:value-type="float">
            <text:p>0.9</text:p>
          </table:table-cell>
          <table:table-cell office:value-type="float" office:value="0.409" calcext:value-type="float">
            <text:p>0.409</text:p>
          </table:table-cell>
          <table:table-cell table:number-columns-repeated="34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56" calcext:value-type="float">
            <text:p>0.8756</text:p>
          </table:table-cell>
          <table:table-cell table:style-name="ce119" office:value-type="float" office:value="0.5761" calcext:value-type="float">
            <text:p>0.5761</text:p>
          </table:table-cell>
          <table:table-cell table:style-name="ce119" office:value-type="float" office:value="0.695" calcext:value-type="float">
            <text:p>0.6950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8789" calcext:value-type="float">
            <text:p>0.8789</text:p>
          </table:table-cell>
          <table:table-cell table:style-name="ce119" office:value-type="float" office:value="0.6168" calcext:value-type="float">
            <text:p>0.6168</text:p>
          </table:table-cell>
          <table:table-cell table:style-name="ce119" office:value-type="float" office:value="0.7249" calcext:value-type="float">
            <text:p>0.7249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24" calcext:value-type="float">
            <text:p>0.8924</text:p>
          </table:table-cell>
          <table:table-cell table:style-name="ce119" office:value-type="float" office:value="0.5706" calcext:value-type="float">
            <text:p>0.5706</text:p>
          </table:table-cell>
          <table:table-cell table:style-name="ce119" office:value-type="float" office:value="0.6961" calcext:value-type="float">
            <text:p>0.696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68" calcext:value-type="float">
            <text:p>0.8968</text:p>
          </table:table-cell>
          <table:table-cell table:style-name="ce119" office:value-type="float" office:value="0.5018" calcext:value-type="float">
            <text:p>0.5018</text:p>
          </table:table-cell>
          <table:table-cell table:style-name="ce119" office:value-type="float" office:value="0.6435" calcext:value-type="float">
            <text:p>0.6435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08" calcext:value-type="float">
            <text:p>0.4608</text:p>
          </table:table-cell>
          <table:table-cell table:style-name="ce133" office:value-type="float" office:value="738" calcext:value-type="float">
            <text:p>738</text:p>
          </table:table-cell>
          <table:table-cell office:value-type="float" office:value="0.6" calcext:value-type="float">
            <text:p>0.6</text:p>
          </table:table-cell>
          <table:table-cell office:value-type="float" office:value="0.186" calcext:value-type="float">
            <text:p>0.186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79" calcext:value-type="float">
            <text:p>0.7279</text:p>
          </table:table-cell>
          <table:table-cell table:style-name="ce119" office:value-type="float" office:value="0.7682" calcext:value-type="float">
            <text:p>0.7682</text:p>
          </table:table-cell>
          <table:table-cell table:style-name="ce119" office:value-type="float" office:value="0.7475" calcext:value-type="float">
            <text:p>0.7475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15" calcext:value-type="float">
            <text:p>0.7515</text:p>
          </table:table-cell>
          <table:table-cell table:style-name="ce119" office:value-type="float" office:value="0.8478" calcext:value-type="float">
            <text:p>0.8478</text:p>
          </table:table-cell>
          <table:table-cell table:style-name="ce119" office:value-type="float" office:value="0.7967" calcext:value-type="float">
            <text:p>0.796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85" calcext:value-type="float">
            <text:p>0.6785</text:p>
          </table:table-cell>
          <table:table-cell table:style-name="ce119" office:value-type="float" office:value="0.8616" calcext:value-type="float">
            <text:p>0.8616</text:p>
          </table:table-cell>
          <table:table-cell table:style-name="ce119" office:value-type="float" office:value="0.7591" calcext:value-type="float">
            <text:p>0.759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1" calcext:value-type="float">
            <text:p>0.6710</text:p>
          </table:table-cell>
          <table:table-cell table:style-name="ce119" office:value-type="float" office:value="0.8962" calcext:value-type="float">
            <text:p>0.8962</text:p>
          </table:table-cell>
          <table:table-cell table:style-name="ce119" office:value-type="float" office:value="0.7674" calcext:value-type="float">
            <text:p>0.7674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927" calcext:value-type="float">
            <text:p>0.1927</text:p>
          </table:table-cell>
          <table:table-cell table:style-name="ce133" office:value-type="float" office:value="96" calcext:value-type="float">
            <text:p>96</text:p>
          </table:table-cell>
          <table:table-cell office:value-type="float" office:value="0.3" calcext:value-type="float">
            <text:p>0.3</text:p>
          </table:table-cell>
          <table:table-cell office:value-type="float" office:value="0.024" calcext:value-type="float">
            <text:p>0.024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769" calcext:value-type="float">
            <text:p>0.5769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87" calcext:value-type="float">
            <text:p>0.587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5036" calcext:value-type="float">
            <text:p>0.503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5573" calcext:value-type="float">
            <text:p>0.5573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4744" calcext:value-type="float">
            <text:p>0.4744</text:p>
          </table:table-cell>
          <table:table-cell table:style-name="ce119" office:value-type="float" office:value="0.615" calcext:value-type="float">
            <text:p>0.6150</text:p>
          </table:table-cell>
          <table:table-cell table:style-name="ce119" office:value-type="float" office:value="0.5356" calcext:value-type="float">
            <text:p>0.535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17" calcext:value-type="float">
            <text:p>0.6170</text:p>
          </table:table-cell>
          <table:table-cell table:style-name="ce119" office:value-type="float" office:value="0.5133" calcext:value-type="float">
            <text:p>0.5133</text:p>
          </table:table-cell>
          <table:table-cell table:style-name="ce119" office:value-type="float" office:value="0.5604" calcext:value-type="float">
            <text:p>0.5604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573" calcext:value-type="float">
            <text:p>0.5573</text:p>
          </table:table-cell>
          <table:table-cell table:style-name="ce133" office:value-type="float" office:value="226" calcext:value-type="float">
            <text:p>226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13" calcext:value-type="float">
            <text:p>0.8313</text:p>
          </table:table-cell>
          <table:table-cell table:style-name="ce119" office:value-type="float" office:value="0.7403" calcext:value-type="float">
            <text:p>0.74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092" calcext:value-type="float">
            <text:p>0.7092</text:p>
          </table:table-cell>
          <table:table-cell table:style-name="ce119" office:value-type="float" office:value="0.8169" calcext:value-type="float">
            <text:p>0.8169</text:p>
          </table:table-cell>
          <table:table-cell table:style-name="ce119" office:value-type="float" office:value="0.7592" calcext:value-type="float">
            <text:p>0.75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34" calcext:value-type="float">
            <text:p>0.6634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61" calcext:value-type="float">
            <text:p>0.7361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521" calcext:value-type="float">
            <text:p>0.6521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29" calcext:value-type="float">
            <text:p>0.729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83" calcext:value-type="float">
            <text:p>0.2583</text:p>
          </table:table-cell>
          <table:table-cell table:style-name="ce133" office:value-type="float" office:value="104" calcext:value-type="float">
            <text:p>104</text:p>
          </table:table-cell>
          <table:table-cell office:value-type="float" office:value="0.3" calcext:value-type="float">
            <text:p>0.3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2633" calcext:value-type="float">
            <text:p>0.2633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78" calcext:value-type="float">
            <text:p>0.1878</text:p>
          </table:table-cell>
          <table:table-cell table:style-name="ce119" office:value-type="float" office:value="0.4135" calcext:value-type="float">
            <text:p>0.4135</text:p>
          </table:table-cell>
          <table:table-cell table:style-name="ce119" office:value-type="float" office:value="0.2583" calcext:value-type="float">
            <text:p>0.2583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633" calcext:value-type="float">
            <text:p>0.1633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31" calcext:value-type="float">
            <text:p>0.231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2212" calcext:value-type="float">
            <text:p>0.2212</text:p>
          </table:table-cell>
          <table:table-cell table:style-name="ce119" office:value-type="float" office:value="0.2347" calcext:value-type="float">
            <text:p>0.234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67" calcext:value-type="float">
            <text:p>0.7967</text:p>
          </table:table-cell>
          <table:table-cell table:style-name="ce133" office:value-type="float" office:value="289" calcext:value-type="float">
            <text:p>289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416" calcext:value-type="float">
            <text:p>0.2416</text:p>
          </table:table-cell>
          <table:table-cell table:style-name="ce119" office:value-type="float" office:value="0.4831" calcext:value-type="float">
            <text:p>0.4831</text:p>
          </table:table-cell>
          <table:table-cell table:style-name="ce119" office:value-type="float" office:value="0.3221" calcext:value-type="float">
            <text:p>0.3221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01" calcext:value-type="float">
            <text:p>0.2901</text:p>
          </table:table-cell>
          <table:table-cell table:style-name="ce119" office:value-type="float" office:value="0.427" calcext:value-type="float">
            <text:p>0.4270</text:p>
          </table:table-cell>
          <table:table-cell table:style-name="ce119" office:value-type="float" office:value="0.3455" calcext:value-type="float">
            <text:p>0.3455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17" calcext:value-type="float">
            <text:p>0.2517</text:p>
          </table:table-cell>
          <table:table-cell table:style-name="ce119" office:value-type="float" office:value="0.4045" calcext:value-type="float">
            <text:p>0.4045</text:p>
          </table:table-cell>
          <table:table-cell table:style-name="ce119" office:value-type="float" office:value="0.3103" calcext:value-type="float">
            <text:p>0.310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52" calcext:value-type="float">
            <text:p>0.2952</text:p>
          </table:table-cell>
          <table:table-cell table:style-name="ce119" office:value-type="float" office:value="0.3483" calcext:value-type="float">
            <text:p>0.3483</text:p>
          </table:table-cell>
          <table:table-cell table:style-name="ce119" office:value-type="float" office:value="0.3196" calcext:value-type="float">
            <text:p>0.31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92" calcext:value-type="float">
            <text:p>0.7592</text:p>
          </table:table-cell>
          <table:table-cell table:style-name="ce133" office:value-type="float" office:value="415" calcext:value-type="float">
            <text:p>415</text:p>
          </table:table-cell>
          <table:table-cell office:value-type="float" office:value="0.6" calcext:value-type="float">
            <text:p>0.6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07" calcext:value-type="float">
            <text:p>0.3607</text:p>
          </table:table-cell>
          <table:table-cell table:style-name="ce119" office:value-type="float" office:value="0.6125" calcext:value-type="float">
            <text:p>0.6125</text:p>
          </table:table-cell>
          <table:table-cell table:style-name="ce119" office:value-type="float" office:value="0.454" calcext:value-type="float">
            <text:p>0.4540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3734" calcext:value-type="float">
            <text:p>0.3734</text:p>
          </table:table-cell>
          <table:table-cell table:style-name="ce119" office:value-type="float" office:value="0.6016" calcext:value-type="float">
            <text:p>0.6016</text:p>
          </table:table-cell>
          <table:table-cell table:style-name="ce119" office:value-type="float" office:value="0.4608" calcext:value-type="float">
            <text:p>0.4608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6016" calcext:value-type="float">
            <text:p>0.6016</text:p>
          </table:table-cell>
          <table:table-cell table:style-name="ce119" office:value-type="float" office:value="0.4471" calcext:value-type="float">
            <text:p>0.447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024" calcext:value-type="float">
            <text:p>0.3024</text:p>
          </table:table-cell>
          <table:table-cell table:style-name="ce119" office:value-type="float" office:value="0.7696" calcext:value-type="float">
            <text:p>0.7696</text:p>
          </table:table-cell>
          <table:table-cell table:style-name="ce119" office:value-type="float" office:value="0.4343" calcext:value-type="float">
            <text:p>0.434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455" calcext:value-type="float">
            <text:p>0.3455</text:p>
          </table:table-cell>
          <table:table-cell table:style-name="ce133"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16" calcext:value-type="float">
            <text:p>0.1616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2177" calcext:value-type="float">
            <text:p>0.21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721" calcext:value-type="float">
            <text:p>0.1721</text:p>
          </table:table-cell>
          <table:table-cell table:style-name="ce119" office:value-type="float" office:value="0.2188" calcext:value-type="float">
            <text:p>0.2188</text:p>
          </table:table-cell>
          <table:table-cell table:style-name="ce119" office:value-type="float" office:value="0.1927" calcext:value-type="float">
            <text:p>0.192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11" calcext:value-type="float">
            <text:p>0.1611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1959" calcext:value-type="float">
            <text:p>0.195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157" calcext:value-type="float">
            <text:p>0.2157</text:p>
          </table:table-cell>
          <table:table-cell table:style-name="ce119" office:value-type="float" office:value="0.2292" calcext:value-type="float">
            <text:p>0.2292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"/>
          <table:table-cell table:style-name="Default"/>
          <table:table-cell table:number-columns-repeated="31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2143" calcext:value-type="float">
            <text:p>0.2143</text:p>
          </table:table-cell>
          <table:table-cell table:style-name="ce119" office:value-type="float" office:value="0.12" calcext:value-type="float">
            <text:p>0.1200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65" calcext:value-type="float">
            <text:p>0.1765</text:p>
          </table:table-cell>
          <table:table-cell table:style-name="ce119" office:value-type="float" office:value="0.12" calcext:value-type="float">
            <text:p>0.1200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19" office:value-type="float" office:value="0.1333" calcext:value-type="float">
            <text:p>0.1333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79" calcext:value-type="float">
            <text:p>0.087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Default"/>
          <table:table-cell table:style-name="Default" table:formula="of:=SUMPRODUCT([.AA3:.AA11];[.AB3:.AB11])/SUM([.AB3:.AB11])" office:value-type="float" office:value="0.720134455575628" calcext:value-type="float">
            <text:p>0.720134455575628</text:p>
          </table:table-cell>
          <table:table-cell table:style-name="Default"/>
          <table:table-cell table:formula="of:=SUMPRODUCT([.AC3:.AC11];[.AD3:.AD11])" office:value-type="float" office:value="0.7269" calcext:value-type="float">
            <text:p>0.7269</text:p>
          </table:table-cell>
          <table:table-cell table:number-columns-repeated="35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3118181818182" calcext:value-type="float">
            <text:p>0.553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59245454545455" calcext:value-type="float">
            <text:p>0.559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16" calcext:value-type="float">
            <text:p>0.541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354545454546" calcext:value-type="float">
            <text:p>0.5364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0843" calcext:value-type="float">
            <text:p>0.508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51517" calcext:value-type="float">
            <text:p>0.5152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578" calcext:value-type="float">
            <text:p>0.4958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999" calcext:value-type="float">
            <text:p>0.4900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695258939000649" calcext:value-type="float">
            <text:p>0.6953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1311099935107" calcext:value-type="float">
            <text:p>0.713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692099188838417" calcext:value-type="float">
            <text:p>0.692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69015006489293" calcext:value-type="float">
            <text:p>0.6690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8" calcext:value-type="percentage">
            <text:p>78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3" calcext:value-type="percentage">
            <text:p>80.3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63" calcext:value-type="percentage">
            <text:p>78.6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732" calcext:value-type="percentage">
            <text:p>77.3%</text:p>
          </table:table-cell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Default" table:number-columns-repeated="2"/>
          <table:table-cell table:number-columns-repeated="37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23" calcext:value-type="float">
            <text:p>0.8123</text:p>
          </table:table-cell>
          <table:table-cell table:style-name="ce122" office:value-type="float" office:value="0.8474" calcext:value-type="float">
            <text:p>0.8474</text:p>
          </table:table-cell>
          <table:table-cell table:style-name="ce122" office:value-type="float" office:value="0.8295" calcext:value-type="float">
            <text:p>0.82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27" calcext:value-type="float">
            <text:p>0.8227</text:p>
          </table:table-cell>
          <table:table-cell table:style-name="ce122" office:value-type="float" office:value="0.8685" calcext:value-type="float">
            <text:p>0.8685</text:p>
          </table:table-cell>
          <table:table-cell table:style-name="ce122" office:value-type="float" office:value="0.845" calcext:value-type="float">
            <text:p>0.84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68" calcext:value-type="float">
            <text:p>0.8168</text:p>
          </table:table-cell>
          <table:table-cell table:style-name="ce122" office:value-type="float" office:value="0.8512" calcext:value-type="float">
            <text:p>0.8512</text:p>
          </table:table-cell>
          <table:table-cell table:style-name="ce122" office:value-type="float" office:value="0.8336" calcext:value-type="float">
            <text:p>0.8336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503" calcext:value-type="float">
            <text:p>0.8503</text:p>
          </table:table-cell>
          <table:table-cell table:style-name="ce122" office:value-type="float" office:value="0.8406" calcext:value-type="float">
            <text:p>0.8406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67" calcext:value-type="float">
            <text:p>0.4067</text:p>
          </table:table-cell>
          <table:table-cell table:style-name="ce122" office:value-type="float" office:value="0.3482" calcext:value-type="float">
            <text:p>0.3482</text:p>
          </table:table-cell>
          <table:table-cell table:style-name="ce122" office:value-type="float" office:value="0.3752" calcext:value-type="float">
            <text:p>0.375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27" calcext:value-type="float">
            <text:p>0.4627</text:p>
          </table:table-cell>
          <table:table-cell table:style-name="ce122" office:value-type="float" office:value="0.377" calcext:value-type="float">
            <text:p>0.377</text:p>
          </table:table-cell>
          <table:table-cell table:style-name="ce122" office:value-type="float" office:value="0.4155" calcext:value-type="float">
            <text:p>0.4155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38" calcext:value-type="float">
            <text:p>0.4238</text:p>
          </table:table-cell>
          <table:table-cell table:style-name="ce122" office:value-type="float" office:value="0.3642" calcext:value-type="float">
            <text:p>0.3642</text:p>
          </table:table-cell>
          <table:table-cell table:style-name="ce122" office:value-type="float" office:value="0.3918" calcext:value-type="float">
            <text:p>0.3918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02" calcext:value-type="float">
            <text:p>0.4602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4419" calcext:value-type="float">
            <text:p>0.441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235" calcext:value-type="float">
            <text:p>0.6023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3025" calcext:value-type="float">
            <text:p>0.6302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27" calcext:value-type="float">
            <text:p>0.612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4125" calcext:value-type="float">
            <text:p>0.641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21" calcext:value-type="percentage">
            <text:p>73.2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5" calcext:value-type="percentage">
            <text:p>75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7" calcext:value-type="percentage">
            <text:p>73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2" calcext:value-type="percentage">
            <text:p>75.2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24" calcext:value-type="float">
            <text:p>0.9224</text:p>
          </table:table-cell>
          <table:table-cell table:style-name="ce122" office:value-type="float" office:value="0.8896" calcext:value-type="float">
            <text:p>0.8896</text:p>
          </table:table-cell>
          <table:table-cell table:style-name="ce122" office:value-type="float" office:value="0.9057" calcext:value-type="float">
            <text:p>0.9057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298" calcext:value-type="float">
            <text:p>0.9298</text:p>
          </table:table-cell>
          <table:table-cell table:style-name="ce119" office:value-type="float" office:value="0.8515" calcext:value-type="float">
            <text:p>0.8515</text:p>
          </table:table-cell>
          <table:table-cell table:style-name="ce119" office:value-type="float" office:value="0.889" calcext:value-type="float">
            <text:p>0.889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9" calcext:value-type="float">
            <text:p>0.9099</text:p>
          </table:table-cell>
          <table:table-cell table:style-name="ce119" office:value-type="float" office:value="0.8946" calcext:value-type="float">
            <text:p>0.8946</text:p>
          </table:table-cell>
          <table:table-cell table:style-name="ce119" office:value-type="float" office:value="0.9022" calcext:value-type="float">
            <text:p>0.9022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387" calcext:value-type="float">
            <text:p>0.9387</text:p>
          </table:table-cell>
          <table:table-cell table:style-name="ce119" office:value-type="float" office:value="0.8596" calcext:value-type="float">
            <text:p>0.8596</text:p>
          </table:table-cell>
          <table:table-cell table:style-name="ce119" office:value-type="float" office:value="0.8974" calcext:value-type="float">
            <text:p>0.8974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58" calcext:value-type="float">
            <text:p>0.8958</text:p>
          </table:table-cell>
          <table:table-cell table:style-name="ce122" office:value-type="float" office:value="0.5781" calcext:value-type="float">
            <text:p>0.5781</text:p>
          </table:table-cell>
          <table:table-cell table:style-name="ce122" office:value-type="float" office:value="0.7027" calcext:value-type="float">
            <text:p>0.7027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8883" calcext:value-type="float">
            <text:p>0.8883</text:p>
          </table:table-cell>
          <table:table-cell table:style-name="ce119" office:value-type="float" office:value="0.5785" calcext:value-type="float">
            <text:p>0.5785</text:p>
          </table:table-cell>
          <table:table-cell table:style-name="ce119" office:value-type="float" office:value="0.7007" calcext:value-type="float">
            <text:p>0.7007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585" calcext:value-type="float">
            <text:p>0.8585</text:p>
          </table:table-cell>
          <table:table-cell table:style-name="ce119" office:value-type="float" office:value="0.7343" calcext:value-type="float">
            <text:p>0.7343</text:p>
          </table:table-cell>
          <table:table-cell table:style-name="ce119" office:value-type="float" office:value="0.7916" calcext:value-type="float">
            <text:p>0.791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5" calcext:value-type="float">
            <text:p>0.8950</text:p>
          </table:table-cell>
          <table:table-cell table:style-name="ce119" office:value-type="float" office:value="0.59" calcext:value-type="float">
            <text:p>0.5900</text:p>
          </table:table-cell>
          <table:table-cell table:style-name="ce119" office:value-type="float" office:value="0.7112" calcext:value-type="float">
            <text:p>0.7112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61" calcext:value-type="float">
            <text:p>0.6961</text:p>
          </table:table-cell>
          <table:table-cell table:style-name="ce122" office:value-type="float" office:value="0.872" calcext:value-type="float">
            <text:p>0.872</text:p>
          </table:table-cell>
          <table:table-cell table:style-name="ce122" office:value-type="float" office:value="0.7742" calcext:value-type="float">
            <text:p>0.7742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311" calcext:value-type="float">
            <text:p>0.6311</text:p>
          </table:table-cell>
          <table:table-cell table:style-name="ce119" office:value-type="float" office:value="0.8997" calcext:value-type="float">
            <text:p>0.8997</text:p>
          </table:table-cell>
          <table:table-cell table:style-name="ce119" office:value-type="float" office:value="0.7418" calcext:value-type="float">
            <text:p>0.741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84" calcext:value-type="float">
            <text:p>0.7284</text:p>
          </table:table-cell>
          <table:table-cell table:style-name="ce119" office:value-type="float" office:value="0.8166" calcext:value-type="float">
            <text:p>0.8166</text:p>
          </table:table-cell>
          <table:table-cell table:style-name="ce119" office:value-type="float" office:value="0.77" calcext:value-type="float">
            <text:p>0.7700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47" calcext:value-type="float">
            <text:p>0.6747</text:p>
          </table:table-cell>
          <table:table-cell table:style-name="ce119" office:value-type="float" office:value="0.8754" calcext:value-type="float">
            <text:p>0.8754</text:p>
          </table:table-cell>
          <table:table-cell table:style-name="ce119" office:value-type="float" office:value="0.762" calcext:value-type="float">
            <text:p>0.762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6009" calcext:value-type="float">
            <text:p>0.6009</text:p>
          </table:table-cell>
          <table:table-cell table:style-name="ce122" office:value-type="float" office:value="0.5664" calcext:value-type="float">
            <text:p>0.5664</text:p>
          </table:table-cell>
          <table:table-cell table:style-name="ce122" office:value-type="float" office:value="0.5831" calcext:value-type="float">
            <text:p>0.5831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4" calcext:value-type="float">
            <text:p>0.4964</text:p>
          </table:table-cell>
          <table:table-cell table:style-name="ce119" office:value-type="float" office:value="0.6106" calcext:value-type="float">
            <text:p>0.6106</text:p>
          </table:table-cell>
          <table:table-cell table:style-name="ce119" office:value-type="float" office:value="0.5476" calcext:value-type="float">
            <text:p>0.547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605" calcext:value-type="float">
            <text:p>0.6605</text:p>
          </table:table-cell>
          <table:table-cell table:style-name="ce119" office:value-type="float" office:value="0.4735" calcext:value-type="float">
            <text:p>0.4735</text:p>
          </table:table-cell>
          <table:table-cell table:style-name="ce119" office:value-type="float" office:value="0.5515" calcext:value-type="float">
            <text:p>0.551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647" calcext:value-type="float">
            <text:p>0.6647</text:p>
          </table:table-cell>
          <table:table-cell table:style-name="ce119" office:value-type="float" office:value="0.5088" calcext:value-type="float">
            <text:p>0.5088</text:p>
          </table:table-cell>
          <table:table-cell table:style-name="ce119" office:value-type="float" office:value="0.5764" calcext:value-type="float">
            <text:p>0.5764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901" calcext:value-type="float">
            <text:p>0.6901</text:p>
          </table:table-cell>
          <table:table-cell table:style-name="ce122" office:value-type="float" office:value="0.8265" calcext:value-type="float">
            <text:p>0.8265</text:p>
          </table:table-cell>
          <table:table-cell table:style-name="ce122" office:value-type="float" office:value="0.7522" calcext:value-type="float">
            <text:p>0.7522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279" calcext:value-type="float">
            <text:p>0.6279</text:p>
          </table:table-cell>
          <table:table-cell table:style-name="ce119" office:value-type="float" office:value="0.8337" calcext:value-type="float">
            <text:p>0.8337</text:p>
          </table:table-cell>
          <table:table-cell table:style-name="ce119" office:value-type="float" office:value="0.7164" calcext:value-type="float">
            <text:p>0.7164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889" calcext:value-type="float">
            <text:p>0.6889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495" calcext:value-type="float">
            <text:p>0.7495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828" calcext:value-type="float">
            <text:p>0.6828</text:p>
          </table:table-cell>
          <table:table-cell table:style-name="ce119" office:value-type="float" office:value="0.8145" calcext:value-type="float">
            <text:p>0.8145</text:p>
          </table:table-cell>
          <table:table-cell table:style-name="ce119" office:value-type="float" office:value="0.7429" calcext:value-type="float">
            <text:p>0.7429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1915" calcext:value-type="float">
            <text:p>0.1915</text:p>
          </table:table-cell>
          <table:table-cell table:style-name="ce122" office:value-type="float" office:value="0.4327" calcext:value-type="float">
            <text:p>0.4327</text:p>
          </table:table-cell>
          <table:table-cell table:style-name="ce122" office:value-type="float" office:value="0.2655" calcext:value-type="float">
            <text:p>0.2655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124" calcext:value-type="float">
            <text:p>0.2124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761" calcext:value-type="float">
            <text:p>0.2761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17" calcext:value-type="float">
            <text:p>0.3117</text:p>
          </table:table-cell>
          <table:table-cell table:style-name="ce119" office:value-type="float" office:value="0.2308" calcext:value-type="float">
            <text:p>0.2308</text:p>
          </table:table-cell>
          <table:table-cell table:style-name="ce119" office:value-type="float" office:value="0.2652" calcext:value-type="float">
            <text:p>0.265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482" calcext:value-type="float">
            <text:p>0.2482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822" calcext:value-type="float">
            <text:p>0.282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4045" calcext:value-type="float">
            <text:p>0.4045</text:p>
          </table:table-cell>
          <table:table-cell table:style-name="ce122" office:value-type="float" office:value="0.3273" calcext:value-type="float">
            <text:p>0.3273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15" calcext:value-type="float">
            <text:p>0.2115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2694" calcext:value-type="float">
            <text:p>0.269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22" calcext:value-type="float">
            <text:p>0.3122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3483" calcext:value-type="float">
            <text:p>0.3483</text:p>
          </table:table-cell>
          <table:table-cell table:style-name="ce119" office:value-type="float" office:value="0.3407" calcext:value-type="float">
            <text:p>0.3407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54" calcext:value-type="float">
            <text:p>0.3454</text:p>
          </table:table-cell>
          <table:table-cell table:style-name="ce122" office:value-type="float" office:value="0.6599" calcext:value-type="float">
            <text:p>0.6599</text:p>
          </table:table-cell>
          <table:table-cell table:style-name="ce122" office:value-type="float" office:value="0.4534" calcext:value-type="float">
            <text:p>0.4534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49" calcext:value-type="float">
            <text:p>0.3449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4437" calcext:value-type="float">
            <text:p>0.443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062" calcext:value-type="float">
            <text:p>0.4062</text:p>
          </table:table-cell>
          <table:table-cell table:style-name="ce119" office:value-type="float" office:value="0.6247" calcext:value-type="float">
            <text:p>0.6247</text:p>
          </table:table-cell>
          <table:table-cell table:style-name="ce119" office:value-type="float" office:value="0.4923" calcext:value-type="float">
            <text:p>0.492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74" calcext:value-type="float">
            <text:p>0.3474</text:p>
          </table:table-cell>
          <table:table-cell table:style-name="ce119" office:value-type="float" office:value="0.7127" calcext:value-type="float">
            <text:p>0.7127</text:p>
          </table:table-cell>
          <table:table-cell table:style-name="ce119" office:value-type="float" office:value="0.4671" calcext:value-type="float">
            <text:p>0.4671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625" calcext:value-type="float">
            <text:p>0.1625</text:p>
          </table:table-cell>
          <table:table-cell table:style-name="ce122" office:value-type="float" office:value="0.1354" calcext:value-type="float">
            <text:p>0.1354</text:p>
          </table:table-cell>
          <table:table-cell table:style-name="ce122" office:value-type="float" office:value="0.1477" calcext:value-type="float">
            <text:p>0.14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531" calcext:value-type="float">
            <text:p>0.1531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1546" calcext:value-type="float">
            <text:p>0.1546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829" calcext:value-type="float">
            <text:p>0.1829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1685" calcext:value-type="float">
            <text:p>0.1685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07" calcext:value-type="float">
            <text:p>0.1070</text:p>
          </table:table-cell>
          <table:table-cell table:style-name="ce119" office:value-type="float" office:value="0.2396" calcext:value-type="float">
            <text:p>0.2396</text:p>
          </table:table-cell>
          <table:table-cell table:style-name="ce119" office:value-type="float" office:value="0.1479" calcext:value-type="float">
            <text:p>0.1479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79" calcext:value-type="float">
            <text:p>0.1379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03" calcext:value-type="float">
            <text:p>0.1203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19" office:value-type="float" office:value="0.0571" calcext:value-type="float">
            <text:p>0.0571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8372727272727" calcext:value-type="float">
            <text:p>0.548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26945454545455" calcext:value-type="float">
            <text:p>0.526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45727272727273" calcext:value-type="float">
            <text:p>0.545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78" calcext:value-type="float">
            <text:p>0.5478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321" calcext:value-type="float">
            <text:p>0.503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7964" calcext:value-type="float">
            <text:p>0.4796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003" calcext:value-type="float">
            <text:p>0.500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50258" calcext:value-type="float">
            <text:p>0.5026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699416839714471" calcext:value-type="float">
            <text:p>0.699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686542310188189" calcext:value-type="float">
            <text:p>0.6865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36738238157041" calcext:value-type="float">
            <text:p>0.736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1149286177807" calcext:value-type="float">
            <text:p>0.701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29" calcext:value-type="percentage">
            <text:p>79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48" calcext:value-type="percentage">
            <text:p>78.5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58" calcext:value-type="percentage">
            <text:p>82.6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24" calcext:value-type="percentage">
            <text:p>79.2%</text:p>
          </table:table-cell>
          <table:table-cell table:style-name="ce133"/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76" calcext:value-type="float">
            <text:p>0.176</text:p>
          </table:table-cell>
          <table:table-cell table:number-columns-repeated="36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415" calcext:value-type="float">
            <text:p>0.415</text:p>
          </table:table-cell>
          <table:table-cell table:number-columns-repeated="36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table:number-columns-repeated="36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57" calcext:value-type="float">
            <text:p>0.7957</text:p>
          </table:table-cell>
          <table:table-cell table:style-name="ce122" office:value-type="float" office:value="0.8896" calcext:value-type="float">
            <text:p>0.8896</text:p>
          </table:table-cell>
          <table:table-cell table:style-name="ce122" office:value-type="float" office:value="0.8401" calcext:value-type="float">
            <text:p>0.8401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82" calcext:value-type="float">
            <text:p>0.8082</text:p>
          </table:table-cell>
          <table:table-cell table:style-name="ce122" office:value-type="float" office:value="0.8733" calcext:value-type="float">
            <text:p>0.8733</text:p>
          </table:table-cell>
          <table:table-cell table:style-name="ce122" office:value-type="float" office:value="0.8395" calcext:value-type="float">
            <text:p>0.839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27" calcext:value-type="float">
            <text:p>0.8227</text:p>
          </table:table-cell>
          <table:table-cell table:style-name="ce119" office:value-type="float" office:value="0.8772" calcext:value-type="float">
            <text:p>0.8772</text:p>
          </table:table-cell>
          <table:table-cell table:style-name="ce119" office:value-type="float" office:value="0.849" calcext:value-type="float">
            <text:p>0.8490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31" calcext:value-type="float">
            <text:p>0.8231</text:p>
          </table:table-cell>
          <table:table-cell table:style-name="ce119" office:value-type="float" office:value="0.8618" calcext:value-type="float">
            <text:p>0.8618</text:p>
          </table:table-cell>
          <table:table-cell table:style-name="ce119" office:value-type="float" office:value="0.842" calcext:value-type="float">
            <text:p>0.8420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188" calcext:value-type="float">
            <text:p>0.188</text:p>
          </table:table-cell>
          <table:table-cell table:number-columns-repeated="36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947" calcext:value-type="float">
            <text:p>0.3947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2982" calcext:value-type="float">
            <text:p>0.298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36" calcext:value-type="float">
            <text:p>0.4236</text:p>
          </table:table-cell>
          <table:table-cell table:style-name="ce122" office:value-type="float" office:value="0.3099" calcext:value-type="float">
            <text:p>0.3099</text:p>
          </table:table-cell>
          <table:table-cell table:style-name="ce122" office:value-type="float" office:value="0.3579" calcext:value-type="float">
            <text:p>0.3579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754" calcext:value-type="float">
            <text:p>0.4754</text:p>
          </table:table-cell>
          <table:table-cell table:style-name="ce119" office:value-type="float" office:value="0.3706" calcext:value-type="float">
            <text:p>0.3706</text:p>
          </table:table-cell>
          <table:table-cell table:style-name="ce119" office:value-type="float" office:value="0.4165" calcext:value-type="float">
            <text:p>0.4165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545" calcext:value-type="float">
            <text:p>0.4545</text:p>
          </table:table-cell>
          <table:table-cell table:style-name="ce119" office:value-type="float" office:value="0.3834" calcext:value-type="float">
            <text:p>0.3834</text:p>
          </table:table-cell>
          <table:table-cell table:style-name="ce119" office:value-type="float" office:value="0.4159" calcext:value-type="float">
            <text:p>0.415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051" calcext:value-type="float">
            <text:p>0.051</text:p>
          </table:table-cell>
          <table:table-cell table:number-columns-repeated="36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56915" calcext:value-type="float">
            <text:p>0.569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987" calcext:value-type="float">
            <text:p>0.598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3275" calcext:value-type="float">
            <text:p>0.6327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2895" calcext:value-type="float">
            <text:p>0.62895</text:p>
          </table:table-cell>
          <table:table-cell table:style-name="ce133"/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034" calcext:value-type="float">
            <text:p>0.034</text:p>
          </table:table-cell>
          <table:table-cell table:number-columns-repeated="36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95" calcext:value-type="percentage">
            <text:p>74.0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1" calcext:value-type="percentage">
            <text:p>76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13" calcext:value-type="percentage">
            <text:p>75.1%</text:p>
          </table:table-cell>
          <table:table-cell table:style-name="ce135"/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024" calcext:value-type="float">
            <text:p>0.024</text:p>
          </table:table-cell>
          <table:table-cell table:number-columns-repeated="36"/>
        </table:table-row>
        <table:table-row table:style-name="ro2">
          <table:table-cell table:number-columns-repeated="26"/>
          <table:table-cell office:value-type="float" office:value="0.6" calcext:value-type="float">
            <text:p>0.6</text:p>
          </table:table-cell>
          <table:table-cell office:value-type="float" office:value="0.088" calcext:value-type="float">
            <text:p>0.088</text:p>
          </table:table-cell>
          <table:table-cell table:number-columns-repeated="36"/>
        </table:table-row>
        <table:table-row table:style-name="ro2">
          <table:table-cell table:number-columns-repeated="26"/>
          <table:table-cell office:value-type="float" office:value="0.2" calcext:value-type="float">
            <text:p>0.2</text:p>
          </table:table-cell>
          <table:table-cell office:value-type="float" office:value="0.019" calcext:value-type="float">
            <text:p>0.019</text:p>
          </table:table-cell>
          <table:table-cell table:number-columns-repeated="3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26"/>
          <table:table-cell office:value-type="string" calcext:value-type="string">
            <text:p>avg</text:p>
          </table:table-cell>
          <table:table-cell table:formula="of:=AVERAGE([.AA41:.AA49])" office:value-type="float" office:value="0.544444444444444" calcext:value-type="float">
            <text:p>0.544444444444444</text:p>
          </table:table-cell>
          <table:table-cell table:number-columns-repeated="36"/>
        </table:table-row>
        <table:table-row table:style-name="ro2">
          <table:table-cell table:number-columns-repeated="26"/>
          <table:table-cell office:value-type="string" calcext:value-type="string">
            <text:p>w avg</text:p>
          </table:table-cell>
          <table:table-cell table:formula="of:=SUMPRODUCT([.AA41:.AA49]; [.AB41:.AB49])" office:value-type="float" office:value="0.6891" calcext:value-type="float">
            <text:p>0.6891</text:p>
          </table:table-cell>
          <table:table-cell table:number-columns-repeated="3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9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2" table:style-name="ta1"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2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699" calcext:value-type="float">
            <text:p>0.9699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847" calcext:value-type="float">
            <text:p>0.9847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43" calcext:value-type="float">
            <text:p>0.9943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0.997" calcext:value-type="float">
            <text:p>0.997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31" calcext:value-type="float">
            <text:p>0.9231</text:p>
          </table:table-cell>
          <table:table-cell table:style-name="ce119" office:value-type="float" office:value="0.015" calcext:value-type="float">
            <text:p>0.0150</text:p>
          </table:table-cell>
          <table:table-cell table:style-name="ce119" office:value-type="float" office:value="0.0295" calcext:value-type="float">
            <text:p>0.0295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578" calcext:value-type="float">
            <text:p>0.8578</text:p>
          </table:table-cell>
          <table:table-cell table:style-name="ce119" office:value-type="float" office:value="0.1129" calcext:value-type="float">
            <text:p>0.1129</text:p>
          </table:table-cell>
          <table:table-cell table:style-name="ce119" office:value-type="float" office:value="0.1996" calcext:value-type="float">
            <text:p>0.1996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113" calcext:value-type="float">
            <text:p>0.9113</text:p>
          </table:table-cell>
          <table:table-cell table:style-name="ce119" office:value-type="float" office:value="0.7823" calcext:value-type="float">
            <text:p>0.7823</text:p>
          </table:table-cell>
          <table:table-cell table:style-name="ce119" office:value-type="float" office:value="0.8419" calcext:value-type="float">
            <text:p>0.8419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658" calcext:value-type="float">
            <text:p>0.8658</text:p>
          </table:table-cell>
          <table:table-cell table:style-name="ce119" office:value-type="float" office:value="0.7324" calcext:value-type="float">
            <text:p>0.7324</text:p>
          </table:table-cell>
          <table:table-cell table:style-name="ce119" office:value-type="float" office:value="0.7935" calcext:value-type="float">
            <text:p>0.7935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84" calcext:value-type="float">
            <text:p>0.7884</text:p>
          </table:table-cell>
          <table:table-cell table:style-name="ce119" office:value-type="float" office:value="0.4832" calcext:value-type="float">
            <text:p>0.4832</text:p>
          </table:table-cell>
          <table:table-cell table:style-name="ce119" office:value-type="float" office:value="0.5992" calcext:value-type="float">
            <text:p>0.5992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169" calcext:value-type="float">
            <text:p>0.7169</text:p>
          </table:table-cell>
          <table:table-cell table:style-name="ce119" office:value-type="float" office:value="0.5817" calcext:value-type="float">
            <text:p>0.5817</text:p>
          </table:table-cell>
          <table:table-cell table:style-name="ce119" office:value-type="float" office:value="0.6422" calcext:value-type="float">
            <text:p>0.6422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19" office:value-type="float" office:value="0.8236" calcext:value-type="float">
            <text:p>0.8236</text:p>
          </table:table-cell>
          <table:table-cell table:style-name="ce119" office:value-type="float" office:value="0.8672" calcext:value-type="float">
            <text:p>0.8672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382" calcext:value-type="float">
            <text:p>0.9382</text:p>
          </table:table-cell>
          <table:table-cell table:style-name="ce119" office:value-type="float" office:value="0.6718" calcext:value-type="float">
            <text:p>0.6718</text:p>
          </table:table-cell>
          <table:table-cell table:style-name="ce119" office:value-type="float" office:value="0.7829" calcext:value-type="float">
            <text:p>0.782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216" calcext:value-type="float">
            <text:p>0.2160</text:p>
          </table:table-cell>
          <table:table-cell table:style-name="ce119" office:value-type="float" office:value="0.9931" calcext:value-type="float">
            <text:p>0.9931</text:p>
          </table:table-cell>
          <table:table-cell table:style-name="ce119" office:value-type="float" office:value="0.3548" calcext:value-type="float">
            <text:p>0.3548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2281" calcext:value-type="float">
            <text:p>0.2281</text:p>
          </table:table-cell>
          <table:table-cell table:style-name="ce119" office:value-type="float" office:value="0.9031" calcext:value-type="float">
            <text:p>0.9031</text:p>
          </table:table-cell>
          <table:table-cell table:style-name="ce119" office:value-type="float" office:value="0.3643" calcext:value-type="float">
            <text:p>0.364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729" calcext:value-type="float">
            <text:p>0.5729</text:p>
          </table:table-cell>
          <table:table-cell table:style-name="ce119" office:value-type="float" office:value="0.9654" calcext:value-type="float">
            <text:p>0.9654</text:p>
          </table:table-cell>
          <table:table-cell table:style-name="ce119" office:value-type="float" office:value="0.7191" calcext:value-type="float">
            <text:p>0.719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4991" calcext:value-type="float">
            <text:p>0.4991</text:p>
          </table:table-cell>
          <table:table-cell table:style-name="ce119" office:value-type="float" office:value="0.9308" calcext:value-type="float">
            <text:p>0.9308</text:p>
          </table:table-cell>
          <table:table-cell table:style-name="ce119" office:value-type="float" office:value="0.6498" calcext:value-type="float">
            <text:p>0.6498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3453" calcext:value-type="float">
            <text:p>0.3453</text:p>
          </table:table-cell>
          <table:table-cell table:style-name="ce119" office:value-type="float" office:value="0.3407" calcext:value-type="float">
            <text:p>0.3407</text:p>
          </table:table-cell>
          <table:table-cell table:style-name="ce119" office:value-type="float" office:value="0.343" calcext:value-type="float">
            <text:p>0.3430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21" calcext:value-type="float">
            <text:p>0.2100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1972" calcext:value-type="float">
            <text:p>0.1972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3845" calcext:value-type="float">
            <text:p>0.3845</text:p>
          </table:table-cell>
          <table:table-cell table:style-name="ce119" office:value-type="float" office:value="0.441" calcext:value-type="float">
            <text:p>0.4410</text:p>
          </table:table-cell>
          <table:table-cell table:style-name="ce119" office:value-type="float" office:value="0.4108" calcext:value-type="float">
            <text:p>0.4108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19" office:value-type="float" office:value="0.0024" calcext:value-type="float">
            <text:p>0.0024</text:p>
          </table:table-cell>
          <table:table-cell table:style-name="ce119" office:value-type="float" office:value="0.0047" calcext:value-type="float">
            <text:p>0.0047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56" calcext:value-type="float">
            <text:p>0.7556</text:p>
          </table:table-cell>
          <table:table-cell table:style-name="ce119" office:value-type="float" office:value="0.7301" calcext:value-type="float">
            <text:p>0.7301</text:p>
          </table:table-cell>
          <table:table-cell table:style-name="ce119" office:value-type="float" office:value="0.7426" calcext:value-type="float">
            <text:p>0.7426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5722" calcext:value-type="float">
            <text:p>0.5722</text:p>
          </table:table-cell>
          <table:table-cell table:style-name="ce119" office:value-type="float" office:value="0.7446" calcext:value-type="float">
            <text:p>0.7446</text:p>
          </table:table-cell>
          <table:table-cell table:style-name="ce119" office:value-type="float" office:value="0.6471" calcext:value-type="float">
            <text:p>0.6471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0513" calcext:value-type="float">
            <text:p>0.0513</text:p>
          </table:table-cell>
          <table:table-cell table:style-name="ce119" office:value-type="float" office:value="0.0225" calcext:value-type="float">
            <text:p>0.0225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2056" calcext:value-type="float">
            <text:p>0.2056</text:p>
          </table:table-cell>
          <table:table-cell table:style-name="ce119" office:value-type="float" office:value="0.7466" calcext:value-type="float">
            <text:p>0.7466</text:p>
          </table:table-cell>
          <table:table-cell table:style-name="ce119" office:value-type="float" office:value="0.3224" calcext:value-type="float">
            <text:p>0.3224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027" calcext:value-type="float">
            <text:p>0.2027</text:p>
          </table:table-cell>
          <table:table-cell table:style-name="ce119" office:value-type="float" office:value="0.7547" calcext:value-type="float">
            <text:p>0.7547</text:p>
          </table:table-cell>
          <table:table-cell table:style-name="ce119" office:value-type="float" office:value="0.3196" calcext:value-type="float">
            <text:p>0.319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335" calcext:value-type="float">
            <text:p>0.4335</text:p>
          </table:table-cell>
          <table:table-cell table:style-name="ce119" office:value-type="float" office:value="0.7818" calcext:value-type="float">
            <text:p>0.7818</text:p>
          </table:table-cell>
          <table:table-cell table:style-name="ce119" office:value-type="float" office:value="0.5578" calcext:value-type="float">
            <text:p>0.5578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62" calcext:value-type="float">
            <text:p>0.3462</text:p>
          </table:table-cell>
          <table:table-cell table:style-name="ce119" office:value-type="float" office:value="0.7778" calcext:value-type="float">
            <text:p>0.7778</text:p>
          </table:table-cell>
          <table:table-cell table:style-name="ce119" office:value-type="float" office:value="0.4791" calcext:value-type="float">
            <text:p>0.4791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317" calcext:value-type="float">
            <text:p>0.031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75" calcext:value-type="float">
            <text:p>0.0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441" calcext:value-type="float">
            <text:p>0.0441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19" table:number-columns-repeated="2"/>
          <table:table-cell table:style-name="ce125" table:formula="of:=AVERAGE([.E3:.E13])" office:value-type="float" office:value="0.245581818181818" calcext:value-type="float">
            <text:p>0.2456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230036363636364" calcext:value-type="float">
            <text:p>0.230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466754545454545" calcext:value-type="float">
            <text:p>0.466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417336363636364" calcext:value-type="float">
            <text:p>0.417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17167" calcext:value-type="float">
            <text:p>0.1717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15304" calcext:value-type="float">
            <text:p>0.1530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1345" calcext:value-type="float">
            <text:p>0.413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35937" calcext:value-type="float">
            <text:p>0.359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336407478909799" calcext:value-type="float">
            <text:p>0.336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371054607397794" calcext:value-type="float">
            <text:p>0.371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38758565866321" calcext:value-type="float">
            <text:p>0.7388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6688025632706" calcext:value-type="float">
            <text:p>0.66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5891" calcext:value-type="percentage">
            <text:p>58.9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6106" calcext:value-type="percentage">
            <text:p>61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27" calcext:value-type="percentage">
            <text:p>83.3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791" calcext:value-type="percentage">
            <text:p>77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4" calcext:value-type="float">
            <text:p>0.8400</text:p>
          </table:table-cell>
          <table:table-cell table:style-name="ce119" office:value-type="float" office:value="0.9117" calcext:value-type="float">
            <text:p>0.9117</text:p>
          </table:table-cell>
          <table:table-cell table:style-name="ce119" office:value-type="float" office:value="0.8744" calcext:value-type="float">
            <text:p>0.8744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14" calcext:value-type="float">
            <text:p>0.8214</text:p>
          </table:table-cell>
          <table:table-cell table:style-name="ce122" office:value-type="float" office:value="0.9271" calcext:value-type="float">
            <text:p>0.9271</text:p>
          </table:table-cell>
          <table:table-cell table:style-name="ce122" office:value-type="float" office:value="0.8711" calcext:value-type="float">
            <text:p>0.871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44" calcext:value-type="float">
            <text:p>0.8440</text:p>
          </table:table-cell>
          <table:table-cell table:style-name="ce119" office:value-type="float" office:value="0.857" calcext:value-type="float">
            <text:p>0.8570</text:p>
          </table:table-cell>
          <table:table-cell table:style-name="ce119" office:value-type="float" office:value="0.8505" calcext:value-type="float">
            <text:p>0.850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58" calcext:value-type="float">
            <text:p>0.8258</text:p>
          </table:table-cell>
          <table:table-cell table:style-name="ce119" office:value-type="float" office:value="0.9328" calcext:value-type="float">
            <text:p>0.9328</text:p>
          </table:table-cell>
          <table:table-cell table:style-name="ce119" office:value-type="float" office:value="0.8761" calcext:value-type="float">
            <text:p>0.876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5893" calcext:value-type="float">
            <text:p>0.5893</text:p>
          </table:table-cell>
          <table:table-cell table:style-name="ce119" office:value-type="float" office:value="0.4217" calcext:value-type="float">
            <text:p>0.4217</text:p>
          </table:table-cell>
          <table:table-cell table:style-name="ce119" office:value-type="float" office:value="0.4916" calcext:value-type="float">
            <text:p>0.491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5754" calcext:value-type="float">
            <text:p>0.5754</text:p>
          </table:table-cell>
          <table:table-cell table:style-name="ce122" office:value-type="float" office:value="0.3291" calcext:value-type="float">
            <text:p>0.3291</text:p>
          </table:table-cell>
          <table:table-cell table:style-name="ce122" office:value-type="float" office:value="0.4187" calcext:value-type="float">
            <text:p>0.4187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983" calcext:value-type="float">
            <text:p>0.4983</text:p>
          </table:table-cell>
          <table:table-cell table:style-name="ce119" office:value-type="float" office:value="0.4728" calcext:value-type="float">
            <text:p>0.4728</text:p>
          </table:table-cell>
          <table:table-cell table:style-name="ce119" office:value-type="float" office:value="0.4852" calcext:value-type="float">
            <text:p>0.485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6067" calcext:value-type="float">
            <text:p>0.6067</text:p>
          </table:table-cell>
          <table:table-cell table:style-name="ce119" office:value-type="float" office:value="0.345" calcext:value-type="float">
            <text:p>0.3450</text:p>
          </table:table-cell>
          <table:table-cell table:style-name="ce119" office:value-type="float" office:value="0.4399" calcext:value-type="float">
            <text:p>0.439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E20:.E21])" office:value-type="float" office:value="0.683" calcext:value-type="float">
            <text:p>0.683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449" calcext:value-type="float">
            <text:p>0.644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6785" calcext:value-type="float">
            <text:p>0.667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58" calcext:value-type="float">
            <text:p>0.658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985" calcext:value-type="percentage">
            <text:p>79.9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889" calcext:value-type="percentage">
            <text:p>78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81" calcext:value-type="percentage">
            <text:p>76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97" calcext:value-type="percentage">
            <text:p>79.7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4" calcext:value-type="float">
            <text:p>0.9994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style-name="ce119" office:value-type="float" office:value="0.9988" calcext:value-type="float">
            <text:p>0.9988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4" calcext:value-type="float">
            <text:p>0.9994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82" calcext:value-type="float">
            <text:p>0.9982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1" calcext:value-type="float">
            <text:p>0.9991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547" calcext:value-type="float">
            <text:p>0.9547</text:p>
          </table:table-cell>
          <table:table-cell table:style-name="ce119" office:value-type="float" office:value="0.6968" calcext:value-type="float">
            <text:p>0.6968</text:p>
          </table:table-cell>
          <table:table-cell table:style-name="ce119" office:value-type="float" office:value="0.8056" calcext:value-type="float">
            <text:p>0.8056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323" calcext:value-type="float">
            <text:p>0.9323</text:p>
          </table:table-cell>
          <table:table-cell table:style-name="ce119" office:value-type="float" office:value="0.8241" calcext:value-type="float">
            <text:p>0.8241</text:p>
          </table:table-cell>
          <table:table-cell table:style-name="ce119" office:value-type="float" office:value="0.8748" calcext:value-type="float">
            <text:p>0.8748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74" calcext:value-type="float">
            <text:p>0.9074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8936" calcext:value-type="float">
            <text:p>0.8936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6" calcext:value-type="float">
            <text:p>0.9260</text:p>
          </table:table-cell>
          <table:table-cell table:style-name="ce119" office:value-type="float" office:value="0.859" calcext:value-type="float">
            <text:p>0.8590</text:p>
          </table:table-cell>
          <table:table-cell table:style-name="ce119" office:value-type="float" office:value="0.8913" calcext:value-type="float">
            <text:p>0.8913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232" calcext:value-type="float">
            <text:p>0.9232</text:p>
          </table:table-cell>
          <table:table-cell table:style-name="ce119" office:value-type="float" office:value="0.7845" calcext:value-type="float">
            <text:p>0.7845</text:p>
          </table:table-cell>
          <table:table-cell table:style-name="ce119" office:value-type="float" office:value="0.8482" calcext:value-type="float">
            <text:p>0.8482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9492" calcext:value-type="float">
            <text:p>0.9492</text:p>
          </table:table-cell>
          <table:table-cell table:style-name="ce119" office:value-type="float" office:value="0.7612" calcext:value-type="float">
            <text:p>0.7612</text:p>
          </table:table-cell>
          <table:table-cell table:style-name="ce119" office:value-type="float" office:value="0.8449" calcext:value-type="float">
            <text:p>0.8449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352" calcext:value-type="float">
            <text:p>0.9352</text:p>
          </table:table-cell>
          <table:table-cell table:style-name="ce119" office:value-type="float" office:value="0.8161" calcext:value-type="float">
            <text:p>0.8161</text:p>
          </table:table-cell>
          <table:table-cell table:style-name="ce119" office:value-type="float" office:value="0.8716" calcext:value-type="float">
            <text:p>0.871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241" calcext:value-type="float">
            <text:p>0.9241</text:p>
          </table:table-cell>
          <table:table-cell table:style-name="ce119" office:value-type="float" office:value="0.8517" calcext:value-type="float">
            <text:p>0.8517</text:p>
          </table:table-cell>
          <table:table-cell table:style-name="ce119" office:value-type="float" office:value="0.8864" calcext:value-type="float">
            <text:p>0.8864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01" calcext:value-type="float">
            <text:p>0.6701</text:p>
          </table:table-cell>
          <table:table-cell table:style-name="ce119" office:value-type="float" office:value="0.8997" calcext:value-type="float">
            <text:p>0.8997</text:p>
          </table:table-cell>
          <table:table-cell table:style-name="ce119" office:value-type="float" office:value="0.7681" calcext:value-type="float">
            <text:p>0.7681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305" calcext:value-type="float">
            <text:p>0.6305</text:p>
          </table:table-cell>
          <table:table-cell table:style-name="ce119" office:value-type="float" office:value="0.9446" calcext:value-type="float">
            <text:p>0.9446</text:p>
          </table:table-cell>
          <table:table-cell table:style-name="ce119" office:value-type="float" office:value="0.7562" calcext:value-type="float">
            <text:p>0.7562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52" calcext:value-type="float">
            <text:p>0.725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542" calcext:value-type="float">
            <text:p>0.7542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85" calcext:value-type="float">
            <text:p>0.6785</text:p>
          </table:table-cell>
          <table:table-cell table:style-name="ce119" office:value-type="float" office:value="0.8616" calcext:value-type="float">
            <text:p>0.8616</text:p>
          </table:table-cell>
          <table:table-cell table:style-name="ce119" office:value-type="float" office:value="0.7591" calcext:value-type="float">
            <text:p>0.7591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2278" calcext:value-type="float">
            <text:p>0.2278</text:p>
          </table:table-cell>
          <table:table-cell table:style-name="ce119" office:value-type="float" office:value="0.2389" calcext:value-type="float">
            <text:p>0.2389</text:p>
          </table:table-cell>
          <table:table-cell table:style-name="ce119" office:value-type="float" office:value="0.2333" calcext:value-type="float">
            <text:p>0.2333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3566" calcext:value-type="float">
            <text:p>0.3566</text:p>
          </table:table-cell>
          <table:table-cell table:style-name="ce119" office:value-type="float" office:value="0.4292" calcext:value-type="float">
            <text:p>0.4292</text:p>
          </table:table-cell>
          <table:table-cell table:style-name="ce119" office:value-type="float" office:value="0.3896" calcext:value-type="float">
            <text:p>0.389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3405" calcext:value-type="float">
            <text:p>0.3405</text:p>
          </table:table-cell>
          <table:table-cell table:style-name="ce119" office:value-type="float" office:value="0.4912" calcext:value-type="float">
            <text:p>0.4912</text:p>
          </table:table-cell>
          <table:table-cell table:style-name="ce119" office:value-type="float" office:value="0.4022" calcext:value-type="float">
            <text:p>0.4022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413" calcext:value-type="float">
            <text:p>0.5413</text:p>
          </table:table-cell>
          <table:table-cell table:style-name="ce119" office:value-type="float" office:value="0.5221" calcext:value-type="float">
            <text:p>0.5221</text:p>
          </table:table-cell>
          <table:table-cell table:style-name="ce119" office:value-type="float" office:value="0.5315" calcext:value-type="float">
            <text:p>0.5315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5201" calcext:value-type="float">
            <text:p>0.5201</text:p>
          </table:table-cell>
          <table:table-cell table:style-name="ce119" office:value-type="float" office:value="0.841" calcext:value-type="float">
            <text:p>0.8410</text:p>
          </table:table-cell>
          <table:table-cell table:style-name="ce119" office:value-type="float" office:value="0.6427" calcext:value-type="float">
            <text:p>0.6427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01" calcext:value-type="float">
            <text:p>0.6601</text:p>
          </table:table-cell>
          <table:table-cell table:style-name="ce119" office:value-type="float" office:value="0.8096" calcext:value-type="float">
            <text:p>0.8096</text:p>
          </table:table-cell>
          <table:table-cell table:style-name="ce119" office:value-type="float" office:value="0.7273" calcext:value-type="float">
            <text:p>0.727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2" calcext:value-type="float">
            <text:p>0.6920</text:p>
          </table:table-cell>
          <table:table-cell table:style-name="ce119" office:value-type="float" office:value="0.812" calcext:value-type="float">
            <text:p>0.8120</text:p>
          </table:table-cell>
          <table:table-cell table:style-name="ce119" office:value-type="float" office:value="0.7472" calcext:value-type="float">
            <text:p>0.747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27" calcext:value-type="float">
            <text:p>0.7427</text:p>
          </table:table-cell>
          <table:table-cell table:style-name="ce119" office:value-type="float" office:value="0.7928" calcext:value-type="float">
            <text:p>0.7928</text:p>
          </table:table-cell>
          <table:table-cell table:style-name="ce119" office:value-type="float" office:value="0.7669" calcext:value-type="float">
            <text:p>0.7669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0909" calcext:value-type="float">
            <text:p>0.0909</text:p>
          </table:table-cell>
          <table:table-cell table:style-name="ce119" office:value-type="float" office:value="0.0112" calcext:value-type="float">
            <text:p>0.0112</text:p>
          </table:table-cell>
          <table:table-cell table:style-name="ce119" office:value-type="float" office:value="0.02" calcext:value-type="float">
            <text:p>0.0200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337" calcext:value-type="float">
            <text:p>0.0337</text:p>
          </table:table-cell>
          <table:table-cell table:style-name="ce119" office:value-type="float" office:value="0.0561" calcext:value-type="float">
            <text:p>0.0561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06" calcext:value-type="float">
            <text:p>0.1060</text:p>
          </table:table-cell>
          <table:table-cell table:style-name="ce119" office:value-type="float" office:value="0.2584" calcext:value-type="float">
            <text:p>0.2584</text:p>
          </table:table-cell>
          <table:table-cell table:style-name="ce119" office:value-type="float" office:value="0.1503" calcext:value-type="float">
            <text:p>0.150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364" calcext:value-type="float">
            <text:p>0.1364</text:p>
          </table:table-cell>
          <table:table-cell table:style-name="ce119" office:value-type="float" office:value="0.0674" calcext:value-type="float">
            <text:p>0.0674</text:p>
          </table:table-cell>
          <table:table-cell table:style-name="ce119" office:value-type="float" office:value="0.0902" calcext:value-type="float">
            <text:p>0.090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004" calcext:value-type="float">
            <text:p>0.4004</text:p>
          </table:table-cell>
          <table:table-cell table:style-name="ce119" office:value-type="float" office:value="0.8089" calcext:value-type="float">
            <text:p>0.8089</text:p>
          </table:table-cell>
          <table:table-cell table:style-name="ce119" office:value-type="float" office:value="0.5357" calcext:value-type="float">
            <text:p>0.5357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4306" calcext:value-type="float">
            <text:p>0.4306</text:p>
          </table:table-cell>
          <table:table-cell table:style-name="ce119" office:value-type="float" office:value="0.7859" calcext:value-type="float">
            <text:p>0.7859</text:p>
          </table:table-cell>
          <table:table-cell table:style-name="ce119" office:value-type="float" office:value="0.5564" calcext:value-type="float">
            <text:p>0.5564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233" calcext:value-type="float">
            <text:p>0.5233</text:p>
          </table:table-cell>
          <table:table-cell table:style-name="ce119" office:value-type="float" office:value="0.6856" calcext:value-type="float">
            <text:p>0.6856</text:p>
          </table:table-cell>
          <table:table-cell table:style-name="ce119" office:value-type="float" office:value="0.5935" calcext:value-type="float">
            <text:p>0.59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24" calcext:value-type="float">
            <text:p>0.5424</text:p>
          </table:table-cell>
          <table:table-cell table:style-name="ce119" office:value-type="float" office:value="0.7114" calcext:value-type="float">
            <text:p>0.7114</text:p>
          </table:table-cell>
          <table:table-cell table:style-name="ce119" office:value-type="float" office:value="0.6155" calcext:value-type="float">
            <text:p>0.6155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222" calcext:value-type="float">
            <text:p>0.0222</text:p>
          </table:table-cell>
          <table:table-cell table:style-name="ce119" office:value-type="float" office:value="0.0104" calcext:value-type="float">
            <text:p>0.0104</text:p>
          </table:table-cell>
          <table:table-cell table:style-name="ce119" office:value-type="float" office:value="0.0142" calcext:value-type="float">
            <text:p>0.0142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0809" calcext:value-type="float">
            <text:p>0.0809</text:p>
          </table:table-cell>
          <table:table-cell table:style-name="ce119" office:value-type="float" office:value="0.1146" calcext:value-type="float">
            <text:p>0.1146</text:p>
          </table:table-cell>
          <table:table-cell table:style-name="ce119" office:value-type="float" office:value="0.0948" calcext:value-type="float">
            <text:p>0.094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333" calcext:value-type="float">
            <text:p>0.0333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323" calcext:value-type="float">
            <text:p>0.0323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0933" calcext:value-type="float">
            <text:p>0.0933</text:p>
          </table:table-cell>
          <table:table-cell table:style-name="ce119" office:value-type="float" office:value="0.2917" calcext:value-type="float">
            <text:p>0.2917</text:p>
          </table:table-cell>
          <table:table-cell table:style-name="ce119" office:value-type="float" office:value="0.1414" calcext:value-type="float">
            <text:p>0.1414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4425" calcext:value-type="float">
            <text:p>0.442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481772727272727" calcext:value-type="float">
            <text:p>0.481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494990909090909" calcext:value-type="float">
            <text:p>0.495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16490909090909" calcext:value-type="float">
            <text:p>0.51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38678" calcext:value-type="float">
            <text:p>0.3868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3001" calcext:value-type="float">
            <text:p>0.4300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44449" calcext:value-type="float">
            <text:p>0.444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6823" calcext:value-type="float">
            <text:p>0.468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09992147955873" calcext:value-type="float">
            <text:p>0.71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41757673588579" calcext:value-type="float">
            <text:p>0.7418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64138011031797" calcext:value-type="float">
            <text:p>0.764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79374286177807" calcext:value-type="float">
            <text:p>0.779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01" calcext:value-type="percentage">
            <text:p>81.0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94" calcext:value-type="percentage">
            <text:p>82.9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8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547" calcext:value-type="percentage">
            <text:p>85.5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2" calcext:value-type="float">
            <text:p>0.8272</text:p>
          </table:table-cell>
          <table:table-cell table:style-name="ce122" office:value-type="float" office:value="0.9232" calcext:value-type="float">
            <text:p>0.9232</text:p>
          </table:table-cell>
          <table:table-cell table:style-name="ce122" office:value-type="float" office:value="0.8726" calcext:value-type="float">
            <text:p>0.8726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424" calcext:value-type="float">
            <text:p>0.8424</text:p>
          </table:table-cell>
          <table:table-cell table:style-name="ce119" office:value-type="float" office:value="0.8512" calcext:value-type="float">
            <text:p>0.8512</text:p>
          </table:table-cell>
          <table:table-cell table:style-name="ce119" office:value-type="float" office:value="0.8468" calcext:value-type="float">
            <text:p>0.8468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127" calcext:value-type="float">
            <text:p>0.8127</text:p>
          </table:table-cell>
          <table:table-cell table:style-name="ce119" office:value-type="float" office:value="0.9117" calcext:value-type="float">
            <text:p>0.9117</text:p>
          </table:table-cell>
          <table:table-cell table:style-name="ce119" office:value-type="float" office:value="0.8593" calcext:value-type="float">
            <text:p>0.8593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06" calcext:value-type="float">
            <text:p>0.8206</text:p>
          </table:table-cell>
          <table:table-cell table:style-name="ce119" office:value-type="float" office:value="0.9175" calcext:value-type="float">
            <text:p>0.9175</text:p>
          </table:table-cell>
          <table:table-cell table:style-name="ce119" office:value-type="float" office:value="0.8663" calcext:value-type="float">
            <text:p>0.8663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5833" calcext:value-type="float">
            <text:p>0.5833</text:p>
          </table:table-cell>
          <table:table-cell table:style-name="ce122" office:value-type="float" office:value="0.3578" calcext:value-type="float">
            <text:p>0.3578</text:p>
          </table:table-cell>
          <table:table-cell table:style-name="ce122" office:value-type="float" office:value="0.4436" calcext:value-type="float">
            <text:p>0.443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868" calcext:value-type="float">
            <text:p>0.4868</text:p>
          </table:table-cell>
          <table:table-cell table:style-name="ce119" office:value-type="float" office:value="0.4696" calcext:value-type="float">
            <text:p>0.4696</text:p>
          </table:table-cell>
          <table:table-cell table:style-name="ce119" office:value-type="float" office:value="0.478" calcext:value-type="float">
            <text:p>0.4780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5054" calcext:value-type="float">
            <text:p>0.5054</text:p>
          </table:table-cell>
          <table:table-cell table:style-name="ce119" office:value-type="float" office:value="0.3003" calcext:value-type="float">
            <text:p>0.3003</text:p>
          </table:table-cell>
          <table:table-cell table:style-name="ce119" office:value-type="float" office:value="0.3768" calcext:value-type="float">
            <text:p>0.3768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5474" calcext:value-type="float">
            <text:p>0.5474</text:p>
          </table:table-cell>
          <table:table-cell table:style-name="ce119" office:value-type="float" office:value="0.3323" calcext:value-type="float">
            <text:p>0.3323</text:p>
          </table:table-cell>
          <table:table-cell table:style-name="ce119" office:value-type="float" office:value="0.4135" calcext:value-type="float">
            <text:p>0.4135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6581" calcext:value-type="float">
            <text:p>0.6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6624" calcext:value-type="float">
            <text:p>0.6624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1805" calcext:value-type="float">
            <text:p>0.618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399" calcext:value-type="float">
            <text:p>0.639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926" calcext:value-type="percentage">
            <text:p>79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31" calcext:value-type="percentage">
            <text:p>76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705" calcext:value-type="percentage">
            <text:p>77.1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823" calcext:value-type="percentage">
            <text:p>78.2%</text:p>
          </table:table-cell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9"/>
        </table:table-row>
        <table:table-row table:style-name="ro2">
          <table:table-cell table:number-columns-repeated="24"/>
          <table:table-cell table:style-name="Default"/>
          <table:table-cell table:number-columns-repeated="3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3_40" table:style-name="ta1">
        <office:forms form:automatic-focus="false" form:apply-design-mode="false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4" table:default-cell-style-name="ce110"/>
        <table:table-column table:style-name="co25" table:default-cell-style-name="ce110"/>
        <table:table-column table:style-name="co2" table:default-cell-style-name="ce110"/>
        <table:table-column table:style-name="co27" table:default-cell-style-name="ce110"/>
        <table:table-column table:style-name="co26" table:default-cell-style-name="ce110"/>
        <table:table-column table:style-name="co17" table:default-cell-style-name="ce110"/>
        <table:table-column table:style-name="co22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9" calcext:value-type="float">
            <text:p>0.9019</text:p>
          </table:table-cell>
          <table:table-cell table:style-name="ce119" office:value-type="float" office:value="0.849" calcext:value-type="float">
            <text:p>0.8490</text:p>
          </table:table-cell>
          <table:table-cell table:style-name="ce119" office:value-type="float" office:value="0.8747" calcext:value-type="float">
            <text:p>0.8747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677" calcext:value-type="float">
            <text:p>0.8677</text:p>
          </table:table-cell>
          <table:table-cell table:style-name="ce119" office:value-type="float" office:value="0.8759" calcext:value-type="float">
            <text:p>0.8759</text:p>
          </table:table-cell>
          <table:table-cell table:style-name="ce119" office:value-type="float" office:value="0.8718" calcext:value-type="float">
            <text:p>0.8718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543" calcext:value-type="float">
            <text:p>0.8543</text:p>
          </table:table-cell>
          <table:table-cell table:style-name="ce119" office:value-type="float" office:value="0.9476" calcext:value-type="float">
            <text:p>0.9476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51" calcext:value-type="float">
            <text:p>0.8510</text:p>
          </table:table-cell>
          <table:table-cell table:style-name="ce119" office:value-type="float" office:value="0.9582" calcext:value-type="float">
            <text:p>0.9582</text:p>
          </table:table-cell>
          <table:table-cell table:style-name="ce119" office:value-type="float" office:value="0.9014" calcext:value-type="float">
            <text:p>0.9014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375" calcext:value-type="float">
            <text:p>0.7375</text:p>
          </table:table-cell>
          <table:table-cell table:style-name="ce119" office:value-type="float" office:value="0.8956" calcext:value-type="float">
            <text:p>0.8956</text:p>
          </table:table-cell>
          <table:table-cell table:style-name="ce119" office:value-type="float" office:value="0.8089" calcext:value-type="float">
            <text:p>0.8089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029" calcext:value-type="float">
            <text:p>0.7029</text:p>
          </table:table-cell>
          <table:table-cell table:style-name="ce119" office:value-type="float" office:value="0.9205" calcext:value-type="float">
            <text:p>0.9205</text:p>
          </table:table-cell>
          <table:table-cell table:style-name="ce119" office:value-type="float" office:value="0.7971" calcext:value-type="float">
            <text:p>0.797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332" calcext:value-type="float">
            <text:p>0.7332</text:p>
          </table:table-cell>
          <table:table-cell table:style-name="ce119" office:value-type="float" office:value="0.4444" calcext:value-type="float">
            <text:p>0.4444</text:p>
          </table:table-cell>
          <table:table-cell table:style-name="ce119" office:value-type="float" office:value="0.5534" calcext:value-type="float">
            <text:p>0.5534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06" calcext:value-type="float">
            <text:p>0.8060</text:p>
          </table:table-cell>
          <table:table-cell table:style-name="ce119" office:value-type="float" office:value="0.7655" calcext:value-type="float">
            <text:p>0.7655</text:p>
          </table:table-cell>
          <table:table-cell table:style-name="ce119" office:value-type="float" office:value="0.7852" calcext:value-type="float">
            <text:p>0.7852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499" calcext:value-type="float">
            <text:p>0.5499</text:p>
          </table:table-cell>
          <table:table-cell table:style-name="ce119" office:value-type="float" office:value="0.7059" calcext:value-type="float">
            <text:p>0.7059</text:p>
          </table:table-cell>
          <table:table-cell table:style-name="ce119" office:value-type="float" office:value="0.6182" calcext:value-type="float">
            <text:p>0.6182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268" calcext:value-type="float">
            <text:p>0.6268</text:p>
          </table:table-cell>
          <table:table-cell table:style-name="ce119" office:value-type="float" office:value="0.5986" calcext:value-type="float">
            <text:p>0.5986</text:p>
          </table:table-cell>
          <table:table-cell table:style-name="ce119" office:value-type="float" office:value="0.6124" calcext:value-type="float">
            <text:p>0.6124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57" calcext:value-type="float">
            <text:p>0.7957</text:p>
          </table:table-cell>
          <table:table-cell table:style-name="ce119" office:value-type="float" office:value="0.6471" calcext:value-type="float">
            <text:p>0.6471</text:p>
          </table:table-cell>
          <table:table-cell table:style-name="ce119" office:value-type="float" office:value="0.7137" calcext:value-type="float">
            <text:p>0.713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34" calcext:value-type="float">
            <text:p>0.7934</text:p>
          </table:table-cell>
          <table:table-cell table:style-name="ce119" office:value-type="float" office:value="0.5848" calcext:value-type="float">
            <text:p>0.5848</text:p>
          </table:table-cell>
          <table:table-cell table:style-name="ce119" office:value-type="float" office:value="0.6733" calcext:value-type="float">
            <text:p>0.6733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4513" calcext:value-type="float">
            <text:p>0.4513</text:p>
          </table:table-cell>
          <table:table-cell table:style-name="ce119" office:value-type="float" office:value="0.5589" calcext:value-type="float">
            <text:p>0.5589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7363" calcext:value-type="float">
            <text:p>0.7363</text:p>
          </table:table-cell>
          <table:table-cell table:style-name="ce119" office:value-type="float" office:value="0.2965" calcext:value-type="float">
            <text:p>0.2965</text:p>
          </table:table-cell>
          <table:table-cell table:style-name="ce119" office:value-type="float" office:value="0.4227" calcext:value-type="float">
            <text:p>0.422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364" calcext:value-type="float">
            <text:p>0.6364</text:p>
          </table:table-cell>
          <table:table-cell table:style-name="ce119" office:value-type="float" office:value="0.4646" calcext:value-type="float">
            <text:p>0.4646</text:p>
          </table:table-cell>
          <table:table-cell table:style-name="ce119" office:value-type="float" office:value="0.5371" calcext:value-type="float">
            <text:p>0.5371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931" calcext:value-type="float">
            <text:p>0.5931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996" calcext:value-type="float">
            <text:p>0.5996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59" calcext:value-type="float">
            <text:p>0.7590</text:p>
          </table:table-cell>
          <table:table-cell table:style-name="ce119" office:value-type="float" office:value="0.812" calcext:value-type="float">
            <text:p>0.8120</text:p>
          </table:table-cell>
          <table:table-cell table:style-name="ce119" office:value-type="float" office:value="0.7846" calcext:value-type="float">
            <text:p>0.7846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32" calcext:value-type="float">
            <text:p>0.7432</text:p>
          </table:table-cell>
          <table:table-cell table:style-name="ce119" office:value-type="float" office:value="0.7253" calcext:value-type="float">
            <text:p>0.7253</text:p>
          </table:table-cell>
          <table:table-cell table:style-name="ce119" office:value-type="float" office:value="0.7341" calcext:value-type="float">
            <text:p>0.7341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262" calcext:value-type="float">
            <text:p>0.7262</text:p>
          </table:table-cell>
          <table:table-cell table:style-name="ce119" office:value-type="float" office:value="0.7542" calcext:value-type="float">
            <text:p>0.7542</text:p>
          </table:table-cell>
          <table:table-cell table:style-name="ce119" office:value-type="float" office:value="0.74" calcext:value-type="float">
            <text:p>0.740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043" calcext:value-type="float">
            <text:p>0.7043</text:p>
          </table:table-cell>
          <table:table-cell table:style-name="ce119" office:value-type="float" office:value="0.7807" calcext:value-type="float">
            <text:p>0.7807</text:p>
          </table:table-cell>
          <table:table-cell table:style-name="ce119" office:value-type="float" office:value="0.7406" calcext:value-type="float">
            <text:p>0.7406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4706" calcext:value-type="float">
            <text:p>0.4706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19" office:value-type="float" office:value="0.2319" calcext:value-type="float">
            <text:p>0.231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571" calcext:value-type="float">
            <text:p>0.3571</text:p>
          </table:table-cell>
          <table:table-cell table:style-name="ce119" office:value-type="float" office:value="0.2404" calcext:value-type="float">
            <text:p>0.2404</text:p>
          </table:table-cell>
          <table:table-cell table:style-name="ce119" office:value-type="float" office:value="0.2874" calcext:value-type="float">
            <text:p>0.2874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625" calcext:value-type="float">
            <text:p>0.3625</text:p>
          </table:table-cell>
          <table:table-cell table:style-name="ce119" office:value-type="float" office:value="0.2788" calcext:value-type="float">
            <text:p>0.2788</text:p>
          </table:table-cell>
          <table:table-cell table:style-name="ce119" office:value-type="float" office:value="0.3152" calcext:value-type="float">
            <text:p>0.315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4516" calcext:value-type="float">
            <text:p>0.4516</text:p>
          </table:table-cell>
          <table:table-cell table:style-name="ce119" office:value-type="float" office:value="0.1573" calcext:value-type="float">
            <text:p>0.1573</text:p>
          </table:table-cell>
          <table:table-cell table:style-name="ce119" office:value-type="float" office:value="0.2333" calcext:value-type="float">
            <text:p>0.2333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404" calcext:value-type="float">
            <text:p>0.3404</text:p>
          </table:table-cell>
          <table:table-cell table:style-name="ce119" office:value-type="float" office:value="0.1798" calcext:value-type="float">
            <text:p>0.1798</text:p>
          </table:table-cell>
          <table:table-cell table:style-name="ce119" office:value-type="float" office:value="0.2353" calcext:value-type="float">
            <text:p>0.235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4" calcext:value-type="float">
            <text:p>0.4000</text:p>
          </table:table-cell>
          <table:table-cell table:style-name="ce119" office:value-type="float" office:value="0.1348" calcext:value-type="float">
            <text:p>0.1348</text:p>
          </table:table-cell>
          <table:table-cell table:style-name="ce119" office:value-type="float" office:value="0.2017" calcext:value-type="float">
            <text:p>0.2017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881" calcext:value-type="float">
            <text:p>0.4881</text:p>
          </table:table-cell>
          <table:table-cell table:style-name="ce119" office:value-type="float" office:value="0.3618" calcext:value-type="float">
            <text:p>0.3618</text:p>
          </table:table-cell>
          <table:table-cell table:style-name="ce119" office:value-type="float" office:value="0.4156" calcext:value-type="float">
            <text:p>0.4156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54" calcext:value-type="float">
            <text:p>0.4654</text:p>
          </table:table-cell>
          <table:table-cell table:style-name="ce119" office:value-type="float" office:value="0.2913" calcext:value-type="float">
            <text:p>0.2913</text:p>
          </table:table-cell>
          <table:table-cell table:style-name="ce119" office:value-type="float" office:value="0.3583" calcext:value-type="float">
            <text:p>0.358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2537" calcext:value-type="float">
            <text:p>0.2537</text:p>
          </table:table-cell>
          <table:table-cell table:style-name="ce119" office:value-type="float" office:value="0.6477" calcext:value-type="float">
            <text:p>0.6477</text:p>
          </table:table-cell>
          <table:table-cell table:style-name="ce119" office:value-type="float" office:value="0.3646" calcext:value-type="float">
            <text:p>0.364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104" calcext:value-type="float">
            <text:p>0.4104</text:p>
          </table:table-cell>
          <table:table-cell table:style-name="ce119" office:value-type="float" office:value="0.481" calcext:value-type="float">
            <text:p>0.4810</text:p>
          </table:table-cell>
          <table:table-cell table:style-name="ce119" office:value-type="float" office:value="0.4429" calcext:value-type="float">
            <text:p>0.4429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0729" calcext:value-type="float">
            <text:p>0.0729</text:p>
          </table:table-cell>
          <table:table-cell table:style-name="ce119" office:value-type="float" office:value="0.1197" calcext:value-type="float">
            <text:p>0.119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1354" calcext:value-type="float">
            <text:p>0.1354</text:p>
          </table:table-cell>
          <table:table-cell table:style-name="ce119" office:value-type="float" office:value="0.1494" calcext:value-type="float">
            <text:p>0.1494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19" table:number-columns-repeated="2"/>
          <table:table-cell table:style-name="ce125" table:formula="of:=AVERAGE([.E3:.E13])" office:value-type="float" office:value="0.510345454545455" calcext:value-type="float">
            <text:p>0.5103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436036363636364" calcext:value-type="float">
            <text:p>0.436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495436363636364" calcext:value-type="float">
            <text:p>0.4954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28118181818182" calcext:value-type="float">
            <text:p>0.528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46138" calcext:value-type="float">
            <text:p>0.461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37964" calcext:value-type="float">
            <text:p>0.3796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4498" calcext:value-type="float">
            <text:p>0.4450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093" calcext:value-type="float">
            <text:p>0.480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20059328358209" calcext:value-type="float">
            <text:p>0.720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690290720311486" calcext:value-type="float">
            <text:p>0.6903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617479818299805" calcext:value-type="float">
            <text:p>0.6175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23571057754705" calcext:value-type="float">
            <text:p>0.7236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21" calcext:value-type="percentage">
            <text:p>83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33" calcext:value-type="percentage">
            <text:p>82.3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48" calcext:value-type="percentage">
            <text:p>74.8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57" calcext:value-type="percentage">
            <text:p>82.6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7707" calcext:value-type="float">
            <text:p>0.7707</text:p>
          </table:table-cell>
          <table:table-cell table:style-name="ce119" office:value-type="float" office:value="0.9127" calcext:value-type="float">
            <text:p>0.9127</text:p>
          </table:table-cell>
          <table:table-cell table:style-name="ce119" office:value-type="float" office:value="0.8357" calcext:value-type="float">
            <text:p>0.8357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19" office:value-type="float" office:value="0.769" calcext:value-type="float">
            <text:p>0.7690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8694" calcext:value-type="float">
            <text:p>0.8694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9733" calcext:value-type="float">
            <text:p>0.9733</text:p>
          </table:table-cell>
          <table:table-cell table:style-name="ce119" office:value-type="float" office:value="0.4194" calcext:value-type="float">
            <text:p>0.4194</text:p>
          </table:table-cell>
          <table:table-cell table:style-name="ce119" office:value-type="float" office:value="0.5862" calcext:value-type="float">
            <text:p>0.586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769" calcext:value-type="float">
            <text:p>0.7690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8694" calcext:value-type="float">
            <text:p>0.8694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2479" calcext:value-type="float">
            <text:p>0.2479</text:p>
          </table:table-cell>
          <table:table-cell table:style-name="ce119" office:value-type="float" office:value="0.0958" calcext:value-type="float">
            <text:p>0.0958</text:p>
          </table:table-cell>
          <table:table-cell table:style-name="ce119" office:value-type="float" office:value="0.1382" calcext:value-type="float">
            <text:p>0.138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3322" calcext:value-type="float">
            <text:p>0.3322</text:p>
          </table:table-cell>
          <table:table-cell table:style-name="ce119" office:value-type="float" office:value="0.9617" calcext:value-type="float">
            <text:p>0.9617</text:p>
          </table:table-cell>
          <table:table-cell table:style-name="ce119" office:value-type="float" office:value="0.4938" calcext:value-type="float">
            <text:p>0.4938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E20:.E21])" office:value-type="float" office:value="0.48695" calcext:value-type="float">
            <text:p>0.487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4347" calcext:value-type="float">
            <text:p>0.434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54" calcext:value-type="float">
            <text:p>0.54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4347" calcext:value-type="float">
            <text:p>0.4347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4" calcext:value-type="percentage">
            <text:p>72.4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9" calcext:value-type="percentage">
            <text:p>76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5446" calcext:value-type="percentage">
            <text:p>54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9" calcext:value-type="percentage">
            <text:p>76.9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746" calcext:value-type="float">
            <text:p>0.8746</text:p>
          </table:table-cell>
          <table:table-cell table:style-name="ce119" office:value-type="float" office:value="0.9139" calcext:value-type="float">
            <text:p>0.9139</text:p>
          </table:table-cell>
          <table:table-cell table:style-name="ce119" office:value-type="float" office:value="0.8938" calcext:value-type="float">
            <text:p>0.893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576" calcext:value-type="float">
            <text:p>0.8576</text:p>
          </table:table-cell>
          <table:table-cell table:style-name="ce119" office:value-type="float" office:value="0.947" calcext:value-type="float">
            <text:p>0.9470</text:p>
          </table:table-cell>
          <table:table-cell table:style-name="ce119" office:value-type="float" office:value="0.9001" calcext:value-type="float">
            <text:p>0.900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32" calcext:value-type="float">
            <text:p>0.8832</text:p>
          </table:table-cell>
          <table:table-cell table:style-name="ce119" office:value-type="float" office:value="0.8634" calcext:value-type="float">
            <text:p>0.8634</text:p>
          </table:table-cell>
          <table:table-cell table:style-name="ce119" office:value-type="float" office:value="0.8732" calcext:value-type="float">
            <text:p>0.8732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731" calcext:value-type="float">
            <text:p>0.8731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8767" calcext:value-type="float">
            <text:p>0.8767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346" calcext:value-type="float">
            <text:p>0.7346</text:p>
          </table:table-cell>
          <table:table-cell table:style-name="ce119" office:value-type="float" office:value="0.7794" calcext:value-type="float">
            <text:p>0.7794</text:p>
          </table:table-cell>
          <table:table-cell table:style-name="ce119" office:value-type="float" office:value="0.7563" calcext:value-type="float">
            <text:p>0.7563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96" calcext:value-type="float">
            <text:p>0.7896</text:p>
          </table:table-cell>
          <table:table-cell table:style-name="ce119" office:value-type="float" office:value="0.4927" calcext:value-type="float">
            <text:p>0.4927</text:p>
          </table:table-cell>
          <table:table-cell table:style-name="ce119" office:value-type="float" office:value="0.6068" calcext:value-type="float">
            <text:p>0.606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327" calcext:value-type="float">
            <text:p>0.7327</text:p>
          </table:table-cell>
          <table:table-cell table:style-name="ce119" office:value-type="float" office:value="0.8834" calcext:value-type="float">
            <text:p>0.8834</text:p>
          </table:table-cell>
          <table:table-cell table:style-name="ce119" office:value-type="float" office:value="0.801" calcext:value-type="float">
            <text:p>0.8010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369" calcext:value-type="float">
            <text:p>0.7369</text:p>
          </table:table-cell>
          <table:table-cell table:style-name="ce119" office:value-type="float" office:value="0.898" calcext:value-type="float">
            <text:p>0.8980</text:p>
          </table:table-cell>
          <table:table-cell table:style-name="ce119" office:value-type="float" office:value="0.8095" calcext:value-type="float">
            <text:p>0.809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957" calcext:value-type="float">
            <text:p>0.7957</text:p>
          </table:table-cell>
          <table:table-cell table:style-name="ce119" office:value-type="float" office:value="0.6471" calcext:value-type="float">
            <text:p>0.6471</text:p>
          </table:table-cell>
          <table:table-cell table:style-name="ce119" office:value-type="float" office:value="0.7137" calcext:value-type="float">
            <text:p>0.7137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59" calcext:value-type="float">
            <text:p>0.7559</text:p>
          </table:table-cell>
          <table:table-cell table:style-name="ce119" office:value-type="float" office:value="0.6644" calcext:value-type="float">
            <text:p>0.6644</text:p>
          </table:table-cell>
          <table:table-cell table:style-name="ce119" office:value-type="float" office:value="0.7072" calcext:value-type="float">
            <text:p>0.7072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53" calcext:value-type="float">
            <text:p>0.8153</text:p>
          </table:table-cell>
          <table:table-cell table:style-name="ce119" office:value-type="float" office:value="0.6263" calcext:value-type="float">
            <text:p>0.6263</text:p>
          </table:table-cell>
          <table:table-cell table:style-name="ce119" office:value-type="float" office:value="0.7084" calcext:value-type="float">
            <text:p>0.7084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85" calcext:value-type="float">
            <text:p>0.7885</text:p>
          </table:table-cell>
          <table:table-cell table:style-name="ce119" office:value-type="float" office:value="0.5675" calcext:value-type="float">
            <text:p>0.5675</text:p>
          </table:table-cell>
          <table:table-cell table:style-name="ce119" office:value-type="float" office:value="0.66" calcext:value-type="float">
            <text:p>0.66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704" calcext:value-type="float">
            <text:p>0.6704</text:p>
          </table:table-cell>
          <table:table-cell table:style-name="ce119" office:value-type="float" office:value="0.531" calcext:value-type="float">
            <text:p>0.5310</text:p>
          </table:table-cell>
          <table:table-cell table:style-name="ce119" office:value-type="float" office:value="0.5926" calcext:value-type="float">
            <text:p>0.5926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341" calcext:value-type="float">
            <text:p>0.6341</text:p>
          </table:table-cell>
          <table:table-cell table:style-name="ce119" office:value-type="float" office:value="0.5752" calcext:value-type="float">
            <text:p>0.5752</text:p>
          </table:table-cell>
          <table:table-cell table:style-name="ce119" office:value-type="float" office:value="0.6032" calcext:value-type="float">
            <text:p>0.6032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266" calcext:value-type="float">
            <text:p>0.6266</text:p>
          </table:table-cell>
          <table:table-cell table:style-name="ce119" office:value-type="float" office:value="0.4381" calcext:value-type="float">
            <text:p>0.4381</text:p>
          </table:table-cell>
          <table:table-cell table:style-name="ce119" office:value-type="float" office:value="0.5156" calcext:value-type="float">
            <text:p>0.515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726" calcext:value-type="float">
            <text:p>0.5726</text:p>
          </table:table-cell>
          <table:table-cell table:style-name="ce119" office:value-type="float" office:value="0.6283" calcext:value-type="float">
            <text:p>0.6283</text:p>
          </table:table-cell>
          <table:table-cell table:style-name="ce119" office:value-type="float" office:value="0.5992" calcext:value-type="float">
            <text:p>0.5992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31" calcext:value-type="float">
            <text:p>0.7431</text:p>
          </table:table-cell>
          <table:table-cell table:style-name="ce119" office:value-type="float" office:value="0.7807" calcext:value-type="float">
            <text:p>0.7807</text:p>
          </table:table-cell>
          <table:table-cell table:style-name="ce119" office:value-type="float" office:value="0.7615" calcext:value-type="float">
            <text:p>0.7615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214" calcext:value-type="float">
            <text:p>0.7214</text:p>
          </table:table-cell>
          <table:table-cell table:style-name="ce119" office:value-type="float" office:value="0.8048" calcext:value-type="float">
            <text:p>0.8048</text:p>
          </table:table-cell>
          <table:table-cell table:style-name="ce119" office:value-type="float" office:value="0.7608" calcext:value-type="float">
            <text:p>0.7608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281" calcext:value-type="float">
            <text:p>0.7281</text:p>
          </table:table-cell>
          <table:table-cell table:style-name="ce119" office:value-type="float" office:value="0.8" calcext:value-type="float">
            <text:p>0.8000</text:p>
          </table:table-cell>
          <table:table-cell table:style-name="ce119" office:value-type="float" office:value="0.7623" calcext:value-type="float">
            <text:p>0.762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082" calcext:value-type="float">
            <text:p>0.7082</text:p>
          </table:table-cell>
          <table:table-cell table:style-name="ce119" office:value-type="float" office:value="0.8072" calcext:value-type="float">
            <text:p>0.8072</text:p>
          </table:table-cell>
          <table:table-cell table:style-name="ce119" office:value-type="float" office:value="0.7545" calcext:value-type="float">
            <text:p>0.7545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5417" calcext:value-type="float">
            <text:p>0.5417</text:p>
          </table:table-cell>
          <table:table-cell table:style-name="ce119" office:value-type="float" office:value="0.125" calcext:value-type="float">
            <text:p>0.1250</text:p>
          </table:table-cell>
          <table:table-cell table:style-name="ce119" office:value-type="float" office:value="0.2031" calcext:value-type="float">
            <text:p>0.2031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4717" calcext:value-type="float">
            <text:p>0.4717</text:p>
          </table:table-cell>
          <table:table-cell table:style-name="ce119" office:value-type="float" office:value="0.2404" calcext:value-type="float">
            <text:p>0.2404</text:p>
          </table:table-cell>
          <table:table-cell table:style-name="ce119" office:value-type="float" office:value="0.3185" calcext:value-type="float">
            <text:p>0.3185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239" calcext:value-type="float">
            <text:p>0.3239</text:p>
          </table:table-cell>
          <table:table-cell table:style-name="ce119" office:value-type="float" office:value="0.2212" calcext:value-type="float">
            <text:p>0.2212</text:p>
          </table:table-cell>
          <table:table-cell table:style-name="ce119" office:value-type="float" office:value="0.2629" calcext:value-type="float">
            <text:p>0.262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582" calcext:value-type="float">
            <text:p>0.3582</text:p>
          </table:table-cell>
          <table:table-cell table:style-name="ce119" office:value-type="float" office:value="0.2308" calcext:value-type="float">
            <text:p>0.2308</text:p>
          </table:table-cell>
          <table:table-cell table:style-name="ce119" office:value-type="float" office:value="0.2807" calcext:value-type="float">
            <text:p>0.2807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556" calcext:value-type="float">
            <text:p>0.3556</text:p>
          </table:table-cell>
          <table:table-cell table:style-name="ce119" office:value-type="float" office:value="0.1798" calcext:value-type="float">
            <text:p>0.1798</text:p>
          </table:table-cell>
          <table:table-cell table:style-name="ce119" office:value-type="float" office:value="0.2388" calcext:value-type="float">
            <text:p>0.2388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4634" calcext:value-type="float">
            <text:p>0.4634</text:p>
          </table:table-cell>
          <table:table-cell table:style-name="ce119" office:value-type="float" office:value="0.2135" calcext:value-type="float">
            <text:p>0.2135</text:p>
          </table:table-cell>
          <table:table-cell table:style-name="ce119" office:value-type="float" office:value="0.2923" calcext:value-type="float">
            <text:p>0.292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03" calcext:value-type="float">
            <text:p>0.3030</text:p>
          </table:table-cell>
          <table:table-cell table:style-name="ce119" office:value-type="float" office:value="0.2247" calcext:value-type="float">
            <text:p>0.2247</text:p>
          </table:table-cell>
          <table:table-cell table:style-name="ce119" office:value-type="float" office:value="0.2581" calcext:value-type="float">
            <text:p>0.2581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751" calcext:value-type="float">
            <text:p>0.3751</text:p>
          </table:table-cell>
          <table:table-cell table:style-name="ce119" office:value-type="float" office:value="0.4336" calcext:value-type="float">
            <text:p>0.4336</text:p>
          </table:table-cell>
          <table:table-cell table:style-name="ce119" office:value-type="float" office:value="0.4023" calcext:value-type="float">
            <text:p>0.4023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736" calcext:value-type="float">
            <text:p>0.2736</text:p>
          </table:table-cell>
          <table:table-cell table:style-name="ce119" office:value-type="float" office:value="0.664" calcext:value-type="float">
            <text:p>0.6640</text:p>
          </table:table-cell>
          <table:table-cell table:style-name="ce119" office:value-type="float" office:value="0.3875" calcext:value-type="float">
            <text:p>0.387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765" calcext:value-type="float">
            <text:p>0.4765</text:p>
          </table:table-cell>
          <table:table-cell table:style-name="ce119" office:value-type="float" office:value="0.3713" calcext:value-type="float">
            <text:p>0.3713</text:p>
          </table:table-cell>
          <table:table-cell table:style-name="ce119" office:value-type="float" office:value="0.4174" calcext:value-type="float">
            <text:p>0.4174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3184" calcext:value-type="float">
            <text:p>0.3184</text:p>
          </table:table-cell>
          <table:table-cell table:style-name="ce119" office:value-type="float" office:value="0.3891" calcext:value-type="float">
            <text:p>0.3891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647" calcext:value-type="float">
            <text:p>0.2647</text:p>
          </table:table-cell>
          <table:table-cell table:style-name="ce119" office:value-type="float" office:value="0.0938" calcext:value-type="float">
            <text:p>0.0938</text:p>
          </table:table-cell>
          <table:table-cell table:style-name="ce119" office:value-type="float" office:value="0.1385" calcext:value-type="float">
            <text:p>0.1385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4444" calcext:value-type="float">
            <text:p>0.4444</text:p>
          </table:table-cell>
          <table:table-cell table:style-name="ce119" office:value-type="float" office:value="0.0417" calcext:value-type="float">
            <text:p>0.0417</text:p>
          </table:table-cell>
          <table:table-cell table:style-name="ce119" office:value-type="float" office:value="0.0762" calcext:value-type="float">
            <text:p>0.076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18236363636364" calcext:value-type="float">
            <text:p>0.518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13872727272727" calcext:value-type="float">
            <text:p>0.51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08990909090909" calcext:value-type="float">
            <text:p>0.509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488154545454545" calcext:value-type="float">
            <text:p>0.488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47006" calcext:value-type="float">
            <text:p>0.470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6526" calcext:value-type="float">
            <text:p>0.465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45989" calcext:value-type="float">
            <text:p>0.4599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3697" calcext:value-type="float">
            <text:p>0.437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06395603504218" calcext:value-type="float">
            <text:p>0.706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646710317975341" calcext:value-type="float">
            <text:p>0.646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1729883192732" calcext:value-type="float">
            <text:p>0.7173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15152644386762" calcext:value-type="float">
            <text:p>0.715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67" calcext:value-type="percentage">
            <text:p>81.7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674" calcext:value-type="percentage">
            <text:p>76.7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95" calcext:value-type="percentage">
            <text:p>83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32" calcext:value-type="percentage">
            <text:p>83.3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773" calcext:value-type="float">
            <text:p>0.7773</text:p>
          </table:table-cell>
          <table:table-cell table:style-name="ce122" office:value-type="float" office:value="0.5326" calcext:value-type="float">
            <text:p>0.5326</text:p>
          </table:table-cell>
          <table:table-cell table:style-name="ce122" office:value-type="float" office:value="0.6321" calcext:value-type="float">
            <text:p>0.6321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19" office:value-type="float" office:value="0.7703" calcext:value-type="float">
            <text:p>0.7703</text:p>
          </table:table-cell>
          <table:table-cell table:style-name="ce119" office:value-type="float" office:value="0.7562" calcext:value-type="float">
            <text:p>0.7562</text:p>
          </table:table-cell>
          <table:table-cell table:style-name="ce119" office:value-type="float" office:value="0.7632" calcext:value-type="float">
            <text:p>0.763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7489" calcext:value-type="float">
            <text:p>0.7489</text:p>
          </table:table-cell>
          <table:table-cell table:style-name="ce119" office:value-type="float" office:value="0.6699" calcext:value-type="float">
            <text:p>0.6699</text:p>
          </table:table-cell>
          <table:table-cell table:style-name="ce119" office:value-type="float" office:value="0.7072" calcext:value-type="float">
            <text:p>0.707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779" calcext:value-type="float">
            <text:p>0.7790</text:p>
          </table:table-cell>
          <table:table-cell table:style-name="ce119" office:value-type="float" office:value="0.8628" calcext:value-type="float">
            <text:p>0.8628</text:p>
          </table:table-cell>
          <table:table-cell table:style-name="ce119" office:value-type="float" office:value="0.8188" calcext:value-type="float">
            <text:p>0.8188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2402" calcext:value-type="float">
            <text:p>0.2402</text:p>
          </table:table-cell>
          <table:table-cell table:style-name="ce122" office:value-type="float" office:value="0.492" calcext:value-type="float">
            <text:p>0.492</text:p>
          </table:table-cell>
          <table:table-cell table:style-name="ce122" office:value-type="float" office:value="0.3229" calcext:value-type="float">
            <text:p>0.3229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19" office:value-type="float" office:value="0.2349" calcext:value-type="float">
            <text:p>0.2349</text:p>
          </table:table-cell>
          <table:table-cell table:style-name="ce119" office:value-type="float" office:value="0.2492" calcext:value-type="float">
            <text:p>0.2492</text:p>
          </table:table-cell>
          <table:table-cell table:style-name="ce119" office:value-type="float" office:value="0.2419" calcext:value-type="float">
            <text:p>0.2419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1868" calcext:value-type="float">
            <text:p>0.1868</text:p>
          </table:table-cell>
          <table:table-cell table:style-name="ce119" office:value-type="float" office:value="0.2524" calcext:value-type="float">
            <text:p>0.2524</text:p>
          </table:table-cell>
          <table:table-cell table:style-name="ce119" office:value-type="float" office:value="0.2147" calcext:value-type="float">
            <text:p>0.2147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2886" calcext:value-type="float">
            <text:p>0.2886</text:p>
          </table:table-cell>
          <table:table-cell table:style-name="ce119" office:value-type="float" office:value="0.1853" calcext:value-type="float">
            <text:p>0.1853</text:p>
          </table:table-cell>
          <table:table-cell table:style-name="ce119" office:value-type="float" office:value="0.2257" calcext:value-type="float">
            <text:p>0.2257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4775" calcext:value-type="float">
            <text:p>0.477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0255" calcext:value-type="float">
            <text:p>0.5025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46095" calcext:value-type="float">
            <text:p>0.4609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52225" calcext:value-type="float">
            <text:p>0.5222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4775" calcext:value-type="percentage">
            <text:p>47.8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6391" calcext:value-type="percentage">
            <text:p>63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5734" calcext:value-type="percentage">
            <text:p>57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063" calcext:value-type="percentage">
            <text:p>70.6%</text:p>
          </table:table-cell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9"/>
        </table:table-row>
        <table:table-row table:style-name="ro2">
          <table:table-cell table:number-columns-repeated="24"/>
          <table:table-cell table:style-name="Default"/>
          <table:table-cell table:number-columns-repeated="3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Experiment description'.A1:'Experiment description'.P1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6:59:18.648481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1-02-09T17:04:34.686290437</dc:date>
    <meta:editing-duration>P5DT2H39M26S</meta:editing-duration>
    <meta:editing-cycles>219</meta:editing-cycles>
    <meta:generator>LibreOffice/6.4.6.2$Linux_X86_64 LibreOffice_project/40$Build-2</meta:generator>
    <meta:document-statistic meta:table-count="6" meta:cell-count="46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52cm" style:legend-expansion="high" chart:style-name="ch2"/>
        <chart:plot-area chart:style-name="ch3" table:cell-range-address="Results_17_24.Z2:Results_17_24.Z11 Results_17_24.AA2:Results_17_24.AA12 Results_17_24.AC2:Results_17_24.AC11" chart:data-source-has-labels="both" svg:x="0.32cm" svg:y="0.18cm" svg:width="13.017cm" svg:height="8.64cm">
          <chartooo:coordinate-region svg:x="1.047cm" svg:y="0.18cm" svg:width="12.29cm" svg:height="6.283cm"/>
          <chart:axis chart:dimension="x" chart:name="primary-x" chart:style-name="ch4" chartooo:axis-type="auto">
            <chartooo:date-scale/>
            <chart:categories table:cell-range-address="Results_17_24.Z3:Results_17_24.Z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17_24.AA3:Results_17_24.AA12" chart:label-cell-address="Results_17_24.AA2:Results_17_24.AA2" chart:class="chart:bar">
            <chart:data-point chart:repeated="10"/>
          </chart:series>
          <chart:series chart:style-name="ch8" chart:values-cell-range-address="Results_17_24.AC3:Results_17_24.AC11" chart:label-cell-address="Results_17_24.AC2:Results_17_24.AC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 18</text:p>
                <draw:g>
                  <svg:desc>Results_17_24.AA2:Results_17_24.AA2</svg:desc>
                </draw:g>
              </table:table-cell>
              <table:table-cell office:value-type="string">
                <text:p>Dutta et al</text:p>
                <draw:g>
                  <svg:desc>Results_17_24.AC2:Results_17_24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stion</text:p>
                <draw:g>
                  <svg:desc>Results_17_24.Z3:Results_17_24.Z11</svg:desc>
                </draw:g>
              </table:table-cell>
              <table:table-cell office:value-type="float" office:value="0.9134">
                <text:p>0.9134</text:p>
                <draw:g>
                  <svg:desc>Results_17_24.AA3:Results_17_24.AA12</svg:desc>
                </draw:g>
              </table:table-cell>
              <table:table-cell office:value-type="float" office:value="0.8">
                <text:p>0.8</text:p>
                <draw:g>
                  <svg:desc>Results_17_24.AC3:Results_17_24.AC11</svg:desc>
                </draw:g>
              </table:table-cell>
            </table:table-row>
            <table:table-row>
              <table:table-cell office:value-type="string">
                <text:p>Answer</text:p>
              </table:table-cell>
              <table:table-cell office:value-type="float" office:value="0.7249">
                <text:p>0.72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Elaboration</text:p>
              </table:table-cell>
              <table:table-cell office:value-type="float" office:value="0.4608">
                <text:p>0.46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Humor</text:p>
              </table:table-cell>
              <table:table-cell office:value-type="float" office:value="0.1927">
                <text:p>0.19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greement</text:p>
              </table:table-cell>
              <table:table-cell office:value-type="float" office:value="0.5573">
                <text:p>0.55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isagreement</text:p>
              </table:table-cell>
              <table:table-cell office:value-type="float" office:value="0.2583">
                <text:p>0.258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nnouncement</text:p>
              </table:table-cell>
              <table:table-cell office:value-type="float" office:value="0.7967">
                <text:p>0.79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Appreciation</text:p>
              </table:table-cell>
              <table:table-cell office:value-type="float" office:value="0.7592">
                <text:p>0.75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-ve Reaction</text:p>
              </table:table-cell>
              <table:table-cell office:value-type="float" office:value="0.3455">
                <text:p>0.34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0.1429">
                <text:p>0.14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